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0" manifest:media-type=""/>
  <manifest:file-entry manifest:full-path="ObjectReplacements/Object 14" manifest:media-type=""/>
  <manifest:file-entry manifest:full-path="ObjectReplacements/Object 4" manifest:media-type=""/>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198in"/>
      <style:text-properties fo:color="#d4d4d4" loext:opacity="100%" style:font-name="Droid Sans Mono" fo:font-size="10.5pt" fo:font-weight="normal" fo:background-color="#1e1e1e"/>
    </style:style>
    <style:style style:name="P2" style:family="paragraph" style:parent-style-name="Standard">
      <style:paragraph-properties style:line-height-at-least="0.198in"/>
    </style:style>
    <style:style style:name="P3" style:family="paragraph" style:parent-style-name="Preformatted_20_Text">
      <style:paragraph-properties fo:margin-top="0in" fo:margin-bottom="0.1965in" style:contextual-spacing="false"/>
    </style:style>
    <style:style style:name="P4" style:family="paragraph" style:parent-style-name="Standard">
      <style:paragraph-properties style:line-height-at-least="0.198in"/>
      <style:text-properties fo:color="#d4d4d4" loext:opacity="100%" style:font-name="Droid Sans Mono" fo:font-size="10.5pt" fo:font-weight="normal" fo:background-color="#1e1e1e"/>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style:writing-mode="lr-tb"/>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paragraph-properties fo:margin-left="0in" fo:margin-right="0in" fo:margin-top="0in" fo:margin-bottom="0in" style:contextual-spacing="false" fo:text-indent="0in" style:auto-text-indent="false"/>
    </style:style>
    <style:style style:name="P12"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color="#808080" loext:opacity="100%"/>
    </style:style>
    <style:style style:name="T2" style:family="text">
      <style:text-properties fo:color="#569cd6" loext:opacity="100%"/>
    </style:style>
    <style:style style:name="T3" style:family="text">
      <style:text-properties fo:color="#9cdcfe" loext:opacity="100%"/>
    </style:style>
    <style:style style:name="T4" style:family="text">
      <style:text-properties fo:color="#ce9178" loext:opacity="1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frame-display-scrollbar="false" draw:frame-display-border="false" draw:frame-margin-horizontal="0px" draw:frame-margin-vertical="0px"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ct15" text:anchor-type="page" text:anchor-page-number="1" svg:x="0in" svg:y="0in" svg:width="3.1252in" svg:height="6.25in" draw:z-index="61">
        <draw:floating-frame xlink:href="https://googleads.g.doubleclick.net/pagead/ads?client=ca-pub-9482786369113753&amp;output=html&amp;h=600&amp;slotname=5720086888&amp;adk=3402239630&amp;adf=3475256208&amp;pi=t.ma~as.5720086888&amp;w=300&amp;fwrn=4&amp;fwrnh=100&amp;lmt=1667398290&amp;rafmt=1&amp;format=300x600&amp;url=https%3A%2F%2Fwww.freecodecamp.org%2Fnews%2Fhow-to-build-a-developer-portfolio-website%2F&amp;fwr=0&amp;fwrattr=true&amp;rh=280&amp;rpe=1&amp;resp_fmts=4&amp;wgl=1&amp;dt=1667398288469&amp;bpp=3&amp;bdt=2820&amp;idt=1396&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31064&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6&amp;uci=a!g&amp;btvi=11&amp;fsb=1&amp;xpc=f69e0xhYL8&amp;p=https%3A//www.freecodecamp.org&amp;dtd=2048" xlink:type="simple" xlink:show="embed" xlink:actuate="onLoad" draw:frame-name="aswift_15"/>
      </draw:frame>
      <draw:frame draw:style-name="fr4" draw:name="Object14" text:anchor-type="page" text:anchor-page-number="1" svg:x="0in" svg:y="0in" svg:width="3.1252in" svg:height="6.25in" draw:z-index="60">
        <draw:floating-frame xlink:href="https://googleads.g.doubleclick.net/pagead/ads?client=ca-pub-9482786369113753&amp;output=html&amp;h=600&amp;slotname=5720086888&amp;adk=3402239630&amp;adf=4130180786&amp;pi=t.ma~as.5720086888&amp;w=300&amp;fwrn=4&amp;fwrnh=100&amp;lmt=1667398290&amp;rafmt=1&amp;format=300x600&amp;url=https%3A%2F%2Fwww.freecodecamp.org%2Fnews%2Fhow-to-build-a-developer-portfolio-website%2F&amp;fwr=0&amp;fwrattr=true&amp;rh=280&amp;rpe=1&amp;resp_fmts=4&amp;wgl=1&amp;dt=1667398288469&amp;bpp=4&amp;bdt=2820&amp;idt=1352&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28918&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5&amp;uci=a!f&amp;btvi=10&amp;fsb=1&amp;xpc=CQciFA6rav&amp;p=https%3A//www.freecodecamp.org&amp;dtd=2034" xlink:type="simple" xlink:show="embed" xlink:actuate="onLoad" draw:frame-name="aswift_14"/>
      </draw:frame>
      <draw:frame draw:style-name="fr4" draw:name="Object13" text:anchor-type="page" text:anchor-page-number="1" svg:x="0in" svg:y="0in" svg:width="3.1252in" svg:height="6.25in" draw:z-index="59">
        <draw:floating-frame xlink:href="https://googleads.g.doubleclick.net/pagead/ads?client=ca-pub-9482786369113753&amp;output=html&amp;h=600&amp;slotname=5720086888&amp;adk=3402239630&amp;adf=4004141981&amp;pi=t.ma~as.5720086888&amp;w=300&amp;fwrn=4&amp;fwrnh=100&amp;lmt=1667398290&amp;rafmt=1&amp;format=300x600&amp;url=https%3A%2F%2Fwww.freecodecamp.org%2Fnews%2Fhow-to-build-a-developer-portfolio-website%2F&amp;fwr=0&amp;fwrattr=true&amp;rh=280&amp;rpe=1&amp;resp_fmts=4&amp;wgl=1&amp;dt=1667398288469&amp;bpp=6&amp;bdt=2821&amp;idt=1347&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26772&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4&amp;uci=a!e&amp;btvi=9&amp;fsb=1&amp;xpc=bgAt3pG2V3&amp;p=https%3A//www.freecodecamp.org&amp;dtd=2022" xlink:type="simple" xlink:show="embed" xlink:actuate="onLoad" draw:frame-name="aswift_13"/>
      </draw:frame>
      <draw:frame draw:style-name="fr4" draw:name="Object12" text:anchor-type="page" text:anchor-page-number="1" svg:x="0in" svg:y="0in" svg:width="3.1252in" svg:height="6.25in" draw:z-index="58">
        <draw:floating-frame xlink:href="https://googleads.g.doubleclick.net/pagead/ads?client=ca-pub-9482786369113753&amp;output=html&amp;h=600&amp;slotname=5720086888&amp;adk=3402239630&amp;adf=4219557994&amp;pi=t.ma~as.5720086888&amp;w=300&amp;fwrn=4&amp;fwrnh=100&amp;lmt=1667398290&amp;rafmt=1&amp;format=300x600&amp;url=https%3A%2F%2Fwww.freecodecamp.org%2Fnews%2Fhow-to-build-a-developer-portfolio-website%2F&amp;fwr=0&amp;fwrattr=true&amp;rh=280&amp;rpe=1&amp;resp_fmts=4&amp;wgl=1&amp;dt=1667398288469&amp;bpp=4&amp;bdt=2820&amp;idt=1341&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24626&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3&amp;uci=a!d&amp;btvi=8&amp;fsb=1&amp;xpc=Hxfa36hL4F&amp;p=https%3A//www.freecodecamp.org&amp;dtd=2005" xlink:type="simple" xlink:show="embed" xlink:actuate="onLoad" draw:frame-name="aswift_12"/>
      </draw:frame>
      <draw:frame draw:style-name="fr4" draw:name="Object11" text:anchor-type="page" text:anchor-page-number="1" svg:x="0in" svg:y="0in" svg:width="3.1252in" svg:height="6.25in" draw:z-index="57">
        <draw:floating-frame xlink:href="https://googleads.g.doubleclick.net/pagead/ads?client=ca-pub-9482786369113753&amp;output=html&amp;h=600&amp;slotname=5720086888&amp;adk=3402239630&amp;adf=985223565&amp;pi=t.ma~as.5720086888&amp;w=300&amp;fwrn=4&amp;fwrnh=100&amp;lmt=1667398290&amp;rafmt=1&amp;format=300x600&amp;url=https%3A%2F%2Fwww.freecodecamp.org%2Fnews%2Fhow-to-build-a-developer-portfolio-website%2F&amp;fwr=0&amp;fwrattr=true&amp;rh=280&amp;rpe=1&amp;resp_fmts=4&amp;wgl=1&amp;dt=1667398288469&amp;bpp=5&amp;bdt=2821&amp;idt=1333&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22481&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2&amp;uci=a!c&amp;btvi=7&amp;fsb=1&amp;xpc=1canWRDRAp&amp;p=https%3A//www.freecodecamp.org&amp;dtd=1991" xlink:type="simple" xlink:show="embed" xlink:actuate="onLoad" draw:frame-name="aswift_11"/>
      </draw:frame>
      <draw:frame draw:style-name="fr4" draw:name="Object10" text:anchor-type="page" text:anchor-page-number="1" svg:x="0in" svg:y="0in" svg:width="3.1252in" svg:height="6.25in" draw:z-index="56">
        <draw:floating-frame xlink:href="https://googleads.g.doubleclick.net/pagead/ads?client=ca-pub-9482786369113753&amp;output=html&amp;h=600&amp;slotname=5720086888&amp;adk=3402239630&amp;adf=4229990921&amp;pi=t.ma~as.5720086888&amp;w=300&amp;fwrn=4&amp;fwrnh=100&amp;lmt=1667398290&amp;rafmt=1&amp;format=300x600&amp;url=https%3A%2F%2Fwww.freecodecamp.org%2Fnews%2Fhow-to-build-a-developer-portfolio-website%2F&amp;fwr=0&amp;fwrattr=true&amp;rh=280&amp;rpe=1&amp;resp_fmts=4&amp;wgl=1&amp;dt=1667398288469&amp;bpp=4&amp;bdt=2821&amp;idt=1325&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20335&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1&amp;uci=a!b&amp;btvi=6&amp;fsb=1&amp;xpc=9nEyUG763A&amp;p=https%3A//www.freecodecamp.org&amp;dtd=1978" xlink:type="simple" xlink:show="embed" xlink:actuate="onLoad" draw:frame-name="aswift_10"/>
      </draw:frame>
      <draw:frame draw:style-name="fr4" draw:name="Object9" text:anchor-type="page" text:anchor-page-number="1" svg:x="0in" svg:y="0in" svg:width="3.1252in" svg:height="6.25in" draw:z-index="55">
        <draw:floating-frame xlink:href="https://googleads.g.doubleclick.net/pagead/ads?client=ca-pub-9482786369113753&amp;output=html&amp;h=600&amp;slotname=5720086888&amp;adk=3402239630&amp;adf=3185614939&amp;pi=t.ma~as.5720086888&amp;w=300&amp;fwrn=4&amp;fwrnh=100&amp;lmt=1667398290&amp;rafmt=1&amp;format=300x600&amp;url=https%3A%2F%2Fwww.freecodecamp.org%2Fnews%2Fhow-to-build-a-developer-portfolio-website%2F&amp;fwr=0&amp;fwrattr=true&amp;rh=280&amp;rpe=1&amp;resp_fmts=4&amp;wgl=1&amp;dt=1667398288469&amp;bpp=4&amp;bdt=2821&amp;idt=1318&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2C300x600&amp;nras=1&amp;correlator=5230218758850&amp;frm=20&amp;pv=1&amp;ga_vid=238768982.1667201007&amp;ga_sid=1667398290&amp;ga_hid=1793550806&amp;ga_fc=1&amp;u_tz=180&amp;u_his=1&amp;u_h=768&amp;u_w=1360&amp;u_ah=741&amp;u_aw=1286&amp;u_cd=24&amp;u_sd=1&amp;adx=870&amp;ady=18189&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10&amp;uci=a!a&amp;btvi=5&amp;fsb=1&amp;xpc=XkUjzZx9I3&amp;p=https%3A//www.freecodecamp.org&amp;dtd=1965" xlink:type="simple" xlink:show="embed" xlink:actuate="onLoad" draw:frame-name="aswift_9"/>
      </draw:frame>
      <draw:frame draw:style-name="fr4" draw:name="Object8" text:anchor-type="page" text:anchor-page-number="1" svg:x="0in" svg:y="0in" svg:width="3.1252in" svg:height="6.25in" draw:z-index="54">
        <draw:floating-frame xlink:href="https://googleads.g.doubleclick.net/pagead/ads?client=ca-pub-9482786369113753&amp;output=html&amp;h=600&amp;slotname=5720086888&amp;adk=3402239630&amp;adf=2584974063&amp;pi=t.ma~as.5720086888&amp;w=300&amp;fwrn=4&amp;fwrnh=100&amp;lmt=1667398290&amp;rafmt=1&amp;format=300x600&amp;url=https%3A%2F%2Fwww.freecodecamp.org%2Fnews%2Fhow-to-build-a-developer-portfolio-website%2F&amp;fwr=0&amp;fwrattr=true&amp;rh=280&amp;rpe=1&amp;resp_fmts=4&amp;wgl=1&amp;dt=1667398288469&amp;bpp=4&amp;bdt=2821&amp;idt=1310&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2C300x600&amp;nras=1&amp;correlator=5230218758850&amp;frm=20&amp;pv=1&amp;ga_vid=238768982.1667201007&amp;ga_sid=1667398290&amp;ga_hid=1793550806&amp;ga_fc=1&amp;u_tz=180&amp;u_his=1&amp;u_h=768&amp;u_w=1360&amp;u_ah=741&amp;u_aw=1286&amp;u_cd=24&amp;u_sd=1&amp;adx=870&amp;ady=16043&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9&amp;uci=a!9&amp;btvi=4&amp;fsb=1&amp;xpc=Zk5XNS9UbS&amp;p=https%3A//www.freecodecamp.org&amp;dtd=1950" xlink:type="simple" xlink:show="embed" xlink:actuate="onLoad" draw:frame-name="aswift_8"/>
      </draw:frame>
      <draw:frame draw:style-name="fr4" draw:name="Object7" text:anchor-type="page" text:anchor-page-number="1" svg:x="0in" svg:y="0in" svg:width="3.1252in" svg:height="6.25in" draw:z-index="53">
        <draw:floating-frame xlink:href="https://googleads.g.doubleclick.net/pagead/ads?client=ca-pub-9482786369113753&amp;output=html&amp;h=600&amp;slotname=5720086888&amp;adk=3402239630&amp;adf=2115401934&amp;pi=t.ma~as.5720086888&amp;w=300&amp;fwrn=4&amp;fwrnh=100&amp;lmt=1667398290&amp;rafmt=1&amp;format=300x600&amp;url=https%3A%2F%2Fwww.freecodecamp.org%2Fnews%2Fhow-to-build-a-developer-portfolio-website%2F&amp;fwr=0&amp;fwrattr=true&amp;rh=280&amp;rpe=1&amp;resp_fmts=4&amp;wgl=1&amp;dt=1667398288469&amp;bpp=4&amp;bdt=2822&amp;idt=1304&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2C300x600&amp;nras=1&amp;correlator=5230218758850&amp;frm=20&amp;pv=1&amp;ga_vid=238768982.1667201007&amp;ga_sid=1667398290&amp;ga_hid=1793550806&amp;ga_fc=1&amp;u_tz=180&amp;u_his=1&amp;u_h=768&amp;u_w=1360&amp;u_ah=741&amp;u_aw=1286&amp;u_cd=24&amp;u_sd=1&amp;adx=870&amp;ady=13898&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8&amp;uci=a!8&amp;btvi=3&amp;fsb=1&amp;xpc=vOZhHR7Jj3&amp;p=https%3A//www.freecodecamp.org&amp;dtd=1937" xlink:type="simple" xlink:show="embed" xlink:actuate="onLoad" draw:frame-name="aswift_7"/>
      </draw:frame>
      <draw:frame draw:style-name="fr4" draw:name="Object6" text:anchor-type="page" text:anchor-page-number="1" svg:x="0in" svg:y="0in" svg:width="3.1252in" svg:height="6.25in" draw:z-index="52">
        <draw:floating-frame xlink:href="https://googleads.g.doubleclick.net/pagead/ads?client=ca-pub-9482786369113753&amp;output=html&amp;h=600&amp;slotname=5720086888&amp;adk=3402239630&amp;adf=2691251353&amp;pi=t.ma~as.5720086888&amp;w=300&amp;fwrn=4&amp;fwrnh=100&amp;lmt=1667398290&amp;rafmt=1&amp;format=300x600&amp;url=https%3A%2F%2Fwww.freecodecamp.org%2Fnews%2Fhow-to-build-a-developer-portfolio-website%2F&amp;fwr=0&amp;fwrattr=true&amp;rh=280&amp;rpe=1&amp;resp_fmts=4&amp;wgl=1&amp;dt=1667398288469&amp;bpp=6&amp;bdt=2821&amp;idt=1297&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2C300x600&amp;nras=1&amp;correlator=5230218758850&amp;frm=20&amp;pv=1&amp;ga_vid=238768982.1667201007&amp;ga_sid=1667398290&amp;ga_hid=1793550806&amp;ga_fc=1&amp;u_tz=180&amp;u_his=1&amp;u_h=768&amp;u_w=1360&amp;u_ah=741&amp;u_aw=1286&amp;u_cd=24&amp;u_sd=1&amp;adx=870&amp;ady=11752&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7&amp;uci=a!7&amp;btvi=2&amp;fsb=1&amp;xpc=ZZQPEaIjmV&amp;p=https%3A//www.freecodecamp.org&amp;dtd=1925" xlink:type="simple" xlink:show="embed" xlink:actuate="onLoad" draw:frame-name="aswift_6"/>
      </draw:frame>
      <draw:frame draw:style-name="fr4" draw:name="Object5" text:anchor-type="page" text:anchor-page-number="1" svg:x="0in" svg:y="0in" svg:width="3.1252in" svg:height="6.25in" draw:z-index="51">
        <draw:floating-frame xlink:href="https://googleads.g.doubleclick.net/pagead/ads?client=ca-pub-9482786369113753&amp;output=html&amp;h=600&amp;slotname=5720086888&amp;adk=3402239630&amp;adf=3311629690&amp;pi=t.ma~as.5720086888&amp;w=300&amp;fwrn=4&amp;fwrnh=100&amp;lmt=1667398290&amp;rafmt=1&amp;format=300x600&amp;url=https%3A%2F%2Fwww.freecodecamp.org%2Fnews%2Fhow-to-build-a-developer-portfolio-website%2F&amp;fwr=0&amp;fwrattr=true&amp;rh=280&amp;rpe=1&amp;resp_fmts=4&amp;wgl=1&amp;dt=1667398288469&amp;bpp=4&amp;bdt=2821&amp;idt=1291&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2C300x600&amp;nras=1&amp;correlator=5230218758850&amp;frm=20&amp;pv=1&amp;ga_vid=238768982.1667201007&amp;ga_sid=1667398290&amp;ga_hid=1793550806&amp;ga_fc=1&amp;u_tz=180&amp;u_his=1&amp;u_h=768&amp;u_w=1360&amp;u_ah=741&amp;u_aw=1286&amp;u_cd=24&amp;u_sd=1&amp;adx=870&amp;ady=9606&amp;biw=1280&amp;bih=656&amp;scr_x=0&amp;scr_y=7130&amp;eid=44759875%2C44759926%2C44759837%2C42531706%2C31070637%2C44770765%2C44775016&amp;oid=2&amp;pvsid=3593274654755425&amp;tmod=190168492&amp;nvt=1&amp;eae=0&amp;fc=1920&amp;brdim=74%2C27%2C74%2C27%2C1286%2C27%2C1292%2C741%2C1292%2C656&amp;vis=1&amp;rsz=%7C%7CeEbr%7C&amp;abl=CS&amp;pfx=0&amp;fu=128&amp;bc=31&amp;ifi=6&amp;uci=a!6&amp;btvi=1&amp;fsb=1&amp;xpc=jmvTgFK1Q4&amp;p=https%3A//www.freecodecamp.org&amp;dtd=1913" xlink:type="simple" xlink:show="embed" xlink:actuate="onLoad" draw:frame-name="aswift_5"/>
      </draw:frame>
      <draw:frame draw:style-name="fr4" draw:name="Object4" text:anchor-type="page" text:anchor-page-number="1" svg:x="0in" svg:y="0in" svg:width="3.1252in" svg:height="6.25in" draw:z-index="50">
        <draw:floating-frame xlink:href="https://googleads.g.doubleclick.net/pagead/ads?client=ca-pub-9482786369113753&amp;output=html&amp;h=600&amp;slotname=5720086888&amp;adk=3402239630&amp;adf=731274658&amp;pi=t.ma~as.5720086888&amp;w=300&amp;fwrn=4&amp;fwrnh=100&amp;lmt=1667398290&amp;rafmt=1&amp;format=300x600&amp;url=https%3A%2F%2Fwww.freecodecamp.org%2Fnews%2Fhow-to-build-a-developer-portfolio-website%2F&amp;fwr=0&amp;fwrattr=true&amp;rh=280&amp;rpe=1&amp;resp_fmts=4&amp;wgl=1&amp;dt=1667398288469&amp;bpp=3&amp;bdt=2819&amp;idt=1283&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2C300x600&amp;nras=1&amp;correlator=5230218758850&amp;frm=20&amp;pv=1&amp;ga_vid=238768982.1667201007&amp;ga_sid=1667398290&amp;ga_hid=1793550806&amp;ga_fc=1&amp;u_tz=180&amp;u_his=1&amp;u_h=768&amp;u_w=1360&amp;u_ah=741&amp;u_aw=1286&amp;u_cd=24&amp;u_sd=1&amp;adx=870&amp;ady=7460&amp;biw=1280&amp;bih=656&amp;scr_x=0&amp;scr_y=7130&amp;eid=44759875%2C44759926%2C44759837%2C42531706%2C31070637%2C44770765%2C44775016&amp;oid=2&amp;pvsid=3593274654755425&amp;tmod=190168492&amp;nvt=1&amp;eae=0&amp;fc=1920&amp;brdim=74%2C27%2C74%2C27%2C1286%2C27%2C1292%2C741%2C1292%2C656&amp;vis=1&amp;rsz=%7C%7CeE%7C&amp;abl=CS&amp;pfx=0&amp;fu=128&amp;bc=31&amp;ifi=5&amp;uci=a!5&amp;fsb=1&amp;xpc=dKzJIDNqA0&amp;p=https%3A//www.freecodecamp.org&amp;dtd=1898" xlink:type="simple" xlink:show="embed" xlink:actuate="onLoad" draw:frame-name="aswift_4"/>
      </draw:frame>
      <draw:frame draw:style-name="fr4" draw:name="Object3" text:anchor-type="page" text:anchor-page-number="1" svg:x="0in" svg:y="0in" svg:width="3.1252in" svg:height="6.25in" draw:z-index="49">
        <draw:floating-frame xlink:href="https://googleads.g.doubleclick.net/pagead/ads?client=ca-pub-9482786369113753&amp;output=html&amp;h=600&amp;slotname=5720086888&amp;adk=3402239630&amp;adf=1381186122&amp;pi=t.ma~as.5720086888&amp;w=300&amp;fwrn=4&amp;fwrnh=100&amp;lmt=1667398290&amp;rafmt=1&amp;format=300x600&amp;url=https%3A%2F%2Fwww.freecodecamp.org%2Fnews%2Fhow-to-build-a-developer-portfolio-website%2F&amp;fwr=0&amp;fwrattr=true&amp;rh=280&amp;rpe=1&amp;resp_fmts=4&amp;wgl=1&amp;dt=1667398288469&amp;bpp=5&amp;bdt=2821&amp;idt=1279&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2C300x600&amp;nras=1&amp;correlator=5230218758850&amp;frm=20&amp;pv=1&amp;ga_vid=238768982.1667201007&amp;ga_sid=1667398290&amp;ga_hid=1793550806&amp;ga_fc=1&amp;u_tz=180&amp;u_his=1&amp;u_h=768&amp;u_w=1360&amp;u_ah=741&amp;u_aw=1286&amp;u_cd=24&amp;u_sd=1&amp;adx=870&amp;ady=5314&amp;biw=1280&amp;bih=656&amp;scr_x=0&amp;scr_y=7130&amp;eid=44759875%2C44759926%2C44759837%2C42531706%2C31070637%2C44770765%2C44775016&amp;oid=2&amp;pvsid=3593274654755425&amp;tmod=190168492&amp;nvt=1&amp;eae=0&amp;fc=1920&amp;brdim=74%2C27%2C74%2C27%2C1286%2C27%2C1292%2C741%2C1292%2C656&amp;vis=1&amp;rsz=%7C%7CeE%7C&amp;abl=CS&amp;pfx=0&amp;fu=128&amp;bc=31&amp;ifi=4&amp;uci=a!4&amp;fsb=1&amp;xpc=3ny4YnBU0M&amp;p=https%3A//www.freecodecamp.org&amp;dtd=1881" xlink:type="simple" xlink:show="embed" xlink:actuate="onLoad" draw:frame-name="aswift_3"/>
      </draw:frame>
      <draw:frame draw:style-name="fr4" draw:name="Object2" text:anchor-type="page" text:anchor-page-number="1" svg:x="0in" svg:y="0in" svg:width="3.1252in" svg:height="6.25in" draw:z-index="48">
        <draw:floating-frame xlink:href="https://googleads.g.doubleclick.net/pagead/ads?client=ca-pub-9482786369113753&amp;output=html&amp;h=600&amp;slotname=5720086888&amp;adk=3402239630&amp;adf=3269132742&amp;pi=t.ma~as.5720086888&amp;w=300&amp;fwrn=4&amp;fwrnh=100&amp;lmt=1667398290&amp;rafmt=1&amp;format=300x600&amp;url=https%3A%2F%2Fwww.freecodecamp.org%2Fnews%2Fhow-to-build-a-developer-portfolio-website%2F&amp;fwr=0&amp;fwrattr=true&amp;rh=280&amp;rpe=1&amp;resp_fmts=4&amp;wgl=1&amp;dt=1667398288469&amp;bpp=5&amp;bdt=2821&amp;idt=1271&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2C300x600&amp;nras=1&amp;correlator=5230218758850&amp;frm=20&amp;pv=1&amp;ga_vid=238768982.1667201007&amp;ga_sid=1667398290&amp;ga_hid=1793550806&amp;ga_fc=1&amp;u_tz=180&amp;u_his=1&amp;u_h=768&amp;u_w=1360&amp;u_ah=741&amp;u_aw=1286&amp;u_cd=24&amp;u_sd=1&amp;adx=870&amp;ady=3169&amp;biw=1280&amp;bih=656&amp;scr_x=0&amp;scr_y=7130&amp;eid=44759875%2C44759926%2C44759837%2C42531706%2C31070637%2C44770765%2C44775016&amp;oid=2&amp;pvsid=3593274654755425&amp;tmod=190168492&amp;nvt=1&amp;eae=0&amp;fc=1920&amp;brdim=74%2C27%2C74%2C27%2C1286%2C27%2C1292%2C741%2C1292%2C656&amp;vis=1&amp;rsz=%7C%7CeE%7C&amp;abl=CS&amp;pfx=0&amp;fu=128&amp;bc=31&amp;ifi=3&amp;uci=a!3&amp;fsb=1&amp;xpc=ZttaNFrVLZ&amp;p=https%3A//www.freecodecamp.org&amp;dtd=1868" xlink:type="simple" xlink:show="embed" xlink:actuate="onLoad" draw:frame-name="aswift_2"/>
      </draw:frame>
      <draw:frame draw:style-name="fr4" draw:name="Object1" text:anchor-type="page" text:anchor-page-number="1" svg:x="0in" svg:y="0in" svg:width="3.1252in" svg:height="6.25in" draw:z-index="47">
        <draw:floating-frame xlink:href="https://googleads.g.doubleclick.net/pagead/ads?client=ca-pub-9482786369113753&amp;output=html&amp;h=600&amp;slotname=5720086888&amp;adk=3402239630&amp;adf=3480596042&amp;pi=t.ma~as.5720086888&amp;w=300&amp;fwrn=4&amp;fwrnh=100&amp;lmt=1667398290&amp;rafmt=1&amp;format=300x600&amp;url=https%3A%2F%2Fwww.freecodecamp.org%2Fnews%2Fhow-to-build-a-developer-portfolio-website%2F&amp;fwr=0&amp;fwrattr=true&amp;rh=280&amp;rpe=1&amp;resp_fmts=4&amp;wgl=1&amp;dt=1667398288469&amp;bpp=7&amp;bdt=2821&amp;idt=1268&amp;shv=r20221027&amp;mjsv=m202210310101&amp;ptt=9&amp;saldr=aa&amp;abxe=1&amp;cookie=ID%3Da996cafca9ec1090-2230ff32ded700b0%3AT%3D1667201007%3ART%3D1667201007%3AS%3DALNI_MZC28VJ9gE7VV3NvisCLn2iSI9kaw&amp;gpic=UID%3D00000b18db53d754%3AT%3D1667201007%3ART%3D1667398290%3AS%3DALNI_MYhaEznjGeQP-gxDfQKyqmY8do-HQ&amp;prev_fmts=0x0&amp;nras=1&amp;correlator=5230218758850&amp;frm=20&amp;pv=1&amp;ga_vid=238768982.1667201007&amp;ga_sid=1667398290&amp;ga_hid=1793550806&amp;ga_fc=1&amp;u_tz=180&amp;u_his=1&amp;u_h=768&amp;u_w=1360&amp;u_ah=741&amp;u_aw=1286&amp;u_cd=24&amp;u_sd=1&amp;adx=870&amp;ady=1023&amp;biw=1280&amp;bih=656&amp;scr_x=0&amp;scr_y=7130&amp;eid=44759875%2C44759926%2C44759837%2C42531706%2C31070637%2C44770765%2C44775016&amp;oid=2&amp;pvsid=3593274654755425&amp;tmod=190168492&amp;nvt=1&amp;eae=0&amp;fc=1920&amp;brdim=74%2C27%2C74%2C27%2C1286%2C27%2C1292%2C741%2C1292%2C656&amp;vis=1&amp;rsz=%7C%7CeE%7C&amp;abl=CS&amp;pfx=0&amp;fu=128&amp;bc=31&amp;ifi=2&amp;uci=a!2&amp;fsb=1&amp;xpc=moq4Ak8fMf&amp;p=https%3A//www.freecodecamp.org&amp;dtd=1814" xlink:type="simple" xlink:show="embed" xlink:actuate="onLoad" draw:frame-name="aswift_1"/>
      </draw:frame>
      <text:p text:style-name="P1"><text:bookmark text:name="search-input"/><text:span text:style-name="T1"><draw:control text:anchor-type="as-char" draw:z-index="63" draw:name="Shape1" draw:style-name="gr1" draw:text-style-name="P12" svg:width="1.7295in" svg:height="0.2606in" draw:control="control1"/></text:span></text:p>
      <text:section text:style-name="Sect1" text:name="dropdown-container">
        <text:p text:style-name="Text_20_body"/>
      </text:section>
      <text:p text:style-name="P5"><draw:a xlink:type="simple" xlink:href="https://www.freecodecamp.org/news"><draw:frame draw:style-name="fr3" draw:name="Image1" text:anchor-type="as-char" svg:width="0.8083in" svg:height="0.4146in" draw:z-index="0"><draw:image xlink:href="https://cdn.freecodecamp.org/platform/universal/fcc_primary.svg" xlink:type="simple" xlink:show="embed" xlink:actuate="onLoad"/><svg:title>freeCodeCamp.org</svg:title></draw:frame></draw:a><text:s/></text:p>
      <text:p text:style-name="Text_20_body"><text:bookmark text:name="nav-forum"/><text:a xlink:type="simple" xlink:href="https://forum.freecodecamp.org/" office:target-frame-name="_blank" xlink:show="new" text:style-name="Internet_20_link" text:visited-style-name="Visited_20_Internet_20_Link">Forum</text:a> <text:bookmark text:name="nav-donate"/><text:a xlink:type="simple" xlink:href="https://www.freecodecamp.org/donate/" office:target-frame-name="_blank" xlink:show="new" text:style-name="Internet_20_link" text:visited-style-name="Visited_20_Internet_20_Link">Donate</text:a> </text:p>
      <text:p text:style-name="Text_20_body"><text:bookmark text:name="banner"/><text:bookmark text:name="banner-text"/><text:a xlink:type="simple" xlink:href="https://www.freecodecamp.org/" office:target-frame-name="_blank" xlink:show="new" text:style-name="Internet_20_link" text:visited-style-name="Visited_20_Internet_20_Link">Learn to code — free 3,000-hour curriculum</text:a></text:p>
      <text:section text:style-name="Sect1" text:name="error-message">
        <text:p text:style-name="Text_20_body"/>
      </text:section>
      <text:p text:style-name="P6">/ <text:a xlink:type="simple" xlink:href="https://www.freecodecamp.org/news/tag/portfolio/" text:style-name="Internet_20_link" text:visited-style-name="Visited_20_Internet_20_Link">#Portfolio </text:a></text:p>
      <text:h text:style-name="Heading_20_1" text:outline-level="1">How to Build Your Own Developer Portfolio Website with HTML, CSS, and JavaScript</text:h>
      <text:p text:style-name="P5"><draw:frame draw:style-name="fr1" draw:name="Image2" text:anchor-type="as-char" svg:width="3.5626in" svg:height="3.6874in" draw:z-index="1"><draw:image xlink:href="https://www.freecodecamp.org/news/content/images/size/w60/2021/07/headshot-1.jpg" xlink:type="simple" xlink:show="embed" xlink:actuate="onLoad"/><svg:title>Kolade Chris</svg:title></draw:frame><text:s/><text:a xlink:type="simple" xlink:href="https://www.freecodecamp.org/news/author/kolade/" text:style-name="Internet_20_link" text:visited-style-name="Visited_20_Internet_20_Link">Kolade Chris </text:a></text:p>
      <text:p text:style-name="Text_20_body"><text:soft-page-break/><draw:frame draw:style-name="fr1" draw:name="Image3" text:anchor-type="as-char" svg:width="6.25in" svg:height="4.1665in" draw:z-index="2"><draw:image xlink:href="https://www.freecodecamp.org/news/content/images/size/w2000/2021/09/responsive-web-design.png" xlink:type="simple" xlink:show="embed" xlink:actuate="onLoad" draw:mime-type="image/png"/><svg:title>How to Build Your Own Developer Portfolio Website with HTML, CSS, and JavaScript</svg:title></draw:frame><text:s/></text:p>
      <text:p text:style-name="Text_20_body">Everyone needs websites and web applications these days. So there are many opportunities for you if you work as a web developer.</text:p>
      <text:p text:style-name="Text_20_body">But if you want to get a web developer job, you'll need a good portfolio website to showcase your skills and experience.</text:p>
      <text:p text:style-name="Text_20_body">In this tutorial, I'll discuss some of the main reasons why you should make a portfolio website for yourself. Then, I'll walk you through how to build your own fully responsive portfolio website with HTML, CSS, and JavaScript.</text:p>
      <text:h text:style-name="Heading_20_2" text:outline-level="2"><text:bookmark text:name="tableofcontent"/>Table of Content</text:h>
      <text:list xml:id="list4284108558" text:style-name="L1">
        <text:list-item>
          <text:p text:style-name="P8"><text:a xlink:type="simple" xlink:href="https://www.freecodecamp.org/news/how-to-build-a-developer-portfolio-website/#whatisadeveloperportfoliowebsite" text:style-name="Internet_20_link" text:visited-style-name="Visited_20_Internet_20_Link">What is a Developer Portfolio Website?</text:a> </text:p>
        </text:list-item>
        <text:list-item>
          <text:p text:style-name="P8"><text:a xlink:type="simple" xlink:href="https://www.freecodecamp.org/news/how-to-build-a-developer-portfolio-website/#whyyoushouldhaveaportfoliowebsite" text:style-name="Internet_20_link" text:visited-style-name="Visited_20_Internet_20_Link">Why you should have a Portfolio Website</text:a> </text:p>
        </text:list-item>
        <text:list-item>
          <text:p text:style-name="P8"><text:a xlink:type="simple" xlink:href="https://www.freecodecamp.org/news/how-to-build-a-developer-portfolio-website/#portfolioprojecthowtobuildyourownonlinedeveloperportfolio" text:style-name="Internet_20_link" text:visited-style-name="Visited_20_Internet_20_Link">Portfolio Project – How to Build Your Own Online Developer Portfolio</text:a> </text:p>
        </text:list-item>
        <text:list-item>
          <text:p text:style-name="P8"><text:a xlink:type="simple" xlink:href="https://www.freecodecamp.org/news/how-to-build-a-developer-portfolio-website/#theprojectfolderstructure" text:style-name="Internet_20_link" text:visited-style-name="Visited_20_Internet_20_Link">The Project Folder Structure</text:a> </text:p>
        </text:list-item>
        <text:list-item>
          <text:p text:style-name="P8"><text:a xlink:type="simple" xlink:href="https://www.freecodecamp.org/news/how-to-build-a-developer-portfolio-website/#thebasichtmlboilerplate" text:style-name="Internet_20_link" text:visited-style-name="Visited_20_Internet_20_Link">The Basic HTML Boilerplate</text:a> </text:p>
        </text:list-item>
        <text:list-item>
          <text:p text:style-name="P8"><text:a xlink:type="simple" xlink:href="https://www.freecodecamp.org/news/how-to-build-a-developer-portfolio-website/#thenavbarsection" text:style-name="Internet_20_link" text:visited-style-name="Visited_20_Internet_20_Link">The Navbar Section</text:a> </text:p>
        </text:list-item>
        <text:list-item>
          <text:p text:style-name="P8"><text:a xlink:type="simple" xlink:href="https://www.freecodecamp.org/news/how-to-build-a-developer-portfolio-website/#howtostylethenavbar" text:style-name="Internet_20_link" text:visited-style-name="Visited_20_Internet_20_Link">How to Style the Navbar</text:a> </text:p>
        </text:list-item>
        <text:list-item>
          <text:p text:style-name="P8"><text:a xlink:type="simple" xlink:href="https://www.freecodecamp.org/news/how-to-build-a-developer-portfolio-website/#howtobuildtheherosection" text:style-name="Internet_20_link" text:visited-style-name="Visited_20_Internet_20_Link">How to Build the Hero Section</text:a> </text:p>
        </text:list-item>
        <text:list-item>
          <text:p text:style-name="P8"><text:a xlink:type="simple" xlink:href="https://www.freecodecamp.org/news/how-to-build-a-developer-portfolio-website/#howtostyletheherosection" text:style-name="Internet_20_link" text:visited-style-name="Visited_20_Internet_20_Link">How to Style the Hero Section</text:a> </text:p>
        </text:list-item>
        <text:list-item>
          <text:p text:style-name="P8"><text:a xlink:type="simple" xlink:href="https://www.freecodecamp.org/news/how-to-build-a-developer-portfolio-website/#howtobuildthemoreaboutmesection" text:style-name="Internet_20_link" text:visited-style-name="Visited_20_Internet_20_Link">How to Build the More About Me Section</text:a> </text:p>
        </text:list-item>
        <text:list-item>
          <text:p text:style-name="P8"><text:a xlink:type="simple" xlink:href="https://www.freecodecamp.org/news/how-to-build-a-developer-portfolio-website/#howtobuildtheskillssection" text:style-name="Internet_20_link" text:visited-style-name="Visited_20_Internet_20_Link">How to Build the Skills Section</text:a> </text:p>
        </text:list-item>
        <text:list-item>
          <text:p text:style-name="P8"><text:a xlink:type="simple" xlink:href="https://www.freecodecamp.org/news/how-to-build-a-developer-portfolio-website/#howtostyletheskillssection" text:style-name="Internet_20_link" text:visited-style-name="Visited_20_Internet_20_Link">How to Style the Skills Section</text:a> </text:p>
        </text:list-item>
        <text:list-item>
          <text:p text:style-name="P8"><text:a xlink:type="simple" xlink:href="https://www.freecodecamp.org/news/how-to-build-a-developer-portfolio-website/#howtobuildtheprojectssection" text:style-name="Internet_20_link" text:visited-style-name="Visited_20_Internet_20_Link">How to Build the Projects Section</text:a> </text:p>
        </text:list-item>
        <text:list-item>
          <text:p text:style-name="P8"><text:a xlink:type="simple" xlink:href="https://www.freecodecamp.org/news/how-to-build-a-developer-portfolio-website/#howtostyletheprojectsection" text:style-name="Internet_20_link" text:visited-style-name="Visited_20_Internet_20_Link">How to Style the Project Section</text:a> </text:p>
        </text:list-item>
        <text:list-item>
          <text:p text:style-name="P8"><text:a xlink:type="simple" xlink:href="https://www.freecodecamp.org/news/how-to-build-a-developer-portfolio-website/#howtobuildthecontactsection" text:style-name="Internet_20_link" text:visited-style-name="Visited_20_Internet_20_Link">How to Build the Contact Section</text:a> </text:p>
        </text:list-item>
        <text:list-item>
          <text:p text:style-name="P8"><text:soft-page-break/><text:a xlink:type="simple" xlink:href="https://www.freecodecamp.org/news/how-to-build-a-developer-portfolio-website/#howtostylethecontactsection" text:style-name="Internet_20_link" text:visited-style-name="Visited_20_Internet_20_Link">How to Style the Contact Section</text:a> </text:p>
        </text:list-item>
        <text:list-item>
          <text:p text:style-name="P8"><text:a xlink:type="simple" xlink:href="https://www.freecodecamp.org/news/how-to-build-a-developer-portfolio-website/#howtostylethesocialicons" text:style-name="Internet_20_link" text:visited-style-name="Visited_20_Internet_20_Link">How to Style the Social Icons</text:a> </text:p>
        </text:list-item>
        <text:list-item>
          <text:p text:style-name="P8"><text:a xlink:type="simple" xlink:href="https://www.freecodecamp.org/news/how-to-build-a-developer-portfolio-website/#howtoaddthescrolltotopbutton" text:style-name="Internet_20_link" text:visited-style-name="Visited_20_Internet_20_Link">How to Add the Scroll to Top Button</text:a> </text:p>
        </text:list-item>
        <text:list-item>
          <text:p text:style-name="P8"><text:a xlink:type="simple" xlink:href="https://www.freecodecamp.org/news/how-to-build-a-developer-portfolio-website/#thehtmlforthescrolltotopbutton" text:style-name="Internet_20_link" text:visited-style-name="Visited_20_Internet_20_Link">The HTML for the Scroll to Top Button</text:a> </text:p>
        </text:list-item>
        <text:list-item>
          <text:p text:style-name="P8">H<text:a xlink:type="simple" xlink:href="https://www.freecodecamp.org/news/how-to-build-a-developer-portfolio-website/#howtostylethescrolltotopicon" text:style-name="Internet_20_link" text:visited-style-name="Visited_20_Internet_20_Link">ow to Style the Scroll to Top Icon</text:a> </text:p>
        </text:list-item>
        <text:list-item>
          <text:p text:style-name="P8"><text:a xlink:type="simple" xlink:href="https://www.freecodecamp.org/news/how-to-build-a-developer-portfolio-website/#howtomakeyourportfoliowebsiteresponsive" text:style-name="Internet_20_link" text:visited-style-name="Visited_20_Internet_20_Link">How to Make Your Portfolio Website Responsive</text:a> </text:p>
        </text:list-item>
        <text:list-item>
          <text:p text:style-name="P8"><text:a xlink:type="simple" xlink:href="https://www.freecodecamp.org/news/how-to-build-a-developer-portfolio-website/#howtocreatethemediaqueryfortabletsandmobilephonesmaxwidth720px" text:style-name="Internet_20_link" text:visited-style-name="Visited_20_Internet_20_Link">How to Create the Media Query for Tablets and Mobile Phones (max-width 720px)</text:a> </text:p>
        </text:list-item>
        <text:list-item>
          <text:p text:style-name="P8"><text:a xlink:type="simple" xlink:href="https://www.freecodecamp.org/news/how-to-build-a-developer-portfolio-website/#howtobuildthehamburgermenu" text:style-name="Internet_20_link" text:visited-style-name="Visited_20_Internet_20_Link">How to Build the Hamburger Menu</text:a> </text:p>
        </text:list-item>
        <text:list-item>
          <text:p text:style-name="P8"><text:a xlink:type="simple" xlink:href="https://www.freecodecamp.org/news/how-to-build-a-developer-portfolio-website/#thejavascriptforthehamburgermenu" text:style-name="Internet_20_link" text:visited-style-name="Visited_20_Internet_20_Link">The JavaScript for the Hamburger Menu</text:a> </text:p>
        </text:list-item>
        <text:list-item>
          <text:p text:style-name="P8"><text:a xlink:type="simple" xlink:href="https://www.freecodecamp.org/news/how-to-build-a-developer-portfolio-website/#howtomaketheherosectionresponsive" text:style-name="Internet_20_link" text:visited-style-name="Visited_20_Internet_20_Link">How to Make the Hero Section Responsive</text:a> </text:p>
        </text:list-item>
        <text:list-item>
          <text:p text:style-name="P8"><text:a xlink:type="simple" xlink:href="https://www.freecodecamp.org/news/how-to-build-a-developer-portfolio-website/#howtomakethemoreaboutmesectionresponsive" text:style-name="Internet_20_link" text:visited-style-name="Visited_20_Internet_20_Link">How to Make the More About Me Section Responsive</text:a> </text:p>
        </text:list-item>
        <text:list-item>
          <text:p text:style-name="P8"><text:a xlink:type="simple" xlink:href="https://www.freecodecamp.org/news/how-to-build-a-developer-portfolio-website/#howtomaketheskillssectionresponsive" text:style-name="Internet_20_link" text:visited-style-name="Visited_20_Internet_20_Link">How to Make the Skills Section Responsive</text:a> </text:p>
        </text:list-item>
        <text:list-item>
          <text:p text:style-name="P8"><text:a xlink:type="simple" xlink:href="https://www.freecodecamp.org/news/how-to-build-a-developer-portfolio-website/#howtomaketheprojectssectionresponsive" text:style-name="Internet_20_link" text:visited-style-name="Visited_20_Internet_20_Link">How to Make the Projects Section Responsive</text:a> </text:p>
        </text:list-item>
        <text:list-item>
          <text:p text:style-name="P8"><text:a xlink:type="simple" xlink:href="https://www.freecodecamp.org/news/how-to-build-a-developer-portfolio-website/#howtomakethecontactformresponsive" text:style-name="Internet_20_link" text:visited-style-name="Visited_20_Internet_20_Link">How to Make the Contact Form Responsive</text:a> </text:p>
        </text:list-item>
        <text:list-item>
          <text:p text:style-name="P8"><text:a xlink:type="simple" xlink:href="https://www.freecodecamp.org/news/how-to-build-a-developer-portfolio-website/#howtomakethewebsiteresponsiveonsmallphones" text:style-name="Internet_20_link" text:visited-style-name="Visited_20_Internet_20_Link">How to Make the Website Responsive on Small Phones</text:a> </text:p>
        </text:list-item>
        <text:list-item>
          <text:p text:style-name="P7"><text:a xlink:type="simple" xlink:href="https://www.freecodecamp.org/news/how-to-build-a-developer-portfolio-website/#conclusion" text:style-name="Internet_20_link" text:visited-style-name="Visited_20_Internet_20_Link">Conclusion</text:a> </text:p>
        </text:list-item>
      </text:list>
      <text:h text:style-name="Heading_20_2" text:outline-level="2"><text:bookmark text:name="whatisadeveloperportfoliowebsite"/>What is a Developer Portfolio Website?</text:h>
      <text:p text:style-name="Text_20_body">A developer portfolio website provides relevant information to potential employers about your skills, experience, and projects you've worked on.</text:p>
      <text:p text:style-name="Text_20_body">You can consider your portfolio website to be your online résumé.</text:p>
      <text:h text:style-name="Heading_20_2" text:outline-level="2"><text:bookmark text:name="whyyoushouldhaveaportfoliowebsite"/>Why you should have a Portfolio Website</text:h>
      <text:h text:style-name="Heading_20_3" text:outline-level="3"><text:bookmark text:name="1aportfoliowebsiteincreasesyouronlinepresence"/>1. A Portfolio Website Increases Your Online Presence</text:h>
      <text:p text:style-name="Text_20_body">As a developer, you need an online presence. You can cultivate this online presence on social media platforms such as Twitter, Facebook, and Instagram. But those are not entirely your own, as the moderators of those platforms have almost full control over your account.</text:p>
      <text:p text:style-name="Text_20_body">With your own portfolio website, it's live on your own domain online. And people can easily find you when they search for your name on a search engine like Google, provided you put the right things in place when it comes to SEO.</text:p>
      <text:h text:style-name="Heading_20_3" text:outline-level="3"><text:bookmark text:name="2aportfoliowebsiteisyouronlinersum"/>2. A portfolio website is your online résumé</text:h>
      <text:p text:style-name="Text_20_body">Your portfolio website is like your online résumé. Potential clients and hiring managers can easily find you online and check out your previous projects and skills.</text:p>
      <text:p text:style-name="Text_20_body">This also means that when anyone wants to give you an opportunity to work for them, and they ask for your previous projects, you just give them one link to your website (your portfolio). It not only has your projects but your skillset and information about your past experience as well.</text:p>
      <text:h text:style-name="Heading_20_3" text:outline-level="3"><text:bookmark text:name="3aportfoliowebsiteshowsevidenceofexpertiseinyourfield"/>3. A Portfolio Website Shows Evidence of Expertise in your Field</text:h>
      <text:p text:style-name="Text_20_body">Having (let alone building you own) portfolio website as a developer sends out a clear message that you're putting your skills into practice and that you know what you are doing.</text:p>
      <text:p text:style-name="Text_20_body"><text:soft-page-break/>A portfolio can also help build trust with clients because they have direct evidence of the quality of your work.</text:p>
      <text:h text:style-name="Heading_20_2" text:outline-level="2"><text:bookmark text:name="portfolioprojecthowtobuildyourownonlinedeveloperportfolio"/>Portfolio Project – How to Build Your Own Online Developer Portfolio</text:h>
      <text:p text:style-name="Text_20_body">You can make a cool portfolio website for yourself with HTML, CSS, and JavaScript. And that’s what we are going to do here.</text:p>
      <text:p text:style-name="Text_20_body">I already did this some months ago and made it available to everyone as a free product on Gumroad, so I decided to create a tutorial on how I got it done.</text:p>
      <text:p text:style-name="Text_20_body">This is the <text:a xlink:type="simple" xlink:href="https://eager-williams-af0d00.netlify.app/?" text:style-name="Internet_20_link" text:visited-style-name="Visited_20_Internet_20_Link">live demo</text:a> of what we will be building.</text:p>
      <text:p text:style-name="Text_20_body">To follow along with me, you can grab the starter files from <text:a xlink:type="simple" xlink:href="https://github.com/Ksound22/developer-portfolio/tree/starter" text:style-name="Internet_20_link" text:visited-style-name="Visited_20_Internet_20_Link">Github</text:a>.</text:p>
      <text:h text:style-name="Heading_20_3" text:outline-level="3"><text:bookmark text:name="theprojectfolderstructure"/>The Project Folder Structure</text:h>
      <text:p text:style-name="Text_20_body">To avoid confusion, I will be arranging the HTML, CSS, JavaScript, icons, and images of the project in their respective folders.</text:p>
      <text:p text:style-name="Text_20_body">The HTML file goes in the root folder, and the image, icon, CSS, and JavaScript files will be in their separate subfolders in an asset folder. This is a common practice.</text:p>
      <text:p text:style-name="Text_20_body"><draw:frame draw:style-name="fr1" draw:name="Image4" text:anchor-type="as-char" svg:width="6.25in" svg:height="4.1665in" draw:z-index="3"><draw:image xlink:href="https://www.freecodecamp.org/news/content/images/2021/10/ss1.png" xlink:type="simple" xlink:show="embed" xlink:actuate="onLoad" draw:mime-type="image/png"/><svg:title>ss1</svg:title></draw:frame></text:p>
      <text:p text:style-name="Text_20_body">There is also a readme file containing all the tools I used in the project, with their respective links. It's available in the starter files.</text:p>
      <text:h text:style-name="Heading_20_3" text:outline-level="3"><text:bookmark text:name="thebasichtmlboilerplate"/><text:soft-page-break/>The Basic HTML Boilerplate</text:h>
      <text:p text:style-name="Text_20_body">Everyone has their preferences when coding out a whole project with HTML, CSS, and JavaScript. Some like to define the whole HTML boilerplate first and then the CSS later, but I like to do everything section by section.</text:p>
      <text:p text:style-name="Text_20_body">So, I will be starting with the navbar section. But it’s good to show what the basic HTML boilerplate looks like first:</text:p>
      <text:p text:style-name="Preformatted_20_Text"><text:span text:style-name="Source_20_Text">&lt;!DOCTYPE html&gt;</text:span></text:p>
      <text:p text:style-name="Preformatted_20_Text"><text:span text:style-name="Source_20_Text">&lt;html lang="en"&gt;</text:span></text:p>
      <text:p text:style-name="Preformatted_20_Text"><text:span text:style-name="Source_20_Text"><text:s text:c="2"/>&lt;head&gt;</text:span></text:p>
      <text:p text:style-name="Preformatted_20_Text"><text:span text:style-name="Source_20_Text"><text:s text:c="4"/>&lt;meta charset="UTF-8" /&gt;</text:span></text:p>
      <text:p text:style-name="Preformatted_20_Text"><text:span text:style-name="Source_20_Text"><text:s text:c="4"/>&lt;meta http-equiv="X-UA-Compatible" content="IE=edge" /&gt;</text:span></text:p>
      <text:p text:style-name="Preformatted_20_Text"><text:span text:style-name="Source_20_Text"><text:s text:c="4"/>&lt;meta name="viewport" content="width=device-width, initial-scale=1.0" /&gt;</text:span></text:p>
      <text:p text:style-name="Preformatted_20_Text"/>
      <text:p text:style-name="Preformatted_20_Text"><text:span text:style-name="Source_20_Text"><text:s text:c="4"/>&lt;!--CSS Styles --&gt;</text:span></text:p>
      <text:p text:style-name="Preformatted_20_Text"><text:span text:style-name="Source_20_Text"><text:s text:c="4"/>&lt;link rel="stylesheet" href="assets/css/styles.css" /&gt;</text:span></text:p>
      <text:p text:style-name="Preformatted_20_Text"/>
      <text:p text:style-name="Preformatted_20_Text"><text:span text:style-name="Source_20_Text"><text:s text:c="4"/>&lt;!-- Favicons --&gt;</text:span></text:p>
      <text:p text:style-name="Preformatted_20_Text"><text:span text:style-name="Source_20_Text"><text:s text:c="4"/>&lt;link</text:span></text:p>
      <text:p text:style-name="Preformatted_20_Text"><text:span text:style-name="Source_20_Text"><text:s text:c="6"/>rel="apple-touch-icon"</text:span></text:p>
      <text:p text:style-name="Preformatted_20_Text"><text:span text:style-name="Source_20_Text"><text:s text:c="6"/>sizes="180x180"</text:span></text:p>
      <text:p text:style-name="Preformatted_20_Text"><text:span text:style-name="Source_20_Text"><text:s text:c="6"/>href="assets/icons/apple-touch-icon.png"</text:span></text:p>
      <text:p text:style-name="Preformatted_20_Text"><text:span text:style-name="Source_20_Text"><text:s text:c="4"/>/&gt;</text:span></text:p>
      <text:p text:style-name="Preformatted_20_Text"><text:span text:style-name="Source_20_Text"><text:s text:c="4"/>&lt;link</text:span></text:p>
      <text:p text:style-name="Preformatted_20_Text"><text:span text:style-name="Source_20_Text"><text:s text:c="6"/>rel="icon"</text:span></text:p>
      <text:p text:style-name="Preformatted_20_Text"><text:span text:style-name="Source_20_Text"><text:s text:c="6"/>type="image/png"</text:span></text:p>
      <text:p text:style-name="Preformatted_20_Text"><text:span text:style-name="Source_20_Text"><text:s text:c="6"/>sizes="32x32"</text:span></text:p>
      <text:p text:style-name="Preformatted_20_Text"><text:span text:style-name="Source_20_Text"><text:s text:c="6"/>href="assets/icons/favicon-32x32.png"</text:span></text:p>
      <text:p text:style-name="Preformatted_20_Text"><text:span text:style-name="Source_20_Text"><text:s text:c="4"/>/&gt;</text:span></text:p>
      <text:p text:style-name="Preformatted_20_Text"/>
      <text:p text:style-name="Preformatted_20_Text"><text:span text:style-name="Source_20_Text"><text:s text:c="4"/>&lt;!-- Animate CSS CDN --&gt;</text:span></text:p>
      <text:p text:style-name="Preformatted_20_Text"><text:span text:style-name="Source_20_Text"><text:s text:c="4"/>&lt;link</text:span></text:p>
      <text:p text:style-name="Preformatted_20_Text"><text:span text:style-name="Source_20_Text"><text:s text:c="6"/>rel="stylesheet"</text:span></text:p>
      <text:p text:style-name="Preformatted_20_Text"><text:span text:style-name="Source_20_Text"><text:s text:c="6"/>href="https://cdnjs.cloudflare.com/ajax/libs/animate.css/4.1.1/animate.min.css"</text:span></text:p>
      <text:p text:style-name="Preformatted_20_Text"><text:span text:style-name="Source_20_Text"><text:s text:c="4"/>/&gt;</text:span></text:p>
      <text:p text:style-name="Preformatted_20_Text"><text:span text:style-name="Source_20_Text"><text:s text:c="4"/>&lt;title&gt;Jane Doe | Web Developer&lt;/title&gt;</text:span></text:p>
      <text:p text:style-name="Preformatted_20_Text"><text:span text:style-name="Source_20_Text"><text:s text:c="2"/>&lt;/head&gt;</text:span></text:p>
      <text:p text:style-name="Preformatted_20_Text"/>
      <text:p text:style-name="Preformatted_20_Text"><text:span text:style-name="Source_20_Text"><text:s text:c="2"/>&lt;body&gt;</text:span></text:p>
      <text:p text:style-name="Preformatted_20_Text"><text:span text:style-name="Source_20_Text"><text:s text:c="4"/>&lt;!-- Navbar --&gt;</text:span></text:p>
      <text:p text:style-name="Preformatted_20_Text"/>
      <text:p text:style-name="Preformatted_20_Text"><text:span text:style-name="Source_20_Text"><text:s text:c="4"/>&lt;!-- Hero Section --&gt;</text:span></text:p>
      <text:p text:style-name="Preformatted_20_Text"/>
      <text:p text:style-name="Preformatted_20_Text"><text:span text:style-name="Source_20_Text"><text:s text:c="4"/>&lt;!-- More about --&gt;</text:span></text:p>
      <text:p text:style-name="Preformatted_20_Text"/>
      <text:p text:style-name="Preformatted_20_Text"><text:span text:style-name="Source_20_Text"><text:s text:c="4"/>&lt;!-- Skills section --&gt;</text:span></text:p>
      <text:p text:style-name="Preformatted_20_Text"/>
      <text:p text:style-name="Preformatted_20_Text"><text:span text:style-name="Source_20_Text"><text:s text:c="4"/>&lt;!-- Projects section --&gt;</text:span></text:p>
      <text:p text:style-name="Preformatted_20_Text"/>
      <text:p text:style-name="Preformatted_20_Text"><text:span text:style-name="Source_20_Text"><text:s text:c="4"/>&lt;!-- Contact section --&gt;</text:span></text:p>
      <text:p text:style-name="Preformatted_20_Text"/>
      <text:p text:style-name="Preformatted_20_Text"><text:span text:style-name="Source_20_Text"><text:s text:c="4"/>&lt;!-- Social accounts - Fixed to the right --&gt;</text:span></text:p>
      <text:p text:style-name="Preformatted_20_Text"/>
      <text:p text:style-name="Preformatted_20_Text"><text:span text:style-name="Source_20_Text"><text:s text:c="4"/>&lt;!-- Scroll to top --&gt;</text:span></text:p>
      <text:p text:style-name="Preformatted_20_Text"/>
      <text:p text:style-name="Preformatted_20_Text"><text:span text:style-name="Source_20_Text"><text:s text:c="4"/>&lt;!-- Footer section --&gt;</text:span></text:p>
      <text:p text:style-name="Preformatted_20_Text"/>
      <text:p text:style-name="Preformatted_20_Text"><text:span text:style-name="Source_20_Text"><text:s text:c="4"/>&lt;!-- Website scripts --&gt;</text:span></text:p>
      <text:p text:style-name="Preformatted_20_Text"><text:span text:style-name="Source_20_Text"><text:s text:c="4"/>&lt;script src="assets/js/app.js"&gt;&lt;/script&gt;</text:span></text:p>
      <text:p text:style-name="Preformatted_20_Text"/>
      <text:p text:style-name="Preformatted_20_Text"><text:soft-page-break/><text:span text:style-name="Source_20_Text"><text:s text:c="4"/>&lt;!-- Ion icons scripts --&gt;</text:span></text:p>
      <text:p text:style-name="Preformatted_20_Text"><text:span text:style-name="Source_20_Text"><text:s text:c="4"/>&lt;script</text:span></text:p>
      <text:p text:style-name="Preformatted_20_Text"><text:span text:style-name="Source_20_Text"><text:s text:c="6"/>type="module"</text:span></text:p>
      <text:p text:style-name="Preformatted_20_Text"><text:span text:style-name="Source_20_Text"><text:s text:c="6"/>src="https://unpkg.com/ionicons@5.5.2/dist/ionicons/ionicons.esm.js"</text:span></text:p>
      <text:p text:style-name="Preformatted_20_Text"><text:span text:style-name="Source_20_Text"><text:s text:c="4"/>&gt;&lt;/script&gt;</text:span></text:p>
      <text:p text:style-name="Preformatted_20_Text"><text:span text:style-name="Source_20_Text"><text:s text:c="4"/>&lt;script</text:span></text:p>
      <text:p text:style-name="Preformatted_20_Text"><text:span text:style-name="Source_20_Text"><text:s text:c="6"/>nomodule</text:span></text:p>
      <text:p text:style-name="Preformatted_20_Text"><text:span text:style-name="Source_20_Text"><text:s text:c="6"/>src="https://unpkg.com/ionicons@5.5.2/dist/ionicons/ionicons.js"</text:span></text:p>
      <text:p text:style-name="Preformatted_20_Text"><text:span text:style-name="Source_20_Text"><text:s text:c="4"/>&gt;&lt;/script&gt;</text:span></text:p>
      <text:p text:style-name="Preformatted_20_Text"><text:span text:style-name="Source_20_Text"><text:s text:c="2"/>&lt;/body&gt;</text:span></text:p>
      <text:p text:style-name="P3"><text:span text:style-name="Source_20_Text">&lt;/html&gt;</text:span></text:p>
      <text:p text:style-name="Text_20_body">I have all the sections in the HTML commented out so you can follow along better. In the boilerplate there are also the CDNs for animate CSS (A CSS animation library), and Ionic icons, the icon library I chose for the project.</text:p>
      <text:p text:style-name="Text_20_body">I have a favicon made through Favicon IO and linked it in the head section. Favicon is the little image that shows on a browser tab.</text:p>
      <text:h text:style-name="Heading_20_3" text:outline-level="3"><text:bookmark text:name="thenavbarsection"/>The Navbar Section</text:h>
      <text:p text:style-name="Text_20_body">The Navbar section contains the simple logo of <text:span text:style-name="Source_20_Text">h1</text:span> text, and the nav menu:</text:p>
      <text:p text:style-name="Preformatted_20_Text"><text:span text:style-name="Source_20_Text"><text:s/>&lt;nav&gt;</text:span></text:p>
      <text:p text:style-name="Preformatted_20_Text"><text:span text:style-name="Source_20_Text"><text:s text:c="6"/>&lt;h1&gt;JANE DOE&lt;/h1&gt;</text:span></text:p>
      <text:p text:style-name="Preformatted_20_Text"><text:span text:style-name="Source_20_Text"><text:s text:c="6"/>&lt;ul class="navigation"&gt;</text:span></text:p>
      <text:p text:style-name="Preformatted_20_Text"><text:span text:style-name="Source_20_Text"><text:s text:c="8"/>&lt;li&gt;&lt;a href="#about" class="nav-link"&gt;About&lt;/a&gt;&lt;/li&gt;</text:span></text:p>
      <text:p text:style-name="Preformatted_20_Text"><text:span text:style-name="Source_20_Text"><text:s text:c="8"/>&lt;li&gt;&lt;a href="#skills" class="nav-link"&gt;Skills&lt;/a&gt;&lt;/li&gt;</text:span></text:p>
      <text:p text:style-name="Preformatted_20_Text"><text:span text:style-name="Source_20_Text"><text:s text:c="8"/>&lt;li&gt;&lt;a href="#projects" class="nav-link"&gt;Projects&lt;/a&gt;&lt;/li&gt;</text:span></text:p>
      <text:p text:style-name="Preformatted_20_Text"><text:span text:style-name="Source_20_Text"><text:s text:c="8"/>&lt;li&gt;&lt;a href="#contact" class="nav-link"&gt;Contact&lt;/a&gt;&lt;/li&gt;</text:span></text:p>
      <text:p text:style-name="Preformatted_20_Text"><text:span text:style-name="Source_20_Text"><text:s text:c="6"/>&lt;/ul&gt;</text:span></text:p>
      <text:p text:style-name="Preformatted_20_Text"><text:span text:style-name="Source_20_Text"><text:s text:c="6"/>&lt;button class="burger-menu" id="burger-menu"&gt;</text:span></text:p>
      <text:p text:style-name="Preformatted_20_Text"><text:span text:style-name="Source_20_Text"><text:s text:c="8"/>&lt;ion-icon class="bars" name="menu-outline"&gt;&lt;/ion-icon&gt;</text:span></text:p>
      <text:p text:style-name="Preformatted_20_Text"><text:span text:style-name="Source_20_Text"><text:s text:c="6"/>&lt;/button&gt;</text:span></text:p>
      <text:p text:style-name="P3"><text:span text:style-name="Source_20_Text">&lt;/nav&gt;</text:span></text:p>
      <text:p text:style-name="Text_20_body">If you are wondering what the button element represents, it’s the bars for toggling the nav menu on mobile (a hamburger menu). This will be hidden on desktop but shown on mobile.</text:p>
      <text:p text:style-name="Text_20_body">I will also be linking the individual sections of the website to these nav items, so when the user clicks on any of the nav items, they are taken to the section that corresponds to the nav item they click.</text:p>
      <text:p text:style-name="Text_20_body">That’s why I have the hyperlink reference (<text:span text:style-name="Source_20_Text">href</text:span>) attributes set to <text:span text:style-name="Source_20_Text">#about</text:span>, <text:span text:style-name="Source_20_Text">#skills</text:span>, <text:span text:style-name="Source_20_Text">#projects</text:span>, and <text:span text:style-name="Source_20_Text">#contacts</text:span>, respectively. The individual section of the website will have these attributes as ids.</text:p>
      <text:p text:style-name="Text_20_body"><text:soft-page-break/>The navbar now looks like this:<text:line-break/><draw:frame draw:style-name="fr2" draw:name="Image5" text:anchor-type="as-char" svg:y="-2.198in" svg:width="6.25in" svg:height="4.1665in" draw:z-index="4"><draw:image xlink:href="https://www.freecodecamp.org/news/content/images/2021/10/ss2.png" xlink:type="simple" xlink:show="embed" xlink:actuate="onLoad" draw:mime-type="image/png"/><svg:title>ss2</svg:title></draw:frame></text:p>
      <text:h text:style-name="Heading_20_3" text:outline-level="3"><text:bookmark text:name="howtostylethenavbar"/>How to Style the Navbar</text:h>
      <text:p text:style-name="Text_20_body">The navbar definitely needs some styling to make it look a bit nicer.</text:p>
      <text:p text:style-name="Text_20_body">Before styling the navbar properly, I will be declaring some CSS variables to make things easier later. This is because, with CSS variables, it is easier to avoid redundancy and repetition in your CSS file.</text:p>
      <text:p text:style-name="Text_20_body">The syntax for declaring CSS variables looks like this:</text:p>
      <text:p text:style-name="Preformatted_20_Text"><text:span text:style-name="Source_20_Text">:root {</text:span></text:p>
      <text:p text:style-name="Preformatted_20_Text"><text:span text:style-name="Source_20_Text"><text:s text:c="2"/>--variable-name: value;</text:span></text:p>
      <text:p text:style-name="P3"><text:span text:style-name="Source_20_Text">}</text:span></text:p>
      <text:p text:style-name="Text_20_body">To use the variable, you do this:</text:p>
      <text:p text:style-name="Preformatted_20_Text"><text:span text:style-name="Source_20_Text">selector {</text:span></text:p>
      <text:p text:style-name="Preformatted_20_Text"><text:span text:style-name="Source_20_Text"><text:s text:c="2"/>property: var(--variable-name);</text:span></text:p>
      <text:p text:style-name="P3"><text:span text:style-name="Source_20_Text">}</text:span></text:p>
      <text:p text:style-name="Text_20_body">I will also import the Roboto font from Google, and declare some CSS resets to remove some default features such as margin and padding for elements, <text:span text:style-name="Source_20_Text">text-decoration</text:span> for anchor tags, and <text:span text:style-name="Source_20_Text">list-style-type</text:span> for lists.</text:p>
      <text:p text:style-name="Preformatted_20_Text"><text:span text:style-name="Source_20_Text">@import url("https://fonts.googleapis.com/css2?family=Roboto:ital,wght@0,400;0,900;1,700&amp;display=swap");</text:span></text:p>
      <text:p text:style-name="Preformatted_20_Text"/>
      <text:p text:style-name="Preformatted_20_Text"><text:span text:style-name="Source_20_Text">/* Variables */</text:span></text:p>
      <text:p text:style-name="Preformatted_20_Text"><text:span text:style-name="Source_20_Text">:root {</text:span></text:p>
      <text:p text:style-name="Preformatted_20_Text"><text:span text:style-name="Source_20_Text"><text:s text:c="2"/>--font-family: "Roboto", sans-serf;</text:span></text:p>
      <text:p text:style-name="Preformatted_20_Text"><text:span text:style-name="Source_20_Text"><text:s text:c="2"/>--normal-font: 400;</text:span></text:p>
      <text:p text:style-name="Preformatted_20_Text"><text:span text:style-name="Source_20_Text"><text:s text:c="2"/>--bold-font: 700;</text:span></text:p>
      <text:p text:style-name="Preformatted_20_Text"><text:soft-page-break/><text:span text:style-name="Source_20_Text"><text:s text:c="2"/>--bolder-font: 900;</text:span></text:p>
      <text:p text:style-name="Preformatted_20_Text"><text:span text:style-name="Source_20_Text"><text:s text:c="2"/>--bg-color: #fcfcfc;</text:span></text:p>
      <text:p text:style-name="Preformatted_20_Text"><text:span text:style-name="Source_20_Text"><text:s text:c="2"/>--primary-color: #4756df;</text:span></text:p>
      <text:p text:style-name="Preformatted_20_Text"><text:span text:style-name="Source_20_Text"><text:s text:c="2"/>--secondary-color: #ff7235;</text:span></text:p>
      <text:p text:style-name="Preformatted_20_Text"><text:span text:style-name="Source_20_Text"><text:s text:c="2"/>--primary-shadow: #8b8eaf;</text:span></text:p>
      <text:p text:style-name="Preformatted_20_Text"><text:span text:style-name="Source_20_Text"><text:s text:c="2"/>--secondary-shadow: #a17a69;</text:span></text:p>
      <text:p text:style-name="Preformatted_20_Text"><text:span text:style-name="Source_20_Text"><text:s text:c="2"/>--bottom-margin: 0.5rem;</text:span></text:p>
      <text:p text:style-name="Preformatted_20_Text"><text:span text:style-name="Source_20_Text"><text:s text:c="2"/>--bottom-margin-2: 1rem;</text:span></text:p>
      <text:p text:style-name="Preformatted_20_Text"><text:span text:style-name="Source_20_Text"><text:s text:c="2"/>--line-height: 1.7rem;</text:span></text:p>
      <text:p text:style-name="Preformatted_20_Text"><text:span text:style-name="Source_20_Text"><text:s text:c="2"/>--transition: 0.3s;</text:span></text:p>
      <text:p text:style-name="Preformatted_20_Text"><text:span text:style-name="Source_20_Text">}</text:span></text:p>
      <text:p text:style-name="Preformatted_20_Text"><text:span text:style-name="Source_20_Text">/* Variables end */</text:span></text:p>
      <text:p text:style-name="Preformatted_20_Text"/>
      <text:p text:style-name="Preformatted_20_Text"><text:span text:style-name="Source_20_Text">html {</text:span></text:p>
      <text:p text:style-name="Preformatted_20_Text"><text:span text:style-name="Source_20_Text"><text:s text:c="2"/>scroll-behavior: smooth;</text:span></text:p>
      <text:p text:style-name="Preformatted_20_Text"><text:span text:style-name="Source_20_Text">}</text:span></text:p>
      <text:p text:style-name="Preformatted_20_Text"/>
      <text:p text:style-name="Preformatted_20_Text"><text:span text:style-name="Source_20_Text">/* CSS Resets */</text:span></text:p>
      <text:p text:style-name="Preformatted_20_Text"><text:span text:style-name="Source_20_Text">* {</text:span></text:p>
      <text:p text:style-name="Preformatted_20_Text"><text:span text:style-name="Source_20_Text"><text:s text:c="2"/>margin: 0;</text:span></text:p>
      <text:p text:style-name="Preformatted_20_Text"><text:span text:style-name="Source_20_Text"><text:s text:c="2"/>padding: 0;</text:span></text:p>
      <text:p text:style-name="Preformatted_20_Text"><text:span text:style-name="Source_20_Text"><text:s text:c="2"/>box-sizing: border-box;</text:span></text:p>
      <text:p text:style-name="Preformatted_20_Text"><text:span text:style-name="Source_20_Text">}</text:span></text:p>
      <text:p text:style-name="Preformatted_20_Text"/>
      <text:p text:style-name="Preformatted_20_Text"><text:span text:style-name="Source_20_Text">ul {</text:span></text:p>
      <text:p text:style-name="Preformatted_20_Text"><text:span text:style-name="Source_20_Text"><text:s text:c="2"/>list-style-type: none;</text:span></text:p>
      <text:p text:style-name="Preformatted_20_Text"><text:span text:style-name="Source_20_Text">}</text:span></text:p>
      <text:p text:style-name="Preformatted_20_Text"/>
      <text:p text:style-name="Preformatted_20_Text"><text:span text:style-name="Source_20_Text">a {</text:span></text:p>
      <text:p text:style-name="Preformatted_20_Text"><text:span text:style-name="Source_20_Text"><text:s text:c="2"/>text-decoration: none;</text:span></text:p>
      <text:p text:style-name="Preformatted_20_Text"><text:span text:style-name="Source_20_Text"><text:s text:c="2"/>color: var(--primary-color);</text:span></text:p>
      <text:p text:style-name="Preformatted_20_Text"><text:span text:style-name="Source_20_Text">}</text:span></text:p>
      <text:p text:style-name="Preformatted_20_Text"/>
      <text:p text:style-name="Preformatted_20_Text"><text:span text:style-name="Source_20_Text">a:hover {</text:span></text:p>
      <text:p text:style-name="Preformatted_20_Text"><text:span text:style-name="Source_20_Text"><text:s text:c="2"/>color: var(--secondary-color);</text:span></text:p>
      <text:p text:style-name="Preformatted_20_Text"><text:span text:style-name="Source_20_Text">}</text:span></text:p>
      <text:p text:style-name="Preformatted_20_Text"/>
      <text:p text:style-name="Preformatted_20_Text"><text:span text:style-name="Source_20_Text">body {</text:span></text:p>
      <text:p text:style-name="Preformatted_20_Text"><text:span text:style-name="Source_20_Text"><text:s text:c="2"/>font-family: var(--font-family);</text:span></text:p>
      <text:p text:style-name="P3"><text:span text:style-name="Source_20_Text">}</text:span></text:p>
      <text:p text:style-name="Text_20_body">If you notice, I set a hover state for all links on the website from line 39 to 41. When the user hovers on any link, it changes to the secondary color I set in the CSS variables.</text:p>
      <text:p text:style-name="Text_20_body">Here's a good rule of thumb for declaring CSS variables: if you find yourself using the same property and value often in the same CSS file, you should declare a variable for it to avoid repetition.</text:p>
      <text:p text:style-name="Text_20_body">You should also make your variable names are as descriptive as possible, like I did, in order to help others who might work with your code.</text:p>
      <text:p text:style-name="Text_20_body"><text:soft-page-break/>With the resets, there are some changes to the navbar in the browser:<text:line-break/><draw:frame draw:style-name="fr1" draw:name="Image6" text:anchor-type="as-char" svg:width="6.25in" svg:height="4.1665in" draw:z-index="5"><draw:image xlink:href="https://www.freecodecamp.org/news/content/images/2021/10/ss3.png" xlink:type="simple" xlink:show="embed" xlink:actuate="onLoad" draw:mime-type="image/png"/><svg:title>ss3</svg:title></draw:frame></text:p>
      <text:p text:style-name="Text_20_body">To style the navbar and align the content in it, I will be using CSS Flexbox:</text:p>
      <text:p text:style-name="Preformatted_20_Text"><text:span text:style-name="Source_20_Text">nav {</text:span></text:p>
      <text:p text:style-name="Preformatted_20_Text"><text:span text:style-name="Source_20_Text"><text:s text:c="2"/>position: sticky;</text:span></text:p>
      <text:p text:style-name="Preformatted_20_Text"><text:span text:style-name="Source_20_Text"><text:s text:c="2"/>top: 0;</text:span></text:p>
      <text:p text:style-name="Preformatted_20_Text"><text:span text:style-name="Source_20_Text"><text:s text:c="2"/>left: 0;</text:span></text:p>
      <text:p text:style-name="Preformatted_20_Text"><text:span text:style-name="Source_20_Text"><text:s text:c="2"/>z-index: 1;</text:span></text:p>
      <text:p text:style-name="Preformatted_20_Text"><text:span text:style-name="Source_20_Text"><text:s text:c="2"/>display: flex;</text:span></text:p>
      <text:p text:style-name="Preformatted_20_Text"><text:span text:style-name="Source_20_Text"><text:s text:c="2"/>align-items: center;</text:span></text:p>
      <text:p text:style-name="Preformatted_20_Text"><text:span text:style-name="Source_20_Text"><text:s text:c="2"/>justify-content: space-between;</text:span></text:p>
      <text:p text:style-name="Preformatted_20_Text"><text:span text:style-name="Source_20_Text"><text:s text:c="2"/>padding: 1.5rem 3.5rem;</text:span></text:p>
      <text:p text:style-name="Preformatted_20_Text"><text:span text:style-name="Source_20_Text"><text:s text:c="2"/>background-color: var(--bg-color);</text:span></text:p>
      <text:p text:style-name="Preformatted_20_Text"><text:span text:style-name="Source_20_Text"><text:s text:c="2"/>box-shadow: 0 3px 5px rgba(0, 0, 0, 0.1);</text:span></text:p>
      <text:p text:style-name="P3"><text:span text:style-name="Source_20_Text">}</text:span></text:p>
      <text:p text:style-name="Text_20_body"><text:span text:style-name="Strong_20_Emphasis">What's the CSS above doing?</text:span></text:p>
      <text:p text:style-name="Text_20_body">I made the navbar sticky with the position property, so it remains at the top no matter what.</text:p>
      <text:p text:style-name="Text_20_body">The <text:span text:style-name="Source_20_Text">z-index</text:span> property with the value of 1 makes sure the navbar displays over any other element on the web page. That's how you make a sticky navbar.</text:p>
      <text:p text:style-name="Text_20_body">In addition, I also applied a shadow to the bottom of the navbar with the <text:span text:style-name="Source_20_Text">box-shadow</text:span> property.</text:p>
      <text:p text:style-name="Text_20_body"><text:soft-page-break/>The navbar has a new look:<text:line-break/><draw:frame draw:style-name="fr1" draw:name="Image7" text:anchor-type="as-char" svg:width="6.25in" svg:height="4.1665in" draw:z-index="6"><draw:image xlink:href="https://www.freecodecamp.org/news/content/images/2021/10/ss4.png" xlink:type="simple" xlink:show="embed" xlink:actuate="onLoad" draw:mime-type="image/png"/><svg:title>ss4</svg:title></draw:frame></text:p>
      <text:p text:style-name="Text_20_body">But we're not finished yet. The nav menu items need to be side by side, not on top of each other. I will be doing that with Flexbox too.</text:p>
      <text:p text:style-name="Text_20_body">I will also finish up the rest of the navbar styling by making the h1, nav items, and the hamburger menu button look nicer. I'll do this with some CSS variables initially declared.</text:p>
      <text:p text:style-name="Preformatted_20_Text"><text:span text:style-name="Source_20_Text">nav h1 {</text:span></text:p>
      <text:p text:style-name="Preformatted_20_Text"><text:span text:style-name="Source_20_Text"><text:s text:c="2"/>color: var(--primary-color);</text:span></text:p>
      <text:p text:style-name="Preformatted_20_Text"><text:span text:style-name="Source_20_Text">}</text:span></text:p>
      <text:p text:style-name="Preformatted_20_Text"/>
      <text:p text:style-name="Preformatted_20_Text"><text:span text:style-name="Source_20_Text">nav a {</text:span></text:p>
      <text:p text:style-name="Preformatted_20_Text"><text:span text:style-name="Source_20_Text"><text:s text:c="2"/>color: var(--primary-color);</text:span></text:p>
      <text:p text:style-name="Preformatted_20_Text"><text:span text:style-name="Source_20_Text"><text:s text:c="2"/>transition: var(--transition);</text:span></text:p>
      <text:p text:style-name="Preformatted_20_Text"><text:span text:style-name="Source_20_Text">}</text:span></text:p>
      <text:p text:style-name="Preformatted_20_Text"><text:span text:style-name="Source_20_Text">nav a:hover {</text:span></text:p>
      <text:p text:style-name="Preformatted_20_Text"><text:span text:style-name="Source_20_Text"><text:s text:c="2"/>color: var(--secondary-color);</text:span></text:p>
      <text:p text:style-name="Preformatted_20_Text"><text:span text:style-name="Source_20_Text"><text:s text:c="2"/>border-bottom: 2px solid var(--secondary-color);</text:span></text:p>
      <text:p text:style-name="Preformatted_20_Text"><text:span text:style-name="Source_20_Text">}</text:span></text:p>
      <text:p text:style-name="Preformatted_20_Text"/>
      <text:p text:style-name="Preformatted_20_Text"><text:span text:style-name="Source_20_Text">nav ul {</text:span></text:p>
      <text:p text:style-name="Preformatted_20_Text"><text:span text:style-name="Source_20_Text"><text:s text:c="2"/>display: flex;</text:span></text:p>
      <text:p text:style-name="Preformatted_20_Text"><text:span text:style-name="Source_20_Text"><text:s text:c="2"/>gap: 1.9rem;</text:span></text:p>
      <text:p text:style-name="Preformatted_20_Text"><text:span text:style-name="Source_20_Text">}</text:span></text:p>
      <text:p text:style-name="Preformatted_20_Text"/>
      <text:p text:style-name="Preformatted_20_Text"><text:span text:style-name="Source_20_Text">nav ul li {</text:span></text:p>
      <text:p text:style-name="Preformatted_20_Text"><text:span text:style-name="Source_20_Text"><text:s text:c="2"/>font-weight: var(--bold-font);</text:span></text:p>
      <text:p text:style-name="P3"><text:span text:style-name="Source_20_Text">}</text:span></text:p>
      <text:p text:style-name="Text_20_body">The hamburger menu bar also needs to be hidden. It has a class of <text:span text:style-name="Source_20_Text">.burger-menu</text:span>, so we can set a display of none with it and also make the button look better.</text:p>
      <text:p text:style-name="Preformatted_20_Text"><text:span text:style-name="Source_20_Text">.burger-menu {</text:span></text:p>
      <text:p text:style-name="Preformatted_20_Text"><text:span text:style-name="Source_20_Text"><text:s text:c="2"/>color: var(--primary-color);</text:span></text:p>
      <text:p text:style-name="Preformatted_20_Text"><text:soft-page-break/><text:span text:style-name="Source_20_Text"><text:s text:c="2"/>font-size: 2rem;</text:span></text:p>
      <text:p text:style-name="Preformatted_20_Text"><text:span text:style-name="Source_20_Text"><text:s text:c="2"/>border: 0;</text:span></text:p>
      <text:p text:style-name="Preformatted_20_Text"><text:span text:style-name="Source_20_Text"><text:s text:c="2"/>background-color: transparent;</text:span></text:p>
      <text:p text:style-name="Preformatted_20_Text"><text:span text:style-name="Source_20_Text"><text:s text:c="2"/>cursor: pointer;</text:span></text:p>
      <text:p text:style-name="Preformatted_20_Text"><text:span text:style-name="Source_20_Text"><text:s text:c="2"/>display: none;</text:span></text:p>
      <text:p text:style-name="P3"><text:span text:style-name="Source_20_Text">}</text:span></text:p>
      <text:p text:style-name="Text_20_body">Our navbar looks way nicer now:<text:line-break/><draw:frame draw:style-name="fr1" draw:name="Image8" text:anchor-type="as-char" svg:width="6.25in" svg:height="4.1665in" draw:z-index="7"><draw:image xlink:href="https://www.freecodecamp.org/news/content/images/2021/10/ss5.png" xlink:type="simple" xlink:show="embed" xlink:actuate="onLoad" draw:mime-type="image/png"/><svg:title>ss5</svg:title></draw:frame></text:p>
      <text:h text:style-name="Heading_20_3" text:outline-level="3"><text:bookmark text:name="howtobuildtheherosection"/>How to Build the Hero Section</text:h>
      <text:p text:style-name="Text_20_body">The next section we'll work on is the hero section. This won’t take quite as much work as the navbar.</text:p>
      <text:p text:style-name="Text_20_body">The HTML boilerplate for the hero section is in the code snippet below:</text:p>
      <text:p text:style-name="Preformatted_20_Text"><text:span text:style-name="Source_20_Text">&lt;section class="hero" id="about"&gt;</text:span></text:p>
      <text:p text:style-name="Preformatted_20_Text"><text:span text:style-name="Source_20_Text"><text:s text:c="6"/>&lt;img</text:span></text:p>
      <text:p text:style-name="Preformatted_20_Text"><text:span text:style-name="Source_20_Text"><text:s text:c="8"/>src="assets/images/wfh_1.svg"</text:span></text:p>
      <text:p text:style-name="Preformatted_20_Text"><text:span text:style-name="Source_20_Text"><text:s text:c="8"/>alt="jane-doe"</text:span></text:p>
      <text:p text:style-name="Preformatted_20_Text"><text:span text:style-name="Source_20_Text"><text:s text:c="8"/>loading="lazy"</text:span></text:p>
      <text:p text:style-name="Preformatted_20_Text"><text:span text:style-name="Source_20_Text"><text:s text:c="8"/>class="hero-img"</text:span></text:p>
      <text:p text:style-name="Preformatted_20_Text"><text:span text:style-name="Source_20_Text"><text:s text:c="6"/>/&gt;</text:span></text:p>
      <text:p text:style-name="Preformatted_20_Text"><text:span text:style-name="Source_20_Text"><text:s text:c="6"/>&lt;div class="bio animate__animated animate__shakeX"&gt;</text:span></text:p>
      <text:p text:style-name="Preformatted_20_Text"><text:span text:style-name="Source_20_Text"><text:s text:c="8"/>&lt;h2 class="bio-title"&gt;About Me&lt;/h2&gt;</text:span></text:p>
      <text:p text:style-name="Preformatted_20_Text"><text:span text:style-name="Source_20_Text"><text:s text:c="8"/>&lt;p class="bio-text"&gt;</text:span></text:p>
      <text:p text:style-name="Preformatted_20_Text"><text:span text:style-name="Source_20_Text"><text:s text:c="10"/>Lorem ipsum dolor sit amet, consectetur adipisicing elit. Mollitia sed</text:span></text:p>
      <text:p text:style-name="Preformatted_20_Text"><text:span text:style-name="Source_20_Text"><text:s text:c="10"/>dolorem fugit sapiente porro veniam pariatur dolore nostrum delectus</text:span></text:p>
      <text:p text:style-name="Preformatted_20_Text"><text:span text:style-name="Source_20_Text"><text:s text:c="10"/>inventore tempore minus nemo, iste ullam illo laboriosam maiores</text:span></text:p>
      <text:p text:style-name="Preformatted_20_Text"><text:span text:style-name="Source_20_Text"><text:s text:c="10"/>repudiandae quos!</text:span></text:p>
      <text:p text:style-name="Preformatted_20_Text"><text:span text:style-name="Source_20_Text"><text:s text:c="8"/>&lt;/p&gt;</text:span></text:p>
      <text:p text:style-name="Preformatted_20_Text"><text:span text:style-name="Source_20_Text"><text:s text:c="6"/>&lt;/div&gt;</text:span></text:p>
      <text:p text:style-name="P3"><text:span text:style-name="Source_20_Text">&lt;/section&gt;</text:span></text:p>
      <text:p text:style-name="Text_20_body"><text:soft-page-break/>The only thing that's a bit strange are the classes of <text:span text:style-name="Source_20_Text">animate__animated animate__shakeX</text:span> attached to the div containing the <text:span text:style-name="Source_20_Text">About Me</text:span> text. The class names are from animate CSS and they serve to animate the About Me text container.</text:p>
      <text:p text:style-name="Text_20_body">With this, the website gets a new look:<text:line-break/><draw:frame draw:style-name="fr1" draw:name="Image9" text:anchor-type="as-char" svg:width="6.25in" svg:height="4.1665in" draw:z-index="8"><draw:image xlink:href="https://www.freecodecamp.org/news/content/images/2021/10/ss6.png" xlink:type="simple" xlink:show="embed" xlink:actuate="onLoad" draw:mime-type="image/png"/><svg:title>ss6</svg:title></draw:frame></text:p>
      <text:h text:style-name="Heading_20_3" text:outline-level="3"><text:bookmark text:name="howtostyletheherosection"/>How to Style the Hero Section</text:h>
      <text:p text:style-name="Text_20_body">Flexbox will come to the rescue once again! This section has two major sets of content – an image and text in a div. So we can use flexbox to display them side by side. You can see how it works in the CSS code snippet below:</text:p>
      <text:p text:style-name="Preformatted_20_Text"><text:span text:style-name="Source_20_Text">.hero {</text:span></text:p>
      <text:p text:style-name="Preformatted_20_Text"><text:span text:style-name="Source_20_Text"><text:s text:c="2"/>display: flex;</text:span></text:p>
      <text:p text:style-name="Preformatted_20_Text"><text:span text:style-name="Source_20_Text"><text:s text:c="2"/>align-items: center;</text:span></text:p>
      <text:p text:style-name="Preformatted_20_Text"><text:span text:style-name="Source_20_Text"><text:s text:c="2"/>justify-content: center;</text:span></text:p>
      <text:p text:style-name="Preformatted_20_Text"><text:span text:style-name="Source_20_Text"><text:s text:c="2"/>gap: 2.5rem;</text:span></text:p>
      <text:p text:style-name="Preformatted_20_Text"><text:span text:style-name="Source_20_Text"><text:s text:c="2"/>max-width: 68.75rem;</text:span></text:p>
      <text:p text:style-name="Preformatted_20_Text"><text:span text:style-name="Source_20_Text"><text:s text:c="2"/>margin: auto;</text:span></text:p>
      <text:p text:style-name="P3"><text:span text:style-name="Source_20_Text">}</text:span></text:p>
      <text:p text:style-name="Text_20_body"><text:soft-page-break/><draw:frame draw:style-name="fr1" draw:name="Image10" text:anchor-type="as-char" svg:width="6.25in" svg:height="4.1665in" draw:z-index="9"><draw:image xlink:href="https://www.freecodecamp.org/news/content/images/2021/10/ss7.png" xlink:type="simple" xlink:show="embed" xlink:actuate="onLoad" draw:mime-type="image/png"/><svg:title>ss7</svg:title></draw:frame></text:p>
      <text:p text:style-name="Text_20_body">Our Jane Doe image is too big, so we need to reduce its width and height.<text:line-break/>We also need to style the bio text (About Me text) for readability too. The CSS variables initially declared will be very instrumental here.</text:p>
      <text:p text:style-name="Preformatted_20_Text"><text:span text:style-name="Source_20_Text">.hero img {</text:span></text:p>
      <text:p text:style-name="Preformatted_20_Text"><text:span text:style-name="Source_20_Text"><text:s text:c="2"/>height: 37.5rem;</text:span></text:p>
      <text:p text:style-name="Preformatted_20_Text"><text:span text:style-name="Source_20_Text"><text:s text:c="2"/>width: 37.5rem;</text:span></text:p>
      <text:p text:style-name="Preformatted_20_Text"><text:span text:style-name="Source_20_Text">}</text:span></text:p>
      <text:p text:style-name="Preformatted_20_Text"/>
      <text:p text:style-name="Preformatted_20_Text"><text:span text:style-name="Source_20_Text">.bio {</text:span></text:p>
      <text:p text:style-name="Preformatted_20_Text"><text:span text:style-name="Source_20_Text"><text:s text:c="2"/>width: 25rem;</text:span></text:p>
      <text:p text:style-name="Preformatted_20_Text"><text:span text:style-name="Source_20_Text"><text:s text:c="2"/>padding: 0.625rem;</text:span></text:p>
      <text:p text:style-name="Preformatted_20_Text"><text:span text:style-name="Source_20_Text"><text:s text:c="2"/>border-radius: 6px;</text:span></text:p>
      <text:p text:style-name="Preformatted_20_Text"><text:span text:style-name="Source_20_Text"><text:s text:c="2"/>box-shadow: 0px 2px 15px 2px var(--primary-shadow);</text:span></text:p>
      <text:p text:style-name="Preformatted_20_Text"><text:span text:style-name="Source_20_Text">}</text:span></text:p>
      <text:p text:style-name="Preformatted_20_Text"/>
      <text:p text:style-name="Preformatted_20_Text"><text:span text:style-name="Source_20_Text">.bio h1 {</text:span></text:p>
      <text:p text:style-name="Preformatted_20_Text"><text:span text:style-name="Source_20_Text"><text:s text:c="2"/>margin-bottom: var(--bottom-margin);</text:span></text:p>
      <text:p text:style-name="Preformatted_20_Text"><text:span text:style-name="Source_20_Text">}</text:span></text:p>
      <text:p text:style-name="Preformatted_20_Text"/>
      <text:p text:style-name="Preformatted_20_Text"><text:span text:style-name="Source_20_Text">.bio p {</text:span></text:p>
      <text:p text:style-name="Preformatted_20_Text"><text:span text:style-name="Source_20_Text"><text:s text:c="2"/>line-height: var(--line-height);</text:span></text:p>
      <text:p text:style-name="Preformatted_20_Text"><text:span text:style-name="Source_20_Text"><text:s text:c="2"/>padding: 0.3rem 0;</text:span></text:p>
      <text:p text:style-name="P3"><text:span text:style-name="Source_20_Text">}</text:span></text:p>
      <text:p text:style-name="Text_20_body"><text:soft-page-break/>The hero section now looks beautiful:<text:line-break/><draw:frame draw:style-name="fr1" draw:name="Image11" text:anchor-type="as-char" svg:width="6.25in" svg:height="4.1665in" draw:z-index="10"><draw:image xlink:href="https://www.freecodecamp.org/news/content/images/2021/10/ss8.png" xlink:type="simple" xlink:show="embed" xlink:actuate="onLoad" draw:mime-type="image/png"/><svg:title>ss8</svg:title></draw:frame></text:p>
      <text:h text:style-name="Heading_20_3" text:outline-level="3"><text:bookmark text:name="howtobuildthemoreaboutmesection"/>How to Build the More About Me Section</text:h>
      <text:p text:style-name="Text_20_body">I included this section to include some more information about Jane Doe with some placeholder text.</text:p>
      <text:p text:style-name="Text_20_body">You can take advantage of this to include information you were unable to put in the About Me section.</text:p>
      <text:p text:style-name="Text_20_body">The HTML boilerplate for this section is quite short and simple:</text:p>
      <text:p text:style-name="Preformatted_20_Text"><text:span text:style-name="Source_20_Text"><text:s text:c="4"/>&lt;section class="more-about"&gt;</text:span></text:p>
      <text:p text:style-name="Preformatted_20_Text"><text:span text:style-name="Source_20_Text"><text:s text:c="6"/>&lt;h2&gt;More About Me&lt;/h2&gt;</text:span></text:p>
      <text:p text:style-name="Preformatted_20_Text"><text:span text:style-name="Source_20_Text"><text:s text:c="6"/>&lt;p&gt;</text:span></text:p>
      <text:p text:style-name="Preformatted_20_Text"><text:span text:style-name="Source_20_Text"><text:s text:c="8"/>Lorem ipsum dolor sit amet consectetur adipisicing elit. Reiciendis</text:span></text:p>
      <text:p text:style-name="Preformatted_20_Text"><text:span text:style-name="Source_20_Text"><text:s text:c="8"/>nesciunt excepturi quos obcaecati incidunt voluptatem ipsam sunt ipsum,</text:span></text:p>
      <text:p text:style-name="Preformatted_20_Text"><text:span text:style-name="Source_20_Text"><text:s text:c="8"/>autem deleniti cupiditate molestias quis unde quae totam porro dicta</text:span></text:p>
      <text:p text:style-name="Preformatted_20_Text"><text:span text:style-name="Source_20_Text"><text:s text:c="8"/>iure animi inventore, veniam hic! Omnis nulla, delectus a voluptatibus</text:span></text:p>
      <text:p text:style-name="Preformatted_20_Text"><text:span text:style-name="Source_20_Text"><text:s text:c="6"/>&lt;/p&gt;</text:span></text:p>
      <text:p text:style-name="Preformatted_20_Text"><text:span text:style-name="Source_20_Text"><text:s text:c="6"/>&lt;p&gt;</text:span></text:p>
      <text:p text:style-name="Preformatted_20_Text"><text:span text:style-name="Source_20_Text"><text:s text:c="8"/>Lorem ipsum dolor sit amet consectetur, adipisicing elit. Consequuntur</text:span></text:p>
      <text:p text:style-name="Preformatted_20_Text"><text:span text:style-name="Source_20_Text"><text:s text:c="8"/>nostrum dolor minus, libero delectus praesentium perferendis</text:span></text:p>
      <text:p text:style-name="Preformatted_20_Text"><text:span text:style-name="Source_20_Text"><text:s text:c="6"/>&lt;/p&gt;</text:span></text:p>
      <text:p text:style-name="Preformatted_20_Text"><text:span text:style-name="Source_20_Text"><text:s text:c="6"/>&lt;p&gt;</text:span></text:p>
      <text:p text:style-name="Preformatted_20_Text"><text:span text:style-name="Source_20_Text"><text:s text:c="8"/>Lorem ipsum dolor sit amet consectetur adipisicing elit. Vero,</text:span></text:p>
      <text:p text:style-name="Preformatted_20_Text"><text:span text:style-name="Source_20_Text"><text:s text:c="8"/>consequuntur labore? Ea totam voluptas amet!</text:span></text:p>
      <text:p text:style-name="Preformatted_20_Text"><text:span text:style-name="Source_20_Text"><text:s text:c="6"/>&lt;/p&gt;</text:span></text:p>
      <text:p text:style-name="P3"><text:span text:style-name="Source_20_Text"><text:s text:c="4"/>&lt;/section&gt;</text:span></text:p>
      <text:p text:style-name="Text_20_body">The CSS is straightforward as well. All we'll do is set a <text:span text:style-name="Source_20_Text">background-color</text:span> with the <text:span text:style-name="Source_20_Text">--bg-color</text:span> CSS variable, make the section readable by setting the padding, margin, line-height, and aligning the h2 text to the center:</text:p>
      <text:p text:style-name="Preformatted_20_Text"><text:soft-page-break/><text:span text:style-name="Source_20_Text">.more-about {</text:span></text:p>
      <text:p text:style-name="Preformatted_20_Text"><text:span text:style-name="Source_20_Text"><text:s text:c="2"/>background-color: var(--bg-color);</text:span></text:p>
      <text:p text:style-name="Preformatted_20_Text"><text:span text:style-name="Source_20_Text"><text:s text:c="2"/>padding: 1rem 6rem;</text:span></text:p>
      <text:p text:style-name="Preformatted_20_Text"><text:span text:style-name="Source_20_Text">}</text:span></text:p>
      <text:p text:style-name="Preformatted_20_Text"/>
      <text:p text:style-name="Preformatted_20_Text"><text:span text:style-name="Source_20_Text">.more-about h2 {</text:span></text:p>
      <text:p text:style-name="Preformatted_20_Text"><text:span text:style-name="Source_20_Text"><text:s text:c="2"/>margin-bottom: var(--bottom-margin);</text:span></text:p>
      <text:p text:style-name="Preformatted_20_Text"><text:span text:style-name="Source_20_Text"><text:s text:c="2"/>text-align: center;</text:span></text:p>
      <text:p text:style-name="Preformatted_20_Text"><text:span text:style-name="Source_20_Text">}</text:span></text:p>
      <text:p text:style-name="Preformatted_20_Text"/>
      <text:p text:style-name="Preformatted_20_Text"><text:span text:style-name="Source_20_Text">.more-about p {</text:span></text:p>
      <text:p text:style-name="Preformatted_20_Text"><text:span text:style-name="Source_20_Text"><text:s text:c="2"/>line-height: var(--line-height);</text:span></text:p>
      <text:p text:style-name="Preformatted_20_Text"><text:span text:style-name="Source_20_Text"><text:s text:c="2"/>padding: 0.4rem;</text:span></text:p>
      <text:p text:style-name="P3"><text:span text:style-name="Source_20_Text">}</text:span></text:p>
      <text:p text:style-name="Text_20_body">In the browser, the More About section looks like this:<text:line-break/><draw:frame draw:style-name="fr1" draw:name="Image12" text:anchor-type="as-char" svg:width="6.25in" svg:height="4.1665in" draw:z-index="11"><draw:image xlink:href="https://www.freecodecamp.org/news/content/images/2021/10/ss9.png" xlink:type="simple" xlink:show="embed" xlink:actuate="onLoad"/><svg:title>ss9</svg:title></draw:frame></text:p>
      <text:h text:style-name="Heading_20_3" text:outline-level="3"><text:bookmark text:name="howtobuildtheskillssection"/>How to Build the Skills Section</text:h>
      <text:p text:style-name="Text_20_body">From the live demo, you'll see that the skills section contains relevant skills such as HTML, CSS, JavaScript, and so on. I was able to get the icons of those languages as SVGs from Icons8.</text:p>
      <text:p text:style-name="Text_20_body">The HTML boilerplate for this section is in the code snippet below:</text:p>
      <text:p text:style-name="Preformatted_20_Text"><text:span text:style-name="Source_20_Text"><text:s/>&lt;section class="skills" id="skills"&gt;</text:span></text:p>
      <text:p text:style-name="Preformatted_20_Text"><text:span text:style-name="Source_20_Text"><text:s text:c="6"/>&lt;h2 class="skill-header"&gt;My Top Skills&lt;/h2&gt;</text:span></text:p>
      <text:p text:style-name="Preformatted_20_Text"/>
      <text:p text:style-name="Preformatted_20_Text"><text:span text:style-name="Source_20_Text"><text:s text:c="6"/>&lt;div class="skills-wrapper"&gt;</text:span></text:p>
      <text:p text:style-name="Preformatted_20_Text"><text:span text:style-name="Source_20_Text"><text:s text:c="8"/>&lt;div class="first-set animate__animated animate__pulse"&gt;</text:span></text:p>
      <text:p text:style-name="Preformatted_20_Text"><text:span text:style-name="Source_20_Text"><text:s text:c="10"/>&lt;img</text:span></text:p>
      <text:p text:style-name="Preformatted_20_Text"><text:span text:style-name="Source_20_Text"><text:s text:c="12"/>src="assets/icons/icons8-html-5.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10"/>&lt;img</text:span></text:p>
      <text:p text:style-name="Preformatted_20_Text"><text:soft-page-break/><text:span text:style-name="Source_20_Text"><text:s text:c="12"/>src="assets/icons/icons8-css3.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10"/>&lt;img</text:span></text:p>
      <text:p text:style-name="Preformatted_20_Text"><text:span text:style-name="Source_20_Text"><text:s text:c="12"/>src="assets/icons/icons8-javascript.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8"/>&lt;/div&gt;</text:span></text:p>
      <text:p text:style-name="Preformatted_20_Text"/>
      <text:p text:style-name="Preformatted_20_Text"><text:span text:style-name="Source_20_Text"><text:s text:c="8"/>&lt;div class="second-set animate__animated animate__pulse"&gt;</text:span></text:p>
      <text:p text:style-name="Preformatted_20_Text"><text:span text:style-name="Source_20_Text"><text:s text:c="10"/>&lt;img</text:span></text:p>
      <text:p text:style-name="Preformatted_20_Text"><text:span text:style-name="Source_20_Text"><text:s text:c="12"/>src="assets/icons/icons8-bootstrap.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10"/>&lt;img</text:span></text:p>
      <text:p text:style-name="Preformatted_20_Text"><text:span text:style-name="Source_20_Text"><text:s text:c="12"/>src="assets/icons/icons8-react-native.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10"/>&lt;img</text:span></text:p>
      <text:p text:style-name="Preformatted_20_Text"><text:span text:style-name="Source_20_Text"><text:s text:c="12"/>src="assets/icons/icons8-git.svg"</text:span></text:p>
      <text:p text:style-name="Preformatted_20_Text"><text:span text:style-name="Source_20_Text"><text:s text:c="12"/>alt=""</text:span></text:p>
      <text:p text:style-name="Preformatted_20_Text"><text:span text:style-name="Source_20_Text"><text:s text:c="12"/>loading="lazy"</text:span></text:p>
      <text:p text:style-name="Preformatted_20_Text"><text:span text:style-name="Source_20_Text"><text:s text:c="12"/>class="icon icon-card"</text:span></text:p>
      <text:p text:style-name="Preformatted_20_Text"><text:span text:style-name="Source_20_Text"><text:s text:c="10"/>/&gt;</text:span></text:p>
      <text:p text:style-name="Preformatted_20_Text"><text:span text:style-name="Source_20_Text"><text:s text:c="8"/>&lt;/div&gt;</text:span></text:p>
      <text:p text:style-name="Preformatted_20_Text"><text:span text:style-name="Source_20_Text"><text:s text:c="6"/>&lt;/div&gt;</text:span></text:p>
      <text:p text:style-name="P3"><text:span text:style-name="Source_20_Text"><text:s text:c="4"/>&lt;/section&gt;</text:span></text:p>
      <text:p text:style-name="Text_20_body">There are six icons in total. And instead of having to align them with Flexbox, I grouped them in two places (3 teach), with the classes of first-set and second-set, so they stay on top of each other. This means that the stylings we'll apply will be more readable. Easy!</text:p>
      <text:p text:style-name="Text_20_body">Notice that I’ve been attaching the loading attribute to the individual icons and images and setting it to lazy. This will make sure that the images are loaded only when the user scrolls to the sections containing them. This will subsequently speed up load time, because only what is needed will be loaded.</text:p>
      <text:h text:style-name="Heading_20_3" text:outline-level="3"><text:bookmark text:name="howtostyletheskillssection"/><text:soft-page-break/>How to Style the Skills Section</text:h>
      <text:p text:style-name="Text_20_body">Without styling, the skills section looks like this:<text:line-break/><draw:frame draw:style-name="fr1" draw:name="Image13" text:anchor-type="as-char" svg:width="6.25in" svg:height="4.1665in" draw:z-index="12"><draw:image xlink:href="https://www.freecodecamp.org/news/content/images/2021/10/ss10edited.jpg" xlink:type="simple" xlink:show="embed" xlink:actuate="onLoad" draw:mime-type="image/jpeg"/><svg:title>ss10edited</svg:title></draw:frame></text:p>
      <text:p text:style-name="Text_20_body">We should style the section a little bit because it doesn’t look good enough yet:</text:p>
      <text:p text:style-name="Preformatted_20_Text"><text:span text:style-name="Source_20_Text">.skills {</text:span></text:p>
      <text:p text:style-name="Preformatted_20_Text"><text:span text:style-name="Source_20_Text"><text:s text:c="2"/>max-width: 68.75rem;</text:span></text:p>
      <text:p text:style-name="Preformatted_20_Text"><text:span text:style-name="Source_20_Text"><text:s text:c="2"/>margin: auto;</text:span></text:p>
      <text:p text:style-name="Preformatted_20_Text"><text:span text:style-name="Source_20_Text"><text:s text:c="2"/>text-align: center;</text:span></text:p>
      <text:p text:style-name="Preformatted_20_Text"><text:span text:style-name="Source_20_Text"><text:s text:c="2"/>margin-top: 2.5rem;</text:span></text:p>
      <text:p text:style-name="Preformatted_20_Text"><text:span text:style-name="Source_20_Text">}</text:span></text:p>
      <text:p text:style-name="Preformatted_20_Text"/>
      <text:p text:style-name="Preformatted_20_Text"><text:span text:style-name="Source_20_Text">.skill-header {</text:span></text:p>
      <text:p text:style-name="Preformatted_20_Text"><text:span text:style-name="Source_20_Text"><text:s text:c="2"/>margin-bottom: 1rem;</text:span></text:p>
      <text:p text:style-name="Preformatted_20_Text"><text:span text:style-name="Source_20_Text">}</text:span></text:p>
      <text:p text:style-name="Preformatted_20_Text"/>
      <text:p text:style-name="Preformatted_20_Text"><text:span text:style-name="Source_20_Text">.skills-wrapper img {</text:span></text:p>
      <text:p text:style-name="Preformatted_20_Text"><text:span text:style-name="Source_20_Text"><text:s text:c="2"/>padding: 1.25rem;</text:span></text:p>
      <text:p text:style-name="Preformatted_20_Text"><text:span text:style-name="Source_20_Text">}</text:span></text:p>
      <text:p text:style-name="Preformatted_20_Text"/>
      <text:p text:style-name="Preformatted_20_Text"><text:span text:style-name="Source_20_Text">.icon {</text:span></text:p>
      <text:p text:style-name="Preformatted_20_Text"><text:span text:style-name="Source_20_Text"><text:s text:c="2"/>width: 11.875rem;</text:span></text:p>
      <text:p text:style-name="Preformatted_20_Text"><text:span text:style-name="Source_20_Text"><text:s text:c="2"/>height: 11.25rem;</text:span></text:p>
      <text:p text:style-name="P3"><text:span text:style-name="Source_20_Text">}</text:span></text:p>
      <text:p text:style-name="Text_20_body">In the CSS above, I defined a maximum width for the whole section to push things to the center for a better user experience.</text:p>
      <text:p text:style-name="Text_20_body">Other stylings we applied relate to clarity and readability. For example, I increased the size of the icons to make them more visible with the width and height properties. I also applied a padding of 1rem (16 pixels) to all the icons to push them apart from each other a little bit.</text:p>
      <text:p text:style-name="Text_20_body"><text:soft-page-break/>The skills section now looks cool:<text:line-break/><draw:frame draw:style-name="fr1" draw:name="Image14" text:anchor-type="as-char" svg:width="6.25in" svg:height="4.1665in" draw:z-index="13"><draw:image xlink:href="https://www.freecodecamp.org/news/content/images/2021/10/ss11.png" xlink:type="simple" xlink:show="embed" xlink:actuate="onLoad" draw:mime-type="image/png"/><svg:title>ss11</svg:title></draw:frame></text:p>
      <text:p text:style-name="Text_20_body">Still, I think the section can be better, so I have decided to make some more tweaks with the box-shadow property.</text:p>
      <text:p text:style-name="Text_20_body">Remember from the HTML that there is a class attribute called <text:span text:style-name="Source_20_Text">.icon-card</text:span> attached to all the icons. I will be using the class name to put all the icons in a card:</text:p>
      <text:p text:style-name="Preformatted_20_Text"><text:span text:style-name="Source_20_Text">.icon-card {</text:span></text:p>
      <text:p text:style-name="Preformatted_20_Text"><text:span text:style-name="Source_20_Text"><text:s text:c="2"/>background-color: #fff;</text:span></text:p>
      <text:p text:style-name="Preformatted_20_Text"><text:span text:style-name="Source_20_Text"><text:s text:c="2"/>border-radius: 11px;</text:span></text:p>
      <text:p text:style-name="Preformatted_20_Text"><text:span text:style-name="Source_20_Text"><text:s text:c="2"/>box-shadow: 0 3px 10px var(--secondary-shadow);</text:span></text:p>
      <text:p text:style-name="Preformatted_20_Text"><text:span text:style-name="Source_20_Text"><text:s text:c="2"/>padding: 20px;</text:span></text:p>
      <text:p text:style-name="Preformatted_20_Text"><text:span text:style-name="Source_20_Text"><text:s text:c="2"/>margin: 10px;</text:span></text:p>
      <text:p text:style-name="P3"><text:span text:style-name="Source_20_Text">}</text:span></text:p>
      <text:p text:style-name="Text_20_body"><text:soft-page-break/>The skills section looks a lot better:<text:line-break/><draw:frame draw:style-name="fr1" draw:name="Image15" text:anchor-type="as-char" svg:width="6.25in" svg:height="4.1665in" draw:z-index="14"><draw:image xlink:href="https://www.freecodecamp.org/news/content/images/2021/10/ss12.png" xlink:type="simple" xlink:show="embed" xlink:actuate="onLoad" draw:mime-type="image/png"/><svg:title>ss12</svg:title></draw:frame><text:line-break/>Look at that!</text:p>
      <text:h text:style-name="Heading_20_3" text:outline-level="3"><text:bookmark text:name="howtobuildtheprojectssection"/>How to Build the Projects Section</text:h>
      <text:p text:style-name="Text_20_body">One of the major purposes of a portfolio website is to show off your projects. So we'll need to build a section to showcase projects you've worked on in the past.</text:p>
      <text:p text:style-name="Text_20_body">This section is probably the most tedious to style, but Flexbox won’t stop being our friend.</text:p>
      <text:p text:style-name="Text_20_body">The HTML for this section is in the code snippet below:</text:p>
      <text:p text:style-name="Preformatted_20_Text"><text:span text:style-name="Source_20_Text">&lt;section class="projects" id="projects"&gt;</text:span></text:p>
      <text:p text:style-name="Preformatted_20_Text"><text:span text:style-name="Source_20_Text"><text:s text:c="6"/>&lt;h2 class="projects-title"&gt;Some of my Recent Projects&lt;/h2&gt;</text:span></text:p>
      <text:p text:style-name="Preformatted_20_Text"><text:span text:style-name="Source_20_Text"><text:s text:c="6"/>&lt;div class="projects-container"&gt;</text:span></text:p>
      <text:p text:style-name="Preformatted_20_Text"><text:span text:style-name="Source_20_Text"><text:s text:c="8"/>&lt;div class="project-container project-card"&gt;</text:span></text:p>
      <text:p text:style-name="Preformatted_20_Text"><text:span text:style-name="Source_20_Text"><text:s text:c="10"/>&lt;img</text:span></text:p>
      <text:p text:style-name="Preformatted_20_Text"><text:span text:style-name="Source_20_Text"><text:s text:c="12"/>src="assets/images/expenseTracker.png"</text:span></text:p>
      <text:p text:style-name="Preformatted_20_Text"><text:span text:style-name="Source_20_Text"><text:s text:c="12"/>alt="expense-tracker"</text:span></text:p>
      <text:p text:style-name="Preformatted_20_Text"><text:span text:style-name="Source_20_Text"><text:s text:c="12"/>loading="lazy"</text:span></text:p>
      <text:p text:style-name="Preformatted_20_Text"><text:span text:style-name="Source_20_Text"><text:s text:c="12"/>class="project-pic"</text:span></text:p>
      <text:p text:style-name="Preformatted_20_Text"><text:span text:style-name="Source_20_Text"><text:s text:c="10"/>/&gt;</text:span></text:p>
      <text:p text:style-name="Preformatted_20_Text"><text:span text:style-name="Source_20_Text"><text:s text:c="10"/>&lt;h3 class="project-title"&gt;Expense Tracker&lt;/h3&gt;</text:span></text:p>
      <text:p text:style-name="Preformatted_20_Text"><text:span text:style-name="Source_20_Text"><text:s text:c="10"/>&lt;p class="project-details"&gt;</text:span></text:p>
      <text:p text:style-name="Preformatted_20_Text"><text:span text:style-name="Source_20_Text"><text:s text:c="12"/>Lorem, ipsum dolor sit amet consectetur adipisicing elit. Quas</text:span></text:p>
      <text:p text:style-name="Preformatted_20_Text"><text:span text:style-name="Source_20_Text"><text:s text:c="12"/>ratione vel inventore labore commodi modi quos culpa aut saepe!</text:span></text:p>
      <text:p text:style-name="Preformatted_20_Text"><text:span text:style-name="Source_20_Text"><text:s text:c="12"/>Alias!</text:span></text:p>
      <text:p text:style-name="Preformatted_20_Text"><text:span text:style-name="Source_20_Text"><text:s text:c="10"/>&lt;/p&gt;</text:span></text:p>
      <text:p text:style-name="Preformatted_20_Text"><text:span text:style-name="Source_20_Text"><text:s text:c="10"/>&lt;a href="#" target="_blank" class="project-link"&gt;Check it Out&lt;/a&gt;</text:span></text:p>
      <text:p text:style-name="Preformatted_20_Text"><text:span text:style-name="Source_20_Text"><text:s text:c="8"/>&lt;/div&gt;</text:span></text:p>
      <text:p text:style-name="Preformatted_20_Text"><text:span text:style-name="Source_20_Text"><text:s text:c="8"/>&lt;div class="project-container project-card"&gt;</text:span></text:p>
      <text:p text:style-name="Preformatted_20_Text"><text:span text:style-name="Source_20_Text"><text:s text:c="10"/>&lt;img</text:span></text:p>
      <text:p text:style-name="Preformatted_20_Text"><text:span text:style-name="Source_20_Text"><text:s text:c="12"/>src="assets/images/netflixClone.png"</text:span></text:p>
      <text:p text:style-name="Preformatted_20_Text"><text:span text:style-name="Source_20_Text"><text:s text:c="12"/>alt="netflic-clone"</text:span></text:p>
      <text:p text:style-name="Preformatted_20_Text"><text:span text:style-name="Source_20_Text"><text:s text:c="12"/>loading="lazy"</text:span></text:p>
      <text:p text:style-name="Preformatted_20_Text"><text:span text:style-name="Source_20_Text"><text:s text:c="12"/>class="project-pic"</text:span></text:p>
      <text:p text:style-name="Preformatted_20_Text"><text:soft-page-break/><text:span text:style-name="Source_20_Text"><text:s text:c="10"/>/&gt;</text:span></text:p>
      <text:p text:style-name="Preformatted_20_Text"><text:span text:style-name="Source_20_Text"><text:s text:c="10"/>&lt;h3 class="project-title"&gt;Netflix Clone&lt;/h3&gt;</text:span></text:p>
      <text:p text:style-name="Preformatted_20_Text"><text:span text:style-name="Source_20_Text"><text:s text:c="10"/>&lt;p class="project-details"&gt;</text:span></text:p>
      <text:p text:style-name="Preformatted_20_Text"><text:span text:style-name="Source_20_Text"><text:s text:c="12"/>Lorem, ipsum dolor sit amet consectetur adipisicing elit. Quas</text:span></text:p>
      <text:p text:style-name="Preformatted_20_Text"><text:span text:style-name="Source_20_Text"><text:s text:c="12"/>ratione vel inventore labore commodi modi quos culpa aut saepe!</text:span></text:p>
      <text:p text:style-name="Preformatted_20_Text"><text:span text:style-name="Source_20_Text"><text:s text:c="12"/>Alias!</text:span></text:p>
      <text:p text:style-name="Preformatted_20_Text"><text:span text:style-name="Source_20_Text"><text:s text:c="10"/>&lt;/p&gt;</text:span></text:p>
      <text:p text:style-name="Preformatted_20_Text"><text:span text:style-name="Source_20_Text"><text:s text:c="10"/>&lt;a href="#" target="_blank" class="project-link"&gt;Check it Out&lt;/a&gt;</text:span></text:p>
      <text:p text:style-name="Preformatted_20_Text"><text:span text:style-name="Source_20_Text"><text:s text:c="8"/>&lt;/div&gt;</text:span></text:p>
      <text:p text:style-name="Preformatted_20_Text"><text:span text:style-name="Source_20_Text"><text:s text:c="8"/>&lt;div class="project-container project-card"&gt;</text:span></text:p>
      <text:p text:style-name="Preformatted_20_Text"><text:span text:style-name="Source_20_Text"><text:s text:c="10"/>&lt;img</text:span></text:p>
      <text:p text:style-name="Preformatted_20_Text"><text:span text:style-name="Source_20_Text"><text:s text:c="12"/>src="assets/images/greenyEarth.png"</text:span></text:p>
      <text:p text:style-name="Preformatted_20_Text"><text:span text:style-name="Source_20_Text"><text:s text:c="12"/>alt="greeny-earth"</text:span></text:p>
      <text:p text:style-name="Preformatted_20_Text"><text:span text:style-name="Source_20_Text"><text:s text:c="12"/>loading="lazy"</text:span></text:p>
      <text:p text:style-name="Preformatted_20_Text"><text:span text:style-name="Source_20_Text"><text:s text:c="12"/>class="project-pic"</text:span></text:p>
      <text:p text:style-name="Preformatted_20_Text"><text:span text:style-name="Source_20_Text"><text:s text:c="10"/>/&gt;</text:span></text:p>
      <text:p text:style-name="Preformatted_20_Text"><text:span text:style-name="Source_20_Text"><text:s text:c="10"/>&lt;h3 class="project-title"&gt;Greeny Earth&lt;/h3&gt;</text:span></text:p>
      <text:p text:style-name="Preformatted_20_Text"><text:span text:style-name="Source_20_Text"><text:s text:c="10"/>&lt;p class="project-details"&gt;</text:span></text:p>
      <text:p text:style-name="Preformatted_20_Text"><text:span text:style-name="Source_20_Text"><text:s text:c="12"/>Lorem, ipsum dolor sit amet consectetur adipisicing elit. Quas</text:span></text:p>
      <text:p text:style-name="Preformatted_20_Text"><text:span text:style-name="Source_20_Text"><text:s text:c="12"/>ratione vel inventore labore commodi modi quos culpa aut saepe!</text:span></text:p>
      <text:p text:style-name="Preformatted_20_Text"><text:span text:style-name="Source_20_Text"><text:s text:c="12"/>Alias!</text:span></text:p>
      <text:p text:style-name="Preformatted_20_Text"><text:span text:style-name="Source_20_Text"><text:s text:c="10"/>&lt;/p&gt;</text:span></text:p>
      <text:p text:style-name="Preformatted_20_Text"><text:span text:style-name="Source_20_Text"><text:s text:c="10"/>&lt;a href="#" target="_blank" class="project-link"&gt;Check it Out&lt;/a&gt;</text:span></text:p>
      <text:p text:style-name="Preformatted_20_Text"><text:span text:style-name="Source_20_Text"><text:s text:c="8"/>&lt;/div&gt;</text:span></text:p>
      <text:p text:style-name="Preformatted_20_Text"><text:span text:style-name="Source_20_Text"><text:s text:c="6"/>&lt;/div&gt;</text:span></text:p>
      <text:p text:style-name="P3"><text:span text:style-name="Source_20_Text"><text:s text:c="4"/>&lt;/section&gt;</text:span></text:p>
      <text:p text:style-name="Text_20_body">Looking at the HTML, there are three projects in total, all in their individual divs with the class name of project-container and project-card. These class names will be instrumental in styling the projects consistently.</text:p>
      <text:p text:style-name="Text_20_body">The containing section element itself has a class of projects, and an id attribute of projects as well. The class name is for styling, and the id is for linking it to the Projects link on the navbar.</text:p>
      <text:p text:style-name="Text_20_body">The projects have their individual images with the class name of <text:span text:style-name="Source_20_Text">project-pic</text:span>, their titles with a class of <text:span text:style-name="Source_20_Text">project-title</text:span>, more details with the class name of <text:span text:style-name="Source_20_Text">project-details</text:span>, and links with the class name of <text:span text:style-name="Source_20_Text">project-link</text:span>.</text:p>
      <text:p text:style-name="Text_20_body">The sole purpose of giving all of them unique class names is to style them.</text:p>
      <text:p text:style-name="Text_20_body">These are a few of the projects I worked on myself when I was starting out as a developer.</text:p>
      <text:p text:style-name="Text_20_body"><text:soft-page-break/>The projects section looks like this in the browser:<text:line-break/><draw:frame draw:style-name="fr1" draw:name="Image16" text:anchor-type="as-char" svg:width="6.25in" svg:height="4.1665in" draw:z-index="15"><draw:image xlink:href="https://www.freecodecamp.org/news/content/images/2021/10/projects-unstyled.gif" xlink:type="simple" xlink:show="embed" xlink:actuate="onLoad"/><svg:title>projects-unstyled</svg:title></draw:frame></text:p>
      <text:p text:style-name="Text_20_body">The section doesn’t look good yet, though – there is even an annoying horizontal scrollbar caused by the images. So we have a lot to do with CSS.</text:p>
      <text:h text:style-name="Heading_20_3" text:outline-level="3"><text:bookmark text:name="howtostyletheprojectsection"/>How to Style the Project Section</text:h>
      <text:p text:style-name="Text_20_body">First of all, I will give the whole section a background color by setting the greyish color (--bg-color) we declared in the CSS variables as the value.</text:p>
      <text:p text:style-name="Text_20_body">I will also reduce the width and height of the project images by usung the <text:span text:style-name="Source_20_Text">project-pic</text:span> class. Then I'll use Flexbox to put the projects side by side.</text:p>
      <text:p text:style-name="Preformatted_20_Text"><text:span text:style-name="Source_20_Text">.projects {</text:span></text:p>
      <text:p text:style-name="Preformatted_20_Text"><text:span text:style-name="Source_20_Text"><text:s text:c="2"/>background-color: var(--bg-color);</text:span></text:p>
      <text:p text:style-name="Preformatted_20_Text"><text:span text:style-name="Source_20_Text"><text:s text:c="2"/>padding: 32px 0;</text:span></text:p>
      <text:p text:style-name="Preformatted_20_Text"><text:span text:style-name="Source_20_Text"><text:s text:c="2"/>margin-top: 2rem;</text:span></text:p>
      <text:p text:style-name="Preformatted_20_Text"><text:span text:style-name="Source_20_Text">}</text:span></text:p>
      <text:p text:style-name="Preformatted_20_Text"/>
      <text:p text:style-name="Preformatted_20_Text"><text:span text:style-name="Source_20_Text">.project-pic {</text:span></text:p>
      <text:p text:style-name="Preformatted_20_Text"><text:span text:style-name="Source_20_Text"><text:s text:c="2"/>width: 65%;</text:span></text:p>
      <text:p text:style-name="Preformatted_20_Text"><text:span text:style-name="Source_20_Text"><text:s text:c="2"/>height: 60%;</text:span></text:p>
      <text:p text:style-name="Preformatted_20_Text"><text:span text:style-name="Source_20_Text">}</text:span></text:p>
      <text:p text:style-name="Preformatted_20_Text"/>
      <text:p text:style-name="Preformatted_20_Text"><text:span text:style-name="Source_20_Text">.projects-container {</text:span></text:p>
      <text:p text:style-name="Preformatted_20_Text"><text:span text:style-name="Source_20_Text"><text:s text:c="2"/>display: flex;</text:span></text:p>
      <text:p text:style-name="Preformatted_20_Text"><text:span text:style-name="Source_20_Text"><text:s text:c="2"/>align-items: center;</text:span></text:p>
      <text:p text:style-name="Preformatted_20_Text"><text:span text:style-name="Source_20_Text"><text:s text:c="2"/>justify-content: center;</text:span></text:p>
      <text:p text:style-name="P3"><text:span text:style-name="Source_20_Text">}</text:span></text:p>
      <text:p text:style-name="Text_20_body"><text:soft-page-break/>The section looks a lot better:<text:line-break/><draw:frame draw:style-name="fr1" draw:name="Image17" text:anchor-type="as-char" svg:width="6.25in" svg:height="4.1665in" draw:z-index="16"><draw:image xlink:href="https://www.freecodecamp.org/news/content/images/2021/10/ss13Edited.jpg" xlink:type="simple" xlink:show="embed" xlink:actuate="onLoad"/><svg:title>ss13Edited</svg:title></draw:frame></text:p>
      <text:p text:style-name="Text_20_body">The images now look better, but the project title, project details, and project links need to be aligned nicely within their individual containers.</text:p>
      <text:p text:style-name="Text_20_body">The whole project section also needs to be pushed to the center. You don’t need Flexbox to do this, though – it can be done by setting the text align property to the value of center:</text:p>
      <text:p text:style-name="Preformatted_20_Text"><text:span text:style-name="Source_20_Text">.projects-title {</text:span></text:p>
      <text:p text:style-name="Preformatted_20_Text"><text:span text:style-name="Source_20_Text"><text:s text:c="2"/>text-align: center;</text:span></text:p>
      <text:p text:style-name="Preformatted_20_Text"><text:span text:style-name="Source_20_Text"><text:s text:c="2"/>margin-bottom: 1rem;</text:span></text:p>
      <text:p text:style-name="Preformatted_20_Text"><text:span text:style-name="Source_20_Text">}</text:span></text:p>
      <text:p text:style-name="Preformatted_20_Text"/>
      <text:p text:style-name="Preformatted_20_Text"><text:span text:style-name="Source_20_Text">.project-container {</text:span></text:p>
      <text:p text:style-name="Preformatted_20_Text"><text:span text:style-name="Source_20_Text"><text:s text:c="2"/>text-align: center;</text:span></text:p>
      <text:p text:style-name="Preformatted_20_Text"><text:span text:style-name="Source_20_Text"><text:s text:c="2"/>width: 21.875rem;</text:span></text:p>
      <text:p text:style-name="Preformatted_20_Text"><text:span text:style-name="Source_20_Text"><text:s text:c="2"/>padding: 1rem;</text:span></text:p>
      <text:p text:style-name="P3"><text:span text:style-name="Source_20_Text">}</text:span></text:p>
      <text:p text:style-name="Text_20_body">Notice that I also set a width of <text:span text:style-name="Source_20_Text">21.875rem (350 pixels)</text:span> for the individual project containers. This will push them apart from the sides for a better user experience. In this case, the user would not need to look all the way across before they see everything.</text:p>
      <text:p text:style-name="Text_20_body"><text:soft-page-break/>The section now looks better:<text:line-break/><draw:frame draw:style-name="fr1" draw:name="Image18" text:anchor-type="as-char" svg:width="6.25in" svg:height="4.1665in" draw:z-index="17"><draw:image xlink:href="https://www.freecodecamp.org/news/content/images/2021/10/ss14.png" xlink:type="simple" xlink:show="embed" xlink:actuate="onLoad"/><svg:title>ss14</svg:title></draw:frame></text:p>
      <text:p text:style-name="Text_20_body">We can still make this section better. The project titles, project details and project links look chunked together, so we should add some padding and margins.</text:p>
      <text:p text:style-name="Text_20_body">The individual project containers also need to look more distinct. The <text:span text:style-name="Source_20_Text">box-shadow</text:span> property will be instrumental here again, so I’m putting them in their individual cards.</text:p>
      <text:p text:style-name="Preformatted_20_Text"><text:span text:style-name="Source_20_Text">.project-container p {</text:span></text:p>
      <text:p text:style-name="Preformatted_20_Text"><text:span text:style-name="Source_20_Text"><text:s text:c="2"/>padding: 0.4rem;</text:span></text:p>
      <text:p text:style-name="Preformatted_20_Text"><text:span text:style-name="Source_20_Text">}</text:span></text:p>
      <text:p text:style-name="Preformatted_20_Text"/>
      <text:p text:style-name="Preformatted_20_Text"><text:span text:style-name="Source_20_Text">.project-title {</text:span></text:p>
      <text:p text:style-name="Preformatted_20_Text"><text:span text:style-name="Source_20_Text"><text:s text:c="2"/>margin-bottom: var(--bottom-margin);</text:span></text:p>
      <text:p text:style-name="Preformatted_20_Text"><text:span text:style-name="Source_20_Text">}</text:span></text:p>
      <text:p text:style-name="Preformatted_20_Text"/>
      <text:p text:style-name="Preformatted_20_Text"><text:span text:style-name="Source_20_Text">.project-details {</text:span></text:p>
      <text:p text:style-name="Preformatted_20_Text"><text:span text:style-name="Source_20_Text"><text:s text:c="2"/>margin-bottom: var(--bottom-margin);</text:span></text:p>
      <text:p text:style-name="Preformatted_20_Text"><text:span text:style-name="Source_20_Text">}</text:span></text:p>
      <text:p text:style-name="Preformatted_20_Text"/>
      <text:p text:style-name="Preformatted_20_Text"><text:span text:style-name="Source_20_Text">.project-card {</text:span></text:p>
      <text:p text:style-name="Preformatted_20_Text"><text:span text:style-name="Source_20_Text"><text:s text:c="2"/>background-color: #fff;</text:span></text:p>
      <text:p text:style-name="Preformatted_20_Text"><text:span text:style-name="Source_20_Text"><text:s text:c="2"/>border-radius: 11px;</text:span></text:p>
      <text:p text:style-name="Preformatted_20_Text"><text:span text:style-name="Source_20_Text"><text:s text:c="2"/>box-shadow: 0 3px 10px var(--primary-shadow);</text:span></text:p>
      <text:p text:style-name="Preformatted_20_Text"><text:span text:style-name="Source_20_Text"><text:s text:c="2"/>padding: 20px;</text:span></text:p>
      <text:p text:style-name="Preformatted_20_Text"><text:span text:style-name="Source_20_Text"><text:s text:c="2"/>margin: 10px;</text:span></text:p>
      <text:p text:style-name="P3"><text:span text:style-name="Source_20_Text">}</text:span></text:p>
      <text:p text:style-name="Text_20_body"><text:soft-page-break/>The project section looks way better now:<text:line-break/><draw:frame draw:style-name="fr1" draw:name="Image19" text:anchor-type="as-char" svg:width="6.25in" svg:height="4.1665in" draw:z-index="18"><draw:image xlink:href="https://www.freecodecamp.org/news/content/images/2021/10/ss15.png" xlink:type="simple" xlink:show="embed" xlink:actuate="onLoad" draw:mime-type="image/png"/><svg:title>ss15</svg:title></draw:frame></text:p>
      <text:h text:style-name="Heading_20_3" text:outline-level="3"><text:bookmark text:name="howtobuildthecontactsection"/>How to Build the Contact Section</text:h>
      <text:p text:style-name="Text_20_body">If a potential employer or client finds your portfolio website attractive, they might want to contact you. So you'll want to have a contact form in this section, alongside links to your social media profiles.</text:p>
      <text:p text:style-name="Text_20_body">The HTML for this section looks like this:</text:p>
      <text:p text:style-name="Preformatted_20_Text"><text:span text:style-name="Source_20_Text">&lt;section class="contact" id="contact"&gt;</text:span></text:p>
      <text:p text:style-name="Preformatted_20_Text"><text:span text:style-name="Source_20_Text"><text:s text:c="6"/>&lt;h2&gt;Get In Touch With Me&lt;/h2&gt;</text:span></text:p>
      <text:p text:style-name="Preformatted_20_Text"><text:span text:style-name="Source_20_Text"><text:s text:c="6"/>&lt;div class="contact-form-container"&gt;</text:span></text:p>
      <text:p text:style-name="Preformatted_20_Text"><text:span text:style-name="Source_20_Text"><text:s text:c="8"/>&lt;div class="contact-form"&gt;</text:span></text:p>
      <text:p text:style-name="Preformatted_20_Text"><text:span text:style-name="Source_20_Text"><text:s text:c="10"/>&lt;form action="https://formspree.io/f/xyylngw" method="POST"&gt;</text:span></text:p>
      <text:p text:style-name="Preformatted_20_Text"><text:span text:style-name="Source_20_Text"><text:s text:c="12"/>&lt;div class="form-control"&gt;</text:span></text:p>
      <text:p text:style-name="Preformatted_20_Text"><text:span text:style-name="Source_20_Text"><text:s text:c="14"/>&lt;label for="name"&gt;Name&lt;/label&gt;</text:span></text:p>
      <text:p text:style-name="Preformatted_20_Text"><text:span text:style-name="Source_20_Text"><text:s text:c="14"/>&lt;input</text:span></text:p>
      <text:p text:style-name="Preformatted_20_Text"><text:span text:style-name="Source_20_Text"><text:s text:c="16"/>type="text"</text:span></text:p>
      <text:p text:style-name="Preformatted_20_Text"><text:span text:style-name="Source_20_Text"><text:s text:c="16"/>id="name"</text:span></text:p>
      <text:p text:style-name="Preformatted_20_Text"><text:span text:style-name="Source_20_Text"><text:s text:c="16"/>name="sender-name"</text:span></text:p>
      <text:p text:style-name="Preformatted_20_Text"><text:span text:style-name="Source_20_Text"><text:s text:c="16"/>placeholder="Enter Your Name"</text:span></text:p>
      <text:p text:style-name="Preformatted_20_Text"><text:span text:style-name="Source_20_Text"><text:s text:c="16"/>class="input-field"</text:span></text:p>
      <text:p text:style-name="Preformatted_20_Text"><text:span text:style-name="Source_20_Text"><text:s text:c="16"/>required</text:span></text:p>
      <text:p text:style-name="Preformatted_20_Text"><text:span text:style-name="Source_20_Text"><text:s text:c="14"/>/&gt;</text:span></text:p>
      <text:p text:style-name="Preformatted_20_Text"><text:span text:style-name="Source_20_Text"><text:s text:c="12"/>&lt;/div&gt;</text:span></text:p>
      <text:p text:style-name="Preformatted_20_Text"><text:span text:style-name="Source_20_Text"><text:s text:c="12"/>&lt;div class="form-control"&gt;</text:span></text:p>
      <text:p text:style-name="Preformatted_20_Text"><text:span text:style-name="Source_20_Text"><text:s text:c="14"/>&lt;label for="email"&gt;Email&lt;/label&gt;</text:span></text:p>
      <text:p text:style-name="Preformatted_20_Text"><text:span text:style-name="Source_20_Text"><text:s text:c="14"/>&lt;input</text:span></text:p>
      <text:p text:style-name="Preformatted_20_Text"><text:span text:style-name="Source_20_Text"><text:s text:c="16"/>type="email"</text:span></text:p>
      <text:p text:style-name="Preformatted_20_Text"><text:span text:style-name="Source_20_Text"><text:s text:c="16"/>id="email"</text:span></text:p>
      <text:p text:style-name="Preformatted_20_Text"><text:span text:style-name="Source_20_Text"><text:s text:c="16"/>name="sender-email"</text:span></text:p>
      <text:p text:style-name="Preformatted_20_Text"><text:span text:style-name="Source_20_Text"><text:s text:c="16"/>placeholder="Enter Your Email"</text:span></text:p>
      <text:p text:style-name="Preformatted_20_Text"><text:span text:style-name="Source_20_Text"><text:s text:c="16"/>class="input-field"</text:span></text:p>
      <text:p text:style-name="Preformatted_20_Text"><text:span text:style-name="Source_20_Text"><text:s text:c="16"/>required</text:span></text:p>
      <text:p text:style-name="Preformatted_20_Text"><text:span text:style-name="Source_20_Text"><text:s text:c="14"/>/&gt;</text:span></text:p>
      <text:p text:style-name="Preformatted_20_Text"><text:soft-page-break/><text:span text:style-name="Source_20_Text"><text:s text:c="12"/>&lt;/div&gt;</text:span></text:p>
      <text:p text:style-name="Preformatted_20_Text"><text:span text:style-name="Source_20_Text"><text:s text:c="12"/>&lt;div class="form-control"&gt;</text:span></text:p>
      <text:p text:style-name="Preformatted_20_Text"><text:span text:style-name="Source_20_Text"><text:s text:c="14"/>&lt;label for="message"&gt;Message&lt;/label&gt;</text:span></text:p>
      <text:p text:style-name="Preformatted_20_Text"><text:span text:style-name="Source_20_Text"><text:s text:c="14"/>&lt;textarea</text:span></text:p>
      <text:p text:style-name="Preformatted_20_Text"><text:span text:style-name="Source_20_Text"><text:s text:c="16"/>id="message"</text:span></text:p>
      <text:p text:style-name="Preformatted_20_Text"><text:span text:style-name="Source_20_Text"><text:s text:c="16"/>cols="60"</text:span></text:p>
      <text:p text:style-name="Preformatted_20_Text"><text:span text:style-name="Source_20_Text"><text:s text:c="16"/>rows="10"</text:span></text:p>
      <text:p text:style-name="Preformatted_20_Text"><text:span text:style-name="Source_20_Text"><text:s text:c="16"/>placeholder="Enter Your Message"</text:span></text:p>
      <text:p text:style-name="Preformatted_20_Text"><text:span text:style-name="Source_20_Text"><text:s text:c="16"/>name="message"</text:span></text:p>
      <text:p text:style-name="Preformatted_20_Text"><text:span text:style-name="Source_20_Text"><text:s text:c="16"/>class="input-field"</text:span></text:p>
      <text:p text:style-name="Preformatted_20_Text"><text:span text:style-name="Source_20_Text"><text:s text:c="16"/>required</text:span></text:p>
      <text:p text:style-name="Preformatted_20_Text"><text:span text:style-name="Source_20_Text"><text:s text:c="14"/>&gt;&lt;/textarea&gt;</text:span></text:p>
      <text:p text:style-name="Preformatted_20_Text"><text:span text:style-name="Source_20_Text"><text:s text:c="12"/>&lt;/div&gt;</text:span></text:p>
      <text:p text:style-name="Preformatted_20_Text"><text:span text:style-name="Source_20_Text"><text:s text:c="12"/>&lt;input</text:span></text:p>
      <text:p text:style-name="Preformatted_20_Text"><text:span text:style-name="Source_20_Text"><text:s text:c="14"/>type="submit"</text:span></text:p>
      <text:p text:style-name="Preformatted_20_Text"><text:span text:style-name="Source_20_Text"><text:s text:c="14"/>value="Submit"</text:span></text:p>
      <text:p text:style-name="Preformatted_20_Text"><text:span text:style-name="Source_20_Text"><text:s text:c="14"/>id="submit-btn"</text:span></text:p>
      <text:p text:style-name="Preformatted_20_Text"><text:span text:style-name="Source_20_Text"><text:s text:c="14"/>class="submit-btn"</text:span></text:p>
      <text:p text:style-name="Preformatted_20_Text"><text:span text:style-name="Source_20_Text"><text:s text:c="12"/>/&gt;</text:span></text:p>
      <text:p text:style-name="Preformatted_20_Text"><text:span text:style-name="Source_20_Text"><text:s text:c="10"/>&lt;/form&gt;</text:span></text:p>
      <text:p text:style-name="Preformatted_20_Text"><text:span text:style-name="Source_20_Text"><text:s text:c="8"/>&lt;/div&gt;</text:span></text:p>
      <text:p text:style-name="Preformatted_20_Text"><text:span text:style-name="Source_20_Text"><text:s text:c="6"/>&lt;/div&gt;</text:span></text:p>
      <text:p text:style-name="P3"><text:span text:style-name="Source_20_Text"><text:s text:c="4"/>&lt;/section&gt;</text:span></text:p>
      <text:p text:style-name="Text_20_body">Here we've built a contact form with input fields for name and email, a <text:span text:style-name="Source_20_Text">textarea</text:span> so people can enter the message to be sent, and a submit button for submitting the message so you can see it.</text:p>
      <text:p text:style-name="Text_20_body">If you take a good look at the form element, you’ll see I have an action attribute set to a URL from Formspree. This is what I chose for the form submission. With Formspree, you can get the message directly in your email inbox without having to set up a server with complex PHP or JavaScript.</text:p>
      <text:p text:style-name="Text_20_body">Note that you can't use my URL – it won't work for you. You can easily setup your own on the Formspree website for free. I also attached a resource on how to set up Formspree to the readme file of the project.</text:p>
      <text:p text:style-name="Text_20_body">I have set some <text:span text:style-name="Source_20_Text">id</text:span> and <text:span text:style-name="Source_20_Text">class</text:span> attributes for the individual inputs to style them. There is also a <text:span text:style-name="Source_20_Text">name</text:span> attribute for all the input fields. This is required by the Formspree form submission service.</text:p>
      <text:p text:style-name="Text_20_body">To get a basic validation, I attached a <text:span text:style-name="Source_20_Text">required</text:span> attribute, so the form refuses to submit if the user leaves any of the input fields unfilled.</text:p>
      <text:h text:style-name="Heading_20_3" text:outline-level="3"><text:bookmark text:name="howtostylethecontactsection"/><text:soft-page-break/>How to Style the Contact Section</text:h>
      <text:p text:style-name="Text_20_body">Without styling, the contact section doesn’t look good at all:<text:line-break/><draw:frame draw:style-name="fr1" draw:name="Image20" text:anchor-type="as-char" svg:width="6.25in" svg:height="4.1665in" draw:z-index="19"><draw:image xlink:href="https://www.freecodecamp.org/news/content/images/2021/10/ss16Edited.jpg" xlink:type="simple" xlink:show="embed" xlink:actuate="onLoad" draw:mime-type="image/jpeg"/><svg:title>ss16Edited</svg:title></draw:frame></text:p>
      <text:p text:style-name="Text_20_body">All I will do in the CSS is align the whole content to the center and make the input fields look better.</text:p>
      <text:p text:style-name="Text_20_body">With the text align and margin properties, you can align the h2 and the container for the contact form to the center.</text:p>
      <text:p text:style-name="Text_20_body">I will also put the whole form in a card with the <text:span text:style-name="Source_20_Text">box-shadow</text:span> property.</text:p>
      <text:p text:style-name="Preformatted_20_Text"><text:span text:style-name="Source_20_Text">.contact {</text:span></text:p>
      <text:p text:style-name="Preformatted_20_Text"><text:span text:style-name="Source_20_Text"><text:s text:c="2"/>margin-top: 2rem;</text:span></text:p>
      <text:p text:style-name="Preformatted_20_Text"><text:span text:style-name="Source_20_Text">}</text:span></text:p>
      <text:p text:style-name="Preformatted_20_Text"/>
      <text:p text:style-name="Preformatted_20_Text"><text:span text:style-name="Source_20_Text">.contact h2 {</text:span></text:p>
      <text:p text:style-name="Preformatted_20_Text"><text:span text:style-name="Source_20_Text"><text:s text:c="2"/>text-align: center;</text:span></text:p>
      <text:p text:style-name="Preformatted_20_Text"><text:span text:style-name="Source_20_Text"><text:s text:c="2"/>margin-bottom: var(--bottom-margin-2);</text:span></text:p>
      <text:p text:style-name="Preformatted_20_Text"><text:span text:style-name="Source_20_Text">}</text:span></text:p>
      <text:p text:style-name="Preformatted_20_Text"/>
      <text:p text:style-name="Preformatted_20_Text"><text:span text:style-name="Source_20_Text">.contact-form-container {</text:span></text:p>
      <text:p text:style-name="Preformatted_20_Text"><text:span text:style-name="Source_20_Text"><text:s text:c="2"/>max-width: 40.75rem;</text:span></text:p>
      <text:p text:style-name="Preformatted_20_Text"><text:span text:style-name="Source_20_Text"><text:s text:c="2"/>margin: 0 auto;</text:span></text:p>
      <text:p text:style-name="Preformatted_20_Text"><text:span text:style-name="Source_20_Text"><text:s text:c="2"/>padding: 0.938rem;</text:span></text:p>
      <text:p text:style-name="Preformatted_20_Text"><text:span text:style-name="Source_20_Text"><text:s text:c="2"/>border-radius: 5px;</text:span></text:p>
      <text:p text:style-name="Preformatted_20_Text"><text:span text:style-name="Source_20_Text"><text:s text:c="2"/>box-shadow: 0 3px 10px var(--secondary-shadow);</text:span></text:p>
      <text:p text:style-name="P3"><text:span text:style-name="Source_20_Text">}</text:span></text:p>
      <text:p text:style-name="Text_20_body"><text:soft-page-break/><draw:frame draw:style-name="fr1" draw:name="Image21" text:anchor-type="as-char" svg:width="6.25in" svg:height="4.1665in" draw:z-index="20"><draw:image xlink:href="https://www.freecodecamp.org/news/content/images/2021/10/ss17.png" xlink:type="simple" xlink:show="embed" xlink:actuate="onLoad" draw:mime-type="image/png"/><svg:title>ss17</svg:title></draw:frame></text:p>
      <text:p text:style-name="Text_20_body">The input fields, textarea, labels and placeholders definitely need some styling as well to help with alignment and clarity:</text:p>
      <text:p text:style-name="Preformatted_20_Text"><text:span text:style-name="Source_20_Text">.contact-form-container label {</text:span></text:p>
      <text:p text:style-name="Preformatted_20_Text"><text:span text:style-name="Source_20_Text"><text:s text:c="2"/>line-height: 2.7em;</text:span></text:p>
      <text:p text:style-name="Preformatted_20_Text"><text:span text:style-name="Source_20_Text"><text:s text:c="2"/>font-weight: var(--bold-font);</text:span></text:p>
      <text:p text:style-name="Preformatted_20_Text"><text:span text:style-name="Source_20_Text"><text:s text:c="2"/>color: var(--primary-color);</text:span></text:p>
      <text:p text:style-name="Preformatted_20_Text"><text:span text:style-name="Source_20_Text">}</text:span></text:p>
      <text:p text:style-name="Preformatted_20_Text"/>
      <text:p text:style-name="Preformatted_20_Text"><text:span text:style-name="Source_20_Text">.contact-form-container textarea {</text:span></text:p>
      <text:p text:style-name="Preformatted_20_Text"><text:span text:style-name="Source_20_Text"><text:s text:c="2"/>min-height: 6.25rem;</text:span></text:p>
      <text:p text:style-name="Preformatted_20_Text"><text:span text:style-name="Source_20_Text"><text:s text:c="2"/>font-size: 14px;</text:span></text:p>
      <text:p text:style-name="Preformatted_20_Text"><text:span text:style-name="Source_20_Text">}</text:span></text:p>
      <text:p text:style-name="Preformatted_20_Text"/>
      <text:p text:style-name="Preformatted_20_Text"><text:span text:style-name="Source_20_Text">.contact-form-container .input-field {</text:span></text:p>
      <text:p text:style-name="Preformatted_20_Text"><text:span text:style-name="Source_20_Text"><text:s text:c="2"/>width: 100%;</text:span></text:p>
      <text:p text:style-name="Preformatted_20_Text"><text:span text:style-name="Source_20_Text"><text:s text:c="2"/>padding-top: 10px;</text:span></text:p>
      <text:p text:style-name="Preformatted_20_Text"><text:span text:style-name="Source_20_Text"><text:s text:c="2"/>padding-bottom: 10px;</text:span></text:p>
      <text:p text:style-name="Preformatted_20_Text"><text:span text:style-name="Source_20_Text"><text:s text:c="2"/>border-radius: 5px;</text:span></text:p>
      <text:p text:style-name="Preformatted_20_Text"><text:span text:style-name="Source_20_Text"><text:s text:c="2"/>border: none;</text:span></text:p>
      <text:p text:style-name="Preformatted_20_Text"><text:span text:style-name="Source_20_Text"><text:s text:c="2"/>border: 2px outset var(--primary-color);</text:span></text:p>
      <text:p text:style-name="Preformatted_20_Text"><text:span text:style-name="Source_20_Text"><text:s text:c="2"/>font-size: 0.875rem;</text:span></text:p>
      <text:p text:style-name="Preformatted_20_Text"><text:span text:style-name="Source_20_Text"><text:s text:c="2"/>outline: none;</text:span></text:p>
      <text:p text:style-name="P3"><text:span text:style-name="Source_20_Text">}</text:span></text:p>
      <text:p text:style-name="Text_20_body"><text:soft-page-break/>The form looks better now: <draw:frame draw:style-name="fr1" draw:name="Image22" text:anchor-type="as-char" svg:width="6.25in" svg:height="4.1665in" draw:z-index="21"><draw:image xlink:href="https://www.freecodecamp.org/news/content/images/2021/10/ss18.png" xlink:type="simple" xlink:show="embed" xlink:actuate="onLoad" draw:mime-type="image/png"/><svg:title>ss18</svg:title></draw:frame></text:p>
      <text:p text:style-name="Text_20_body">But the placeholders are not consistent with the labels. So we need to give it a color and some padding. I will be giving it the primary color set in the CSS variable lists.</text:p>
      <text:p text:style-name="Text_20_body">To select the placeholders for styling, you can use the placeholder pseudo-class:</text:p>
      <text:p text:style-name="Preformatted_20_Text"><text:span text:style-name="Source_20_Text">.input-field::placeholder {</text:span></text:p>
      <text:p text:style-name="Preformatted_20_Text"><text:span text:style-name="Source_20_Text"><text:s text:c="2"/>padding: 0.5rem;</text:span></text:p>
      <text:p text:style-name="Preformatted_20_Text"><text:span text:style-name="Source_20_Text"><text:s text:c="2"/>color: var(--primary-color);</text:span></text:p>
      <text:p text:style-name="P3"><text:span text:style-name="Source_20_Text">}</text:span></text:p>
      <text:p text:style-name="Text_20_body"><text:soft-page-break/><draw:frame draw:style-name="fr1" draw:name="Image23" text:anchor-type="as-char" svg:width="6.25in" svg:height="4.1665in" draw:z-index="22"><draw:image xlink:href="https://www.freecodecamp.org/news/content/images/2021/10/ss19.png" xlink:type="simple" xlink:show="embed" xlink:actuate="onLoad" draw:mime-type="image/png"/><svg:title>ss19</svg:title></draw:frame></text:p>
      <text:p text:style-name="Text_20_body">In the contact form, the only thing left is to style the button. Buttons are quite easy to style:</text:p>
      <text:p text:style-name="Preformatted_20_Text"><text:span text:style-name="Source_20_Text">.submit-btn {</text:span></text:p>
      <text:p text:style-name="Preformatted_20_Text"><text:span text:style-name="Source_20_Text"><text:s text:c="2"/>width: 100%;</text:span></text:p>
      <text:p text:style-name="Preformatted_20_Text"><text:span text:style-name="Source_20_Text"><text:s text:c="2"/>padding: 10px;</text:span></text:p>
      <text:p text:style-name="Preformatted_20_Text"><text:span text:style-name="Source_20_Text"><text:s text:c="2"/>margin: 10px 0;</text:span></text:p>
      <text:p text:style-name="Preformatted_20_Text"><text:span text:style-name="Source_20_Text"><text:s text:c="2"/>background-color: #fff;</text:span></text:p>
      <text:p text:style-name="Preformatted_20_Text"><text:span text:style-name="Source_20_Text"><text:s text:c="2"/>border: 2px solid var(--primary-color);</text:span></text:p>
      <text:p text:style-name="Preformatted_20_Text"><text:span text:style-name="Source_20_Text"><text:s text:c="2"/>border-radius: 5px;</text:span></text:p>
      <text:p text:style-name="Preformatted_20_Text"><text:span text:style-name="Source_20_Text"><text:s text:c="2"/>font-size: 1rem;</text:span></text:p>
      <text:p text:style-name="Preformatted_20_Text"><text:span text:style-name="Source_20_Text"><text:s text:c="2"/>font-weight: var(--bold-font);</text:span></text:p>
      <text:p text:style-name="Preformatted_20_Text"><text:span text:style-name="Source_20_Text"><text:s text:c="2"/>transition: var(--transition);</text:span></text:p>
      <text:p text:style-name="P3"><text:span text:style-name="Source_20_Text">}</text:span></text:p>
      <text:p text:style-name="Text_20_body">In the CSS code snippet above, I made the button go all the way across in the form container by giving it a width of 100%. I also made it more visible with some padding, a margin, a border, and a bolder font weight.</text:p>
      <text:p text:style-name="Text_20_body">The <text:span text:style-name="Source_20_Text">border-radius</text:span> property with a value of 5px removes the sharp edges and the transition serves to slow things down a little when the button is in the hover state.</text:p>
      <text:p text:style-name="Text_20_body">The hover state is defined in the CSS code snippet below:</text:p>
      <text:p text:style-name="Preformatted_20_Text"><text:span text:style-name="Source_20_Text">.submit-btn:hover {</text:span></text:p>
      <text:p text:style-name="Preformatted_20_Text"><text:span text:style-name="Source_20_Text"><text:s text:c="2"/>background-color: var(--primary-color);</text:span></text:p>
      <text:p text:style-name="Preformatted_20_Text"><text:span text:style-name="Source_20_Text"><text:s text:c="2"/>border: 2px solid var(--primary-color);</text:span></text:p>
      <text:p text:style-name="Preformatted_20_Text"><text:span text:style-name="Source_20_Text"><text:s text:c="2"/>cursor: pointer;</text:span></text:p>
      <text:p text:style-name="P3"><text:span text:style-name="Source_20_Text">}</text:span></text:p>
      <text:p text:style-name="Text_20_body"><text:soft-page-break/>The form looks much better now:<text:line-break/><draw:frame draw:style-name="fr1" draw:name="Image24" text:anchor-type="as-char" svg:width="6.25in" svg:height="4.1665in" draw:z-index="23"><draw:image xlink:href="https://www.freecodecamp.org/news/content/images/2021/10/contact-form-hover-effect.gif" xlink:type="simple" xlink:show="embed" xlink:actuate="onLoad" draw:mime-type="image/gif"/><svg:title>contact-form-hover-effect</svg:title></draw:frame></text:p>
      <text:p text:style-name="Text_20_body">Remember that having your social media links in your portfolio website is a plus for anyone who might want to contact you. That’s the next thing we are going to do, and we are going to do it in a unique way.</text:p>
      <text:p text:style-name="Text_20_body">The HTML for the social buttons is in the code snippet below:</text:p>
      <text:p text:style-name="Preformatted_20_Text"><text:span text:style-name="Source_20_Text"><text:s text:c="4"/>&lt;div class="socials"&gt;</text:span></text:p>
      <text:p text:style-name="Preformatted_20_Text"><text:span text:style-name="Source_20_Text"><text:s text:c="6"/>&lt;a href="#" target="_blank"</text:span></text:p>
      <text:p text:style-name="Preformatted_20_Text"><text:span text:style-name="Source_20_Text"><text:s text:c="8"/>&gt;&lt;img</text:span></text:p>
      <text:p text:style-name="Preformatted_20_Text"><text:span text:style-name="Source_20_Text"><text:s text:c="10"/>src="assets/icons/icons8-twitter-circled.gif"</text:span></text:p>
      <text:p text:style-name="Preformatted_20_Text"><text:span text:style-name="Source_20_Text"><text:s text:c="10"/>alt="Twitter"</text:span></text:p>
      <text:p text:style-name="Preformatted_20_Text"><text:span text:style-name="Source_20_Text"><text:s text:c="10"/>loading="lazy"</text:span></text:p>
      <text:p text:style-name="Preformatted_20_Text"><text:span text:style-name="Source_20_Text"><text:s text:c="10"/>class="socicon"</text:span></text:p>
      <text:p text:style-name="Preformatted_20_Text"><text:span text:style-name="Source_20_Text"><text:s text:c="6"/>/&gt;&lt;/a&gt;</text:span></text:p>
      <text:p text:style-name="Preformatted_20_Text"><text:span text:style-name="Source_20_Text"><text:s text:c="6"/>&lt;a href="#" target="_blank"</text:span></text:p>
      <text:p text:style-name="Preformatted_20_Text"><text:span text:style-name="Source_20_Text"><text:s text:c="8"/>&gt;&lt;img</text:span></text:p>
      <text:p text:style-name="Preformatted_20_Text"><text:span text:style-name="Source_20_Text"><text:s text:c="10"/>src="assets/icons/icons8-instagram.gif"</text:span></text:p>
      <text:p text:style-name="Preformatted_20_Text"><text:span text:style-name="Source_20_Text"><text:s text:c="10"/>alt="Instagram"</text:span></text:p>
      <text:p text:style-name="Preformatted_20_Text"><text:span text:style-name="Source_20_Text"><text:s text:c="10"/>loading="lazy"</text:span></text:p>
      <text:p text:style-name="Preformatted_20_Text"><text:span text:style-name="Source_20_Text"><text:s text:c="10"/>class="socicon"</text:span></text:p>
      <text:p text:style-name="Preformatted_20_Text"><text:span text:style-name="Source_20_Text"><text:s text:c="6"/>/&gt;&lt;/a&gt;</text:span></text:p>
      <text:p text:style-name="Preformatted_20_Text"><text:span text:style-name="Source_20_Text"><text:s text:c="6"/>&lt;a href="#" target="_blank"</text:span></text:p>
      <text:p text:style-name="Preformatted_20_Text"><text:span text:style-name="Source_20_Text"><text:s text:c="8"/>&gt;&lt;img</text:span></text:p>
      <text:p text:style-name="Preformatted_20_Text"><text:span text:style-name="Source_20_Text"><text:s text:c="10"/>src="assets/icons/icons8-linkedin-circled.gif"</text:span></text:p>
      <text:p text:style-name="Preformatted_20_Text"><text:span text:style-name="Source_20_Text"><text:s text:c="10"/>alt="Linkedin"</text:span></text:p>
      <text:p text:style-name="Preformatted_20_Text"><text:span text:style-name="Source_20_Text"><text:s text:c="10"/>loading="lazy"</text:span></text:p>
      <text:p text:style-name="Preformatted_20_Text"><text:span text:style-name="Source_20_Text"><text:s text:c="10"/>class="socicon"</text:span></text:p>
      <text:p text:style-name="Preformatted_20_Text"><text:span text:style-name="Source_20_Text"><text:s text:c="6"/>/&gt;&lt;/a&gt;</text:span></text:p>
      <text:p text:style-name="Preformatted_20_Text"><text:span text:style-name="Source_20_Text"><text:s text:c="6"/>&lt;a href="#" target="_blank"</text:span></text:p>
      <text:p text:style-name="Preformatted_20_Text"><text:span text:style-name="Source_20_Text"><text:s text:c="8"/>&gt;&lt;img src="assets/icons/icons8-github.gif" alt="Github" class="socicon"</text:span></text:p>
      <text:p text:style-name="P3"><text:span text:style-name="Source_20_Text"><text:s text:c="6"/>/&gt;&lt;/a&gt;</text:span></text:p>
      <text:p text:style-name="Text_20_body"><text:soft-page-break/>The social icons I chose are animated gif icons from icons8. I put all of them in a container with the class of <text:span text:style-name="Source_20_Text">socials</text:span>, and gave them an individual class of <text:span text:style-name="Source_20_Text">socicon</text:span> for styling.</text:p>
      <text:p text:style-name="Text_20_body">Take a look at some animated social media icons winking at you below:<text:line-break/><draw:frame draw:style-name="fr1" draw:name="Image25" text:anchor-type="as-char" svg:width="6.25in" svg:height="4.1665in" draw:z-index="24"><draw:image xlink:href="https://www.freecodecamp.org/news/content/images/2021/10/animated-social-icons.gif" xlink:type="simple" xlink:show="embed" xlink:actuate="onLoad" draw:mime-type="image/gif"/><svg:title>animated-social-icons</svg:title></draw:frame></text:p>
      <text:h text:style-name="Heading_20_3" text:outline-level="3"><text:bookmark text:name="howtostylethesocialicons"/>How to Style the Social Icons</text:h>
      <text:p text:style-name="Preformatted_20_Text"><text:span text:style-name="Source_20_Text">.socials {</text:span></text:p>
      <text:p text:style-name="Preformatted_20_Text"><text:span text:style-name="Source_20_Text"><text:s text:c="2"/>display: flex;</text:span></text:p>
      <text:p text:style-name="Preformatted_20_Text"><text:span text:style-name="Source_20_Text"><text:s text:c="2"/>flex-direction: column;</text:span></text:p>
      <text:p text:style-name="Preformatted_20_Text"><text:span text:style-name="Source_20_Text"><text:s text:c="2"/>position: fixed;</text:span></text:p>
      <text:p text:style-name="Preformatted_20_Text"><text:span text:style-name="Source_20_Text"><text:s text:c="2"/>right: 1%;</text:span></text:p>
      <text:p text:style-name="Preformatted_20_Text"><text:span text:style-name="Source_20_Text"><text:s text:c="2"/>bottom: 50%;</text:span></text:p>
      <text:p text:style-name="Preformatted_20_Text"><text:span text:style-name="Source_20_Text">}</text:span></text:p>
      <text:p text:style-name="Preformatted_20_Text"/>
      <text:p text:style-name="Preformatted_20_Text"><text:span text:style-name="Source_20_Text">.socicon {</text:span></text:p>
      <text:p text:style-name="Preformatted_20_Text"><text:span text:style-name="Source_20_Text"><text:s text:c="2"/>width: 2rem;</text:span></text:p>
      <text:p text:style-name="Preformatted_20_Text"><text:span text:style-name="Source_20_Text"><text:s text:c="2"/>height: 2rem;</text:span></text:p>
      <text:p text:style-name="P3"><text:span text:style-name="Source_20_Text">}</text:span></text:p>
      <text:p text:style-name="Text_20_body">With the CSS above, the social icons will be fixed to the right on the web page, so anyone who visits the website sees them no matter where they scroll.</text:p>
      <text:p text:style-name="Text_20_body"><text:soft-page-break/>I also reduced the size of the icons by assigning them all reduced <text:span text:style-name="Source_20_Text">width</text:span> and <text:span text:style-name="Source_20_Text">height</text:span> property values.<text:line-break/><draw:frame draw:style-name="fr1" draw:name="Image26" text:anchor-type="as-char" svg:width="6.25in" svg:height="4.1665in" draw:z-index="25"><draw:image xlink:href="https://www.freecodecamp.org/news/content/images/2021/10/good-icons.gif" xlink:type="simple" xlink:show="embed" xlink:actuate="onLoad" draw:mime-type="image/gif"/><svg:title>good-icons</svg:title></draw:frame></text:p>
      <text:p text:style-name="Text_20_body">Look at that!</text:p>
      <text:p text:style-name="Text_20_body">The only thing left to do is the footer. There’s nothing complex in the footer HTML and CSS apart from the reserved character entity for copyright symbol and heart:</text:p>
      <text:p text:style-name="Preformatted_20_Text"><text:span text:style-name="Source_20_Text">&lt;footer&gt;</text:span></text:p>
      <text:p text:style-name="Preformatted_20_Text"><text:span text:style-name="Source_20_Text"><text:s text:c="6"/>&lt;p class="copy"&gt;&amp;copy; Copyright 2021&lt;/p&gt;</text:span></text:p>
      <text:p text:style-name="Preformatted_20_Text"><text:span text:style-name="Source_20_Text"><text:s text:c="6"/>&lt;p class="copy"&gt;</text:span></text:p>
      <text:p text:style-name="Preformatted_20_Text"><text:span text:style-name="Source_20_Text"><text:s text:c="8"/>Built with &amp;#x2661; by</text:span></text:p>
      <text:p text:style-name="Preformatted_20_Text"><text:span text:style-name="Source_20_Text"><text:s text:c="8"/>&lt;a href="https://twitter.com/koladechris" target="_blank"</text:span></text:p>
      <text:p text:style-name="Preformatted_20_Text"><text:span text:style-name="Source_20_Text"><text:s text:c="10"/>&gt;Kolade Chris (Ksound)&lt;/a</text:span></text:p>
      <text:p text:style-name="Preformatted_20_Text"><text:span text:style-name="Source_20_Text"><text:s text:c="8"/>&gt;</text:span></text:p>
      <text:p text:style-name="Preformatted_20_Text"><text:span text:style-name="Source_20_Text"><text:s text:c="6"/>&lt;/p&gt;</text:span></text:p>
      <text:p text:style-name="P3"><text:span text:style-name="Source_20_Text">&lt;/footer&gt;</text:span></text:p>
      <text:p text:style-name="Preformatted_20_Text"><text:span text:style-name="Source_20_Text">footer {</text:span></text:p>
      <text:p text:style-name="Preformatted_20_Text"><text:span text:style-name="Source_20_Text"><text:s text:c="2"/>background-color: var(--bg-color);</text:span></text:p>
      <text:p text:style-name="Preformatted_20_Text"><text:span text:style-name="Source_20_Text"><text:s text:c="2"/>padding: 1.25rem;</text:span></text:p>
      <text:p text:style-name="Preformatted_20_Text"><text:span text:style-name="Source_20_Text"><text:s text:c="2"/>text-align: center;</text:span></text:p>
      <text:p text:style-name="Preformatted_20_Text"><text:span text:style-name="Source_20_Text"><text:s text:c="2"/>margin: 2rem 0 0;</text:span></text:p>
      <text:p text:style-name="P3"><text:span text:style-name="Source_20_Text">}</text:span></text:p>
      <text:p text:style-name="Text_20_body"><text:soft-page-break/>We now have a full-fledged portfolio website!<text:line-break/><draw:frame draw:style-name="fr1" draw:name="Image27" text:anchor-type="as-char" svg:width="6.25in" svg:height="4.1665in" draw:z-index="26"><draw:image xlink:href="https://www.freecodecamp.org/news/content/images/2021/10/full-fledged-portfolio.gif" xlink:type="simple" xlink:show="embed" xlink:actuate="onLoad"/><svg:title>full-fledged-portfolio</svg:title></draw:frame></text:p>
      <text:p text:style-name="Text_20_body">But we need to make it responsive, because it doesn’t look good on smaller devices:<text:line-break/><draw:frame draw:style-name="fr1" draw:name="Image28" text:anchor-type="as-char" svg:width="6.25in" svg:height="4.1665in" draw:z-index="27"><draw:image xlink:href="https://www.freecodecamp.org/news/content/images/2021/10/unresponsive-portfolio.gif" xlink:type="simple" xlink:show="embed" xlink:actuate="onLoad"/><svg:title>unresponsive-portfolio</svg:title></draw:frame></text:p>
      <text:p text:style-name="Text_20_body">We need to make all the content of the individual sections display on section on top of the another (in a column layout). We can do this pretty easily with media queries and Flexbox.</text:p>
      <text:p text:style-name="Text_20_body">Before adding the media queries for responsiveness, lets implement a scroll-to-top button with HTML, CSS, and JavaScript.</text:p>
      <text:h text:style-name="Heading_20_2" text:outline-level="2"><text:bookmark text:name="howtoaddthescrolltotopbutton"/><text:soft-page-break/>How to Add the Scroll to Top Button</text:h>
      <text:h text:style-name="Heading_20_3" text:outline-level="3"><text:bookmark text:name="thehtmlforthescrolltotopbutton"/>The HTML for the Scroll to Top Button</text:h>
      <text:p text:style-name="Text_20_body">For the HTML, I got an animated icon from Icons8 and decided to put it in an i tag.</text:p>
      <text:p text:style-name="Text_20_body">The i tag has a class of <text:span text:style-name="Source_20_Text">scroll-up</text:span> for styling and an id of <text:span text:style-name="Source_20_Text">scroll-up</text:span> for selecting it with JavaScript. This is because in my projects, I like to use classes for styling and ids for JavaScript functionalities.</text:p>
      <text:p text:style-name="Preformatted_20_Text"><text:span text:style-name="Source_20_Text"><text:s text:c="2"/>&lt;i class="scroll-up" id="scroll-up"</text:span></text:p>
      <text:p text:style-name="Preformatted_20_Text"><text:span text:style-name="Source_20_Text"><text:s text:c="6"/>&gt;&lt;img</text:span></text:p>
      <text:p text:style-name="Preformatted_20_Text"><text:span text:style-name="Source_20_Text"><text:s text:c="8"/>src="assets/icons/icons8-upward-arrow.gif"</text:span></text:p>
      <text:p text:style-name="Preformatted_20_Text"><text:span text:style-name="Source_20_Text"><text:s text:c="8"/>class="socicon up-arrow"</text:span></text:p>
      <text:p text:style-name="Preformatted_20_Text"><text:span text:style-name="Source_20_Text"><text:s text:c="8"/>alt="scroll-up"</text:span></text:p>
      <text:p text:style-name="P3"><text:span text:style-name="Source_20_Text"><text:s text:c="4"/>/&gt;&lt;/i&gt;</text:span></text:p>
      <text:h text:style-name="Heading_20_3" text:outline-level="3"><text:bookmark text:name="howtostylethescrolltotopicon"/>How to Style the Scroll to Top Icon</text:h>
      <text:p text:style-name="Text_20_body">I will make the scroll-to-top icon fixed just like the social icons. I'll also give it a cursor property of pointer, so the cursor changes when the user hovers on it.</text:p>
      <text:p text:style-name="Text_20_body">With the class of up-arrow attached to the scroll-to-top icon, I will also increase the size of the icon for visibility:</text:p>
      <text:p text:style-name="Preformatted_20_Text"><text:span text:style-name="Source_20_Text">.scroll-up {</text:span></text:p>
      <text:p text:style-name="Preformatted_20_Text"><text:span text:style-name="Source_20_Text"><text:s text:c="2"/>position: fixed;</text:span></text:p>
      <text:p text:style-name="Preformatted_20_Text"><text:span text:style-name="Source_20_Text"><text:s text:c="2"/>right: 0.5%;</text:span></text:p>
      <text:p text:style-name="Preformatted_20_Text"><text:span text:style-name="Source_20_Text"><text:s text:c="2"/>bottom: 3%;</text:span></text:p>
      <text:p text:style-name="Preformatted_20_Text"><text:span text:style-name="Source_20_Text"><text:s text:c="2"/>cursor: pointer;</text:span></text:p>
      <text:p text:style-name="Preformatted_20_Text"><text:span text:style-name="Source_20_Text">}</text:span></text:p>
      <text:p text:style-name="Preformatted_20_Text"/>
      <text:p text:style-name="Preformatted_20_Text"><text:span text:style-name="Source_20_Text">.up-arrow {</text:span></text:p>
      <text:p text:style-name="Preformatted_20_Text"><text:span text:style-name="Source_20_Text"><text:s text:c="2"/>width: 3rem;</text:span></text:p>
      <text:p text:style-name="Preformatted_20_Text"><text:span text:style-name="Source_20_Text"><text:s text:c="2"/>height: 3rem;</text:span></text:p>
      <text:p text:style-name="P3"><text:span text:style-name="Source_20_Text">}</text:span></text:p>
      <text:p text:style-name="Text_20_body"><text:soft-page-break/>The icon looks good:<text:line-break/><draw:frame draw:style-name="fr1" draw:name="Image29" text:anchor-type="as-char" svg:width="6.25in" svg:height="4.1665in" draw:z-index="28"><draw:image xlink:href="https://www.freecodecamp.org/news/content/images/2021/10/scroll-up-first.gif" xlink:type="simple" xlink:show="embed" xlink:actuate="onLoad"/><svg:title>scroll-up-first</svg:title></draw:frame></text:p>
      <text:p text:style-name="Text_20_body">But it doesn’t do anything yet. So we need to make it functional with a few lines of JavaScript:</text:p>
      <text:p text:style-name="Preformatted_20_Text"><text:span text:style-name="Source_20_Text">// scroll to top functionality</text:span></text:p>
      <text:p text:style-name="Preformatted_20_Text"><text:span text:style-name="Source_20_Text">const scrollUp = document.querySelector("#scroll-up");</text:span></text:p>
      <text:p text:style-name="Preformatted_20_Text"/>
      <text:p text:style-name="Preformatted_20_Text"><text:span text:style-name="Source_20_Text">scrollUp.addEventListener("click", () =&gt; {</text:span></text:p>
      <text:p text:style-name="Preformatted_20_Text"><text:span text:style-name="Source_20_Text"><text:s text:c="2"/>window.scrollTo({</text:span></text:p>
      <text:p text:style-name="Preformatted_20_Text"><text:span text:style-name="Source_20_Text"><text:s text:c="4"/>top: 0,</text:span></text:p>
      <text:p text:style-name="Preformatted_20_Text"><text:span text:style-name="Source_20_Text"><text:s text:c="4"/>left: 0,</text:span></text:p>
      <text:p text:style-name="Preformatted_20_Text"><text:span text:style-name="Source_20_Text"><text:s text:c="4"/>behavior: "smooth",</text:span></text:p>
      <text:p text:style-name="Preformatted_20_Text"><text:span text:style-name="Source_20_Text"><text:s text:c="2"/>});</text:span></text:p>
      <text:p text:style-name="P3"><text:span text:style-name="Source_20_Text">});</text:span></text:p>
      <text:p text:style-name="Text_20_body"><text:span text:style-name="Strong_20_Emphasis">What is the script above doing?</text:span></text:p>
      <text:p text:style-name="Text_20_body">The first line selects the scroll-to-top button with the id attribute attached to it in the HTML. We used the <text:span text:style-name="Source_20_Text">querySelector()</text:span> method here. You can also use the <text:span text:style-name="Source_20_Text">getElementById()</text:span> method.</text:p>
      <text:p text:style-name="Text_20_body">In the remaining lines, I used the click <text:span text:style-name="Source_20_Text">eventListener</text:span> to get the user’s click action and exploit the <text:span text:style-name="Source_20_Text">scrollTo</text:span> part of the windows object to make the button functional.</text:p>
      <text:p text:style-name="Text_20_body">With this functionality, when the user clicks on the scroll-to-top button, the page scrolls to the top and left side of the website smoothly. I did this by setting top to <text:span text:style-name="Source_20_Text">0</text:span>, left to <text:span text:style-name="Source_20_Text">0</text:span>, and behavior to <text:span text:style-name="Source_20_Text">smooth</text:span>.</text:p>
      <text:p text:style-name="Text_20_body"><text:soft-page-break/><draw:frame draw:style-name="fr1" draw:name="Image30" text:anchor-type="as-char" svg:width="6.25in" svg:height="4.1665in" draw:z-index="29"><draw:image xlink:href="https://www.freecodecamp.org/news/content/images/2021/10/scroll-up.gif" xlink:type="simple" xlink:show="embed" xlink:actuate="onLoad"/><svg:title>scroll-up</svg:title></draw:frame></text:p>
      <text:p text:style-name="Text_20_body">You can learn more about the windows object by opening up your browser’s developer tools console. Type in window and hit enter, then you see everything available in the windows object, like I did below:</text:p>
      <text:p text:style-name="Text_20_body"><draw:frame draw:style-name="fr1" draw:name="Image31" text:anchor-type="as-char" svg:width="6.25in" svg:height="4.1665in" draw:z-index="30"><draw:image xlink:href="https://www.freecodecamp.org/news/content/images/2021/10/window-object.gif" xlink:type="simple" xlink:show="embed" xlink:actuate="onLoad"/><svg:title>window-object</svg:title></draw:frame></text:p>
      <text:h text:style-name="Heading_20_2" text:outline-level="2"><text:bookmark text:name="howtomakeyourportfoliowebsiteresponsive"/>How to Make Your Portfolio Website Responsive</text:h>
      <text:p text:style-name="Text_20_body">To make the website responsive, we will be using CSS media queries and Flexbox.</text:p>
      <text:p text:style-name="Text_20_body"><text:soft-page-break/>First, we'll need to make the images and text look smaller, and then we'll make the content of each section display in a vertical layout by setting the <text:span text:style-name="Source_20_Text">flex-direction</text:span> to column.</text:p>
      <text:p text:style-name="Text_20_body">In the media query, I will be using 2 breakpoints – <text:span text:style-name="Source_20_Text">720px</text:span> and <text:span text:style-name="Source_20_Text">420px</text:span>.</text:p>
      <text:p text:style-name="Text_20_body">The 720px breakpoint is for tablets and mobile phones, and 420px is for small phones like an iPhone 6, and small Android phones.</text:p>
      <text:p text:style-name="Text_20_body">Media query Breakpoints are the points at which you want the content of a website to respond according to the width of a device. So, any code put under the 720px breakpoint reflects on devices with a screen less than or more than 720px, depending on whether you specify max-width or min-width.</text:p>
      <text:p text:style-name="Text_20_body">In the case of a max-width of <text:span text:style-name="Source_20_Text">720px</text:span>, the media query syntax looks like this:</text:p>
      <text:p text:style-name="Preformatted_20_Text"><text:span text:style-name="Source_20_Text">@media screen and (max-width: 720px) {</text:span></text:p>
      <text:p text:style-name="Preformatted_20_Text"><text:span text:style-name="Source_20_Text"><text:s text:c="2"/>/*changes reflects on screen with a width of 720px and below*/</text:span></text:p>
      <text:p text:style-name="P3"><text:span text:style-name="Source_20_Text">}</text:span></text:p>
      <text:h text:style-name="Heading_20_3" text:outline-level="3"><text:bookmark text:name="howtocreatethemediaqueryfortabletsandmobilephonesmaxwidth720px"/>How to Create the Media Query for Tablets and Mobile Phones (max-width 720px)</text:h>
      <text:p text:style-name="Text_20_body">We will start making the website responsive right from the navbar, because the navbar doesn’t look good on smaller devices.</text:p>
      <text:p text:style-name="Text_20_body"><draw:frame draw:style-name="fr1" draw:name="Image32" text:anchor-type="as-char" svg:width="6.25in" svg:height="4.1665in" draw:z-index="31"><draw:image xlink:href="https://www.freecodecamp.org/news/content/images/2021/10/ss21.png" xlink:type="simple" xlink:show="embed" xlink:actuate="onLoad"/><svg:title>ss21</svg:title></draw:frame></text:p>
      <text:p text:style-name="Text_20_body">First, I’m going to reduce the padding of the navbar so the <text:span text:style-name="Source_20_Text">h1</text:span> logo and nav menu items fit in nicely:</text:p>
      <text:p text:style-name="Preformatted_20_Text"><text:span text:style-name="Source_20_Text">nav {</text:span></text:p>
      <text:p text:style-name="Preformatted_20_Text"><text:span text:style-name="Source_20_Text"><text:s text:c="4"/>padding: 1.5rem 1rem;</text:span></text:p>
      <text:p text:style-name="P3"><text:span text:style-name="Source_20_Text"><text:s text:c="2"/>}</text:span></text:p>
      <text:p text:style-name="Text_20_body"><text:soft-page-break/>Things now look a bit better:<text:line-break/><draw:frame draw:style-name="fr1" draw:name="Image33" text:anchor-type="as-char" svg:width="6.25in" svg:height="4.1665in" draw:z-index="32"><draw:image xlink:href="https://www.freecodecamp.org/news/content/images/2021/10/ss22.png" xlink:type="simple" xlink:show="embed" xlink:actuate="onLoad"/><svg:title>ss22</svg:title></draw:frame></text:p>
      <text:p text:style-name="Text_20_body">On small devices, the nav menu items need to be on top of one another, and they need to be hidden. So, its time to update the code so the hamburger menu is initially hidden.</text:p>
      <text:h text:style-name="Heading_20_3" text:outline-level="3"><text:bookmark text:name="howtobuildthehamburgermenu"/>How to Build the Hamburger Menu</text:h>
      <text:p text:style-name="Text_20_body">To make the hamburger menu, we need to take the nav menu items out of the viewport. Then we need to set a class of <text:span text:style-name="Source_20_Text">show</text:span> on the nav list items that will be toggled with few lines of JavaScript (remember the nav items are in an unordered list).</text:p>
      <text:p text:style-name="Preformatted_20_Text"><text:span text:style-name="Source_20_Text"><text:s/>nav ul {</text:span></text:p>
      <text:p text:style-name="Preformatted_20_Text"><text:span text:style-name="Source_20_Text"><text:s text:c="4"/>position: fixed;</text:span></text:p>
      <text:p text:style-name="Preformatted_20_Text"><text:span text:style-name="Source_20_Text"><text:s text:c="4"/>background-color: var(--bg-color);</text:span></text:p>
      <text:p text:style-name="Preformatted_20_Text"><text:span text:style-name="Source_20_Text"><text:s text:c="4"/>flex-direction: column;</text:span></text:p>
      <text:p text:style-name="Preformatted_20_Text"><text:span text:style-name="Source_20_Text"><text:s text:c="4"/>top: 86px;</text:span></text:p>
      <text:p text:style-name="Preformatted_20_Text"><text:span text:style-name="Source_20_Text"><text:s text:c="4"/>left: 10%;</text:span></text:p>
      <text:p text:style-name="Preformatted_20_Text"><text:span text:style-name="Source_20_Text"><text:s text:c="4"/>width: 80%;</text:span></text:p>
      <text:p text:style-name="Preformatted_20_Text"><text:span text:style-name="Source_20_Text"><text:s text:c="4"/>text-align: center;</text:span></text:p>
      <text:p text:style-name="Preformatted_20_Text"><text:span text:style-name="Source_20_Text"><text:s text:c="4"/>transform: translateX(120%);</text:span></text:p>
      <text:p text:style-name="Preformatted_20_Text"><text:span text:style-name="Source_20_Text"><text:s text:c="4"/>transition: transform 0.5s ease-in;</text:span></text:p>
      <text:p text:style-name="Preformatted_20_Text"><text:span text:style-name="Source_20_Text"><text:s text:c="2"/>}</text:span></text:p>
      <text:p text:style-name="Preformatted_20_Text"/>
      <text:p text:style-name="Preformatted_20_Text"><text:span text:style-name="Source_20_Text"><text:s text:c="3"/>nav ul li {</text:span></text:p>
      <text:p text:style-name="Preformatted_20_Text"><text:span text:style-name="Source_20_Text"><text:s text:c="4"/>margin: 8px;</text:span></text:p>
      <text:p text:style-name="P3"><text:span text:style-name="Source_20_Text"><text:s text:c="2"/>}</text:span></text:p>
      <text:p text:style-name="Text_20_body">In the CSS code snippet above, I set a position of fixed on the unordered list (<text:span text:style-name="Source_20_Text">ul</text:span>) to make it float on the screen. I also pushed it down 86px from the top with <text:span text:style-name="Source_20_Text">top: 86px</text:span>, and 10% to the left.</text:p>
      <text:p text:style-name="Text_20_body">I gave it a width of 80% of its parent (the nav element from the HTML), pushed it to the center with <text:span text:style-name="Source_20_Text">text-align: center</text:span>, and finally hid it with the transform property set to <text:span text:style-name="Source_20_Text">translateX(120%)</text:span>. This will push it to the right and force it out of the viewport.</text:p>
      <text:p text:style-name="Text_20_body"><text:soft-page-break/>And now, when the user clicks to show the nav items, they all slide in from the right. Awesome.</text:p>
      <text:p text:style-name="Text_20_body">If you want the nav menu items to slide in from the left, change the <text:span text:style-name="Source_20_Text">transform</text:span> property value to <text:span text:style-name="Source_20_Text">transform: translateX(-120%)</text:span> (this is the direct opposite of <text:span text:style-name="Source_20_Text">transform: translateX(120%)</text:span>). It's as easy as that, depending on your preference.</text:p>
      <text:p text:style-name="Text_20_body">I also assigned a margin of 8px to the nav items to give them more space.</text:p>
      <text:p text:style-name="Text_20_body">The navbar now looks like this:<text:line-break/><draw:frame draw:style-name="fr1" draw:name="Image34" text:anchor-type="as-char" svg:width="6.25in" svg:height="4.1665in" draw:z-index="33"><draw:image xlink:href="https://www.freecodecamp.org/news/content/images/2021/10/ss22-1.png" xlink:type="simple" xlink:show="embed" xlink:actuate="onLoad"/><svg:title>ss22-1</svg:title></draw:frame></text:p>
      <text:p text:style-name="Text_20_body">The hamburger menu bar remains hidden. So we need to show it by giving it a display of block, setting a class of show to translate on the x-axis to 0 in order to show it, and then toggle it with JavaScript.</text:p>
      <text:p text:style-name="Preformatted_20_Text"><text:span text:style-name="Source_20_Text"><text:s/>.burger-menu {</text:span></text:p>
      <text:p text:style-name="Preformatted_20_Text"><text:span text:style-name="Source_20_Text"><text:s text:c="4"/>display: block;</text:span></text:p>
      <text:p text:style-name="Preformatted_20_Text"><text:span text:style-name="Source_20_Text"><text:s text:c="2"/>}</text:span></text:p>
      <text:p text:style-name="Preformatted_20_Text"/>
      <text:p text:style-name="Preformatted_20_Text"><text:span text:style-name="Source_20_Text"><text:s text:c="2"/>nav ul.show {</text:span></text:p>
      <text:p text:style-name="Preformatted_20_Text"><text:span text:style-name="Source_20_Text"><text:s text:c="4"/>transform: translateX(0);</text:span></text:p>
      <text:p text:style-name="P3"><text:span text:style-name="Source_20_Text"><text:s text:c="2"/>}</text:span></text:p>
      <text:p text:style-name="Text_20_body"><text:soft-page-break/><draw:frame draw:style-name="fr1" draw:name="Image35" text:anchor-type="as-char" svg:width="6.25in" svg:height="4.1665in" draw:z-index="34"><draw:image xlink:href="https://www.freecodecamp.org/news/content/images/2021/10/ss24.png" xlink:type="simple" xlink:show="embed" xlink:actuate="onLoad"/><svg:title>ss24</svg:title></draw:frame></text:p>
      <text:p text:style-name="Text_20_body">Our hamburger menu bars now gets shown, but the nav items remain hidden. To show it, we need to toggle the show class on and off with JavaScript.</text:p>
      <text:h text:style-name="Heading_20_3" text:outline-level="3"><text:bookmark text:name="thejavascriptforthehamburgermenu"/>The JavaScript for the Hamburger Menu</text:h>
      <text:p text:style-name="Text_20_body">To toggle the navbar nav menu items on and off with JavaScript, we first need to select all relevant items of the navbar and store them in some variables:</text:p>
      <text:p text:style-name="Preformatted_20_Text"><text:span text:style-name="Source_20_Text">// Nav hamburgerburger selections</text:span></text:p>
      <text:p text:style-name="Preformatted_20_Text"/>
      <text:p text:style-name="Preformatted_20_Text"><text:span text:style-name="Source_20_Text">const burger = document.querySelector("#burger-menu");</text:span></text:p>
      <text:p text:style-name="Preformatted_20_Text"><text:span text:style-name="Source_20_Text">const ul = document.querySelector("nav ul");</text:span></text:p>
      <text:p text:style-name="P3"><text:span text:style-name="Source_20_Text">const nav = document.querySelector("nav");</text:span></text:p>
      <text:list xml:id="list2692621508" text:style-name="L2">
        <text:list-item>
          <text:p text:style-name="P10">The <text:span text:style-name="Source_20_Text">burger</text:span> variable select the hamburger menu bars </text:p>
        </text:list-item>
        <text:list-item>
          <text:p text:style-name="P10">The <text:span text:style-name="Source_20_Text">ul</text:span> variable selects the list items (the nav links altogether) </text:p>
        </text:list-item>
        <text:list-item>
          <text:p text:style-name="P9">The <text:span text:style-name="Source_20_Text">nav</text:span> variable selects the container itself (the nav element) </text:p>
        </text:list-item>
      </text:list>
      <text:p text:style-name="Text_20_body">What we need to do next is toggle the <text:span text:style-name="Source_20_Text">nav ul.show</text:span> class when the user clicks the hamburger menu bar. We'll do this by adding a click <text:span text:style-name="Source_20_Text">eventListener</text:span> to the hamburger menu bar, and then using the toggle method to remove and add the class of <text:span text:style-name="Source_20_Text">show</text:span>.</text:p>
      <text:p text:style-name="Text_20_body">Remember that we selected it and stored it in a variable called <text:span text:style-name="Source_20_Text">burger</text:span>.</text:p>
      <text:p text:style-name="Preformatted_20_Text"><text:span text:style-name="Source_20_Text">burger.addEventListener("click", () =&gt; {</text:span></text:p>
      <text:p text:style-name="Preformatted_20_Text"><text:span text:style-name="Source_20_Text"><text:s text:c="2"/>ul.classList.toggle("show");</text:span></text:p>
      <text:p text:style-name="P3"><text:span text:style-name="Source_20_Text">});</text:span></text:p>
      <text:p text:style-name="Text_20_body"><text:soft-page-break/>Our nav items can now be toggled on and off:<text:line-break/><draw:frame draw:style-name="fr1" draw:name="Image36" text:anchor-type="as-char" svg:width="6.25in" svg:height="4.1665in" draw:z-index="35"><draw:image xlink:href="https://www.freecodecamp.org/news/content/images/2021/10/nav-toggling-quirk.gif" xlink:type="simple" xlink:show="embed" xlink:actuate="onLoad"/><svg:title>nav-toggling-quirk</svg:title></draw:frame></text:p>
      <text:p text:style-name="Text_20_body">But there is a problem – the mobile nav is not hidden any time any of the nav item links are clicked. So we need to remove the class of nav ul.show when any of the nav item links are clicked.</text:p>
      <text:p text:style-name="Text_20_body">We can do this with a few lines of JavaScript too:</text:p>
      <text:p text:style-name="Preformatted_20_Text"><text:span text:style-name="Source_20_Text">// Close hamburger menu when a link is clicked</text:span></text:p>
      <text:p text:style-name="Preformatted_20_Text"/>
      <text:p text:style-name="Preformatted_20_Text"><text:span text:style-name="Source_20_Text">// Select nav links</text:span></text:p>
      <text:p text:style-name="Preformatted_20_Text"><text:span text:style-name="Source_20_Text">const navLink = document.querySelectorAll(".nav-link");</text:span></text:p>
      <text:p text:style-name="Preformatted_20_Text"/>
      <text:p text:style-name="Preformatted_20_Text"><text:span text:style-name="Source_20_Text">navLink.forEach((link) =&gt;</text:span></text:p>
      <text:p text:style-name="Preformatted_20_Text"><text:span text:style-name="Source_20_Text"><text:s text:c="2"/>link.addEventListener("click", () =&gt; {</text:span></text:p>
      <text:p text:style-name="Preformatted_20_Text"><text:span text:style-name="Source_20_Text"><text:s text:c="4"/>ul.classList.remove("show");</text:span></text:p>
      <text:p text:style-name="Preformatted_20_Text"><text:span text:style-name="Source_20_Text"><text:s text:c="2"/>})</text:span></text:p>
      <text:p text:style-name="P3"><text:span text:style-name="Source_20_Text">);</text:span></text:p>
      <text:p text:style-name="Text_20_body">Remember that the nav links have a class of <text:span text:style-name="Source_20_Text">nav-link</text:span> from the HTML. So I selected all of them with that class and put them in a variable called navLink. We did this with the <text:span text:style-name="Source_20_Text">querySelectorAll(</text:span>) method.</text:p>
      <text:p text:style-name="Text_20_body">I then looped through all the links with the <text:span text:style-name="Source_20_Text">forEach</text:span> array method and listened for a click event on all of them. Then I used the <text:span text:style-name="Source_20_Text">remove()</text:span> method provided by the DOM to remove the class of <text:span text:style-name="Source_20_Text">show</text:span> any time any of the nav menu items are clicked. This will take all the list items out of the viewport.</text:p>
      <text:p text:style-name="Text_20_body"><text:soft-page-break/><draw:frame draw:style-name="fr1" draw:name="Image37" text:anchor-type="as-char" svg:width="6.25in" svg:height="4.1665in" draw:z-index="36"><draw:image xlink:href="https://www.freecodecamp.org/news/content/images/2021/10/nav-toggling-quirk-fixed.gif" xlink:type="simple" xlink:show="embed" xlink:actuate="onLoad"/><svg:title>nav-toggling-quirk-fixed</svg:title></draw:frame></text:p>
      <text:p text:style-name="Text_20_body">Look at that!</text:p>
      <text:p text:style-name="Text_20_body">That’s a lot of work. With what we just covered you can make a hamburger menu for any website.</text:p>
      <text:h text:style-name="Heading_20_3" text:outline-level="3"><text:bookmark text:name="howtomaketheherosectionresponsive"/>How to Make the Hero Section Responsive</text:h>
      <text:p text:style-name="Text_20_body">The hero section doesn't look that great at the moment:<text:line-break/><draw:frame draw:style-name="fr1" draw:name="Image38" text:anchor-type="as-char" svg:width="6.25in" svg:height="4.1665in" draw:z-index="37"><draw:image xlink:href="https://www.freecodecamp.org/news/content/images/2021/10/ss25.png" xlink:type="simple" xlink:show="embed" xlink:actuate="onLoad"/><svg:title>ss25</svg:title></draw:frame></text:p>
      <text:p text:style-name="Text_20_body"><text:soft-page-break/>All we need to do is give it a flex direction of column in the media query, reduce the width and height of Jane Doe's image, and make the About Me text (bio text) readable.</text:p>
      <text:p text:style-name="Preformatted_20_Text"><text:span text:style-name="Source_20_Text">.hero {</text:span></text:p>
      <text:p text:style-name="Preformatted_20_Text"><text:span text:style-name="Source_20_Text"><text:s text:c="4"/>margin-top: -4rem;</text:span></text:p>
      <text:p text:style-name="Preformatted_20_Text"><text:span text:style-name="Source_20_Text"><text:s text:c="4"/>flex-direction: column;</text:span></text:p>
      <text:p text:style-name="Preformatted_20_Text"><text:span text:style-name="Source_20_Text"><text:s text:c="4"/>gap: 0;</text:span></text:p>
      <text:p text:style-name="Preformatted_20_Text"><text:span text:style-name="Source_20_Text"><text:s text:c="2"/>}</text:span></text:p>
      <text:p text:style-name="Preformatted_20_Text"/>
      <text:p text:style-name="Preformatted_20_Text"><text:span text:style-name="Source_20_Text"><text:s text:c="2"/>.hero img {</text:span></text:p>
      <text:p text:style-name="Preformatted_20_Text"><text:span text:style-name="Source_20_Text"><text:s text:c="8"/>height: 37.5rem;</text:span></text:p>
      <text:p text:style-name="Preformatted_20_Text"><text:span text:style-name="Source_20_Text"><text:s text:c="8"/>width: 30rem;</text:span></text:p>
      <text:p text:style-name="Preformatted_20_Text"><text:span text:style-name="Source_20_Text"><text:s text:c="4"/>}</text:span></text:p>
      <text:p text:style-name="Preformatted_20_Text"/>
      <text:p text:style-name="Preformatted_20_Text"><text:span text:style-name="Source_20_Text"><text:s text:c="2"/>.bio {</text:span></text:p>
      <text:p text:style-name="Preformatted_20_Text"><text:span text:style-name="Source_20_Text"><text:s text:c="4"/>margin-top: -7rem;</text:span></text:p>
      <text:p text:style-name="Preformatted_20_Text"><text:span text:style-name="Source_20_Text"><text:s text:c="4"/>width: 20.5rem;</text:span></text:p>
      <text:p text:style-name="P3"><text:span text:style-name="Source_20_Text"><text:s text:c="2"/>}</text:span></text:p>
      <text:p text:style-name="Text_20_body">The hero section looks better now:<text:line-break/><draw:frame draw:style-name="fr1" draw:name="Image39" text:anchor-type="as-char" svg:width="6.25in" svg:height="4.1665in" draw:z-index="38"><draw:image xlink:href="https://www.freecodecamp.org/news/content/images/2021/10/ss26.png" xlink:type="simple" xlink:show="embed" xlink:actuate="onLoad"/><svg:title>ss26</svg:title></draw:frame></text:p>
      <text:h text:style-name="Heading_20_3" text:outline-level="3"><text:bookmark text:name="howtomakethemoreaboutmesectionresponsive"/><text:soft-page-break/>How to Make the More About Me Section Responsive</text:h>
      <text:p text:style-name="Text_20_body">The More About Me section doesn’t look bad, but we can certainly improve it:<text:line-break/><draw:frame draw:style-name="fr1" draw:name="Image40" text:anchor-type="as-char" svg:width="6.25in" svg:height="4.1665in" draw:z-index="39"><draw:image xlink:href="https://www.freecodecamp.org/news/content/images/2021/10/ss27.png" xlink:type="simple" xlink:show="embed" xlink:actuate="onLoad"/><svg:title>ss27</svg:title></draw:frame></text:p>
      <text:p text:style-name="Text_20_body">I have the following CSS to make it readable and more presentable:</text:p>
      <text:p text:style-name="Preformatted_20_Text"><text:span text:style-name="Source_20_Text"><text:s/>.more-about {</text:span></text:p>
      <text:p text:style-name="Preformatted_20_Text"><text:span text:style-name="Source_20_Text"><text:s text:c="4"/>margin-top: 2rem;</text:span></text:p>
      <text:p text:style-name="Preformatted_20_Text"><text:span text:style-name="Source_20_Text"><text:s text:c="4"/>padding: 1rem 3.5rem;</text:span></text:p>
      <text:p text:style-name="Preformatted_20_Text"><text:span text:style-name="Source_20_Text"><text:s text:c="2"/>}</text:span></text:p>
      <text:p text:style-name="Preformatted_20_Text"/>
      <text:p text:style-name="Preformatted_20_Text"><text:span text:style-name="Source_20_Text"><text:s text:c="2"/>.more-about h2 {</text:span></text:p>
      <text:p text:style-name="Preformatted_20_Text"><text:span text:style-name="Source_20_Text"><text:s text:c="4"/>text-align: center;</text:span></text:p>
      <text:p text:style-name="Preformatted_20_Text"><text:span text:style-name="Source_20_Text"><text:s text:c="2"/>}</text:span></text:p>
      <text:p text:style-name="Preformatted_20_Text"/>
      <text:p text:style-name="Preformatted_20_Text"><text:span text:style-name="Source_20_Text"><text:s text:c="2"/>.more-about p {</text:span></text:p>
      <text:p text:style-name="Preformatted_20_Text"><text:span text:style-name="Source_20_Text"><text:s text:c="4"/>text-align: justify;</text:span></text:p>
      <text:p text:style-name="P3"><text:span text:style-name="Source_20_Text"><text:s text:c="2"/>}</text:span></text:p>
      <text:p text:style-name="Text_20_body"><text:soft-page-break/>I pushed the whole section down a little bit and increased the padding on all sides, aligned the <text:span text:style-name="Source_20_Text">h2</text:span> to center, and justified the text.<text:line-break/><draw:frame draw:style-name="fr1" draw:name="Image41" text:anchor-type="as-char" svg:width="6.25in" svg:height="4.1665in" draw:z-index="40"><draw:image xlink:href="https://www.freecodecamp.org/news/content/images/2021/10/ss28.png" xlink:type="simple" xlink:show="embed" xlink:actuate="onLoad"/><svg:title>ss28</svg:title></draw:frame></text:p>
      <text:h text:style-name="Heading_20_3" text:outline-level="3"><text:bookmark text:name="howtomaketheskillssectionresponsive"/>How to Make the Skills Section Responsive</text:h>
      <text:p text:style-name="Text_20_body">The skill icons appear too big:<text:line-break/><draw:frame draw:style-name="fr1" draw:name="Image42" text:anchor-type="as-char" svg:width="6.25in" svg:height="4.1665in" draw:z-index="41"><draw:image xlink:href="https://www.freecodecamp.org/news/content/images/2021/10/ss29.png" xlink:type="simple" xlink:show="embed" xlink:actuate="onLoad"/><svg:title>ss29</svg:title></draw:frame></text:p>
      <text:p text:style-name="Text_20_body">All we need to do in the media query is reduce the sizes of the icons with the width and height properties:</text:p>
      <text:p text:style-name="Preformatted_20_Text"><text:soft-page-break/><text:span text:style-name="Source_20_Text">.icon {</text:span></text:p>
      <text:p text:style-name="Preformatted_20_Text"><text:span text:style-name="Source_20_Text"><text:s text:c="4"/>width: 5.875rem;</text:span></text:p>
      <text:p text:style-name="Preformatted_20_Text"><text:span text:style-name="Source_20_Text"><text:s text:c="4"/>height: 5.25rem;</text:span></text:p>
      <text:p text:style-name="P3"><text:span text:style-name="Source_20_Text"><text:s text:c="2"/>}</text:span></text:p>
      <text:p text:style-name="Text_20_body"><draw:frame draw:style-name="fr1" draw:name="Image43" text:anchor-type="as-char" svg:width="6.25in" svg:height="4.1665in" draw:z-index="42"><draw:image xlink:href="https://www.freecodecamp.org/news/content/images/2021/10/ss30.png" xlink:type="simple" xlink:show="embed" xlink:actuate="onLoad"/><svg:title>ss30</svg:title></draw:frame></text:p>
      <text:h text:style-name="Heading_20_3" text:outline-level="3"><text:bookmark text:name="howtomaketheprojectssectionresponsive"/>How to Make the Projects Section Responsive</text:h>
      <text:p text:style-name="Text_20_body">In the projects section, we need to make the three projects stack on top of one another by setting the flex direction to column. I will also reduce the width of the individual containers a little bit.</text:p>
      <text:p text:style-name="Preformatted_20_Text"><text:span text:style-name="Source_20_Text"><text:s/>.projects-container {</text:span></text:p>
      <text:p text:style-name="Preformatted_20_Text"><text:span text:style-name="Source_20_Text"><text:s text:c="4"/>flex-direction: column;</text:span></text:p>
      <text:p text:style-name="Preformatted_20_Text"><text:span text:style-name="Source_20_Text"><text:s text:c="2"/>}</text:span></text:p>
      <text:p text:style-name="Preformatted_20_Text"/>
      <text:p text:style-name="Preformatted_20_Text"><text:span text:style-name="Source_20_Text"><text:s text:c="2"/>.project-container {</text:span></text:p>
      <text:p text:style-name="Preformatted_20_Text"><text:span text:style-name="Source_20_Text"><text:s text:c="4"/>width: 20.875rem;</text:span></text:p>
      <text:p text:style-name="P3"><text:span text:style-name="Source_20_Text"><text:s text:c="2"/>}</text:span></text:p>
      <text:h text:style-name="Heading_20_3" text:outline-level="3"><text:bookmark text:name="howtomakethecontactformresponsive"/>How to Make the Contact Form Responsive</text:h>
      <text:p text:style-name="Text_20_body">The width of the contact form needs to be reduced to push it away from the sides and make sure that the fixed social media icons are not on top of it.</text:p>
      <text:p text:style-name="Text_20_body">All we need to do is set a maximum width:</text:p>
      <text:p text:style-name="Preformatted_20_Text"><text:span text:style-name="Source_20_Text"><text:s/>.contact-form-container {</text:span></text:p>
      <text:p text:style-name="Preformatted_20_Text"><text:span text:style-name="Source_20_Text"><text:s text:c="4"/>max-width: 23.75rem;</text:span></text:p>
      <text:p text:style-name="P3"><text:span text:style-name="Source_20_Text"><text:s text:c="2"/>}</text:span></text:p>
      <text:p text:style-name="Text_20_body"><text:soft-page-break/>The contact form now looks better:<text:line-break/><draw:frame draw:style-name="fr1" draw:name="Image44" text:anchor-type="as-char" svg:width="6.25in" svg:height="4.1665in" draw:z-index="43"><draw:image xlink:href="https://www.freecodecamp.org/news/content/images/2021/10/ss32.png" xlink:type="simple" xlink:show="embed" xlink:actuate="onLoad"/><svg:title>ss32</svg:title></draw:frame></text:p>
      <text:h text:style-name="Heading_20_3" text:outline-level="3"><text:bookmark text:name="howtomakethewebsiteresponsiveonsmallphones"/>How to Make the Website Responsive on Small Phones</text:h>
      <text:p text:style-name="Text_20_body">On small phones such as the iPhone 6, 7, and 8 plus, the social icons and scroll-to-top icon are not showing. There is also a horizontal scrollbar.<text:line-break/><draw:frame draw:style-name="fr1" draw:name="Image45" text:anchor-type="as-char" svg:width="2.2709in" svg:height="4in" draw:z-index="44"><draw:image xlink:href="https://www.freecodecamp.org/news/content/images/2021/10/smaller-phones-responive-quirks.gif" xlink:type="simple" xlink:show="embed" xlink:actuate="onLoad"/><svg:title>smaller-phones-responive-quirks</svg:title></draw:frame></text:p>
      <text:p text:style-name="Text_20_body">To fix these quirks, I will be adding some media queries at the 420px breakpoint:</text:p>
      <text:p text:style-name="Preformatted_20_Text"><text:span text:style-name="Source_20_Text">@media screen and (max-width: 420px) {</text:span></text:p>
      <text:p text:style-name="Preformatted_20_Text"><text:span text:style-name="Source_20_Text"><text:s text:c="2"/>.hero img {</text:span></text:p>
      <text:p text:style-name="Preformatted_20_Text"><text:soft-page-break/><text:span text:style-name="Source_20_Text"><text:s text:c="4"/>height: 37.5rem;</text:span></text:p>
      <text:p text:style-name="Preformatted_20_Text"><text:span text:style-name="Source_20_Text"><text:s text:c="4"/>width: 23rem;</text:span></text:p>
      <text:p text:style-name="Preformatted_20_Text"><text:span text:style-name="Source_20_Text"><text:s text:c="2"/>}</text:span></text:p>
      <text:p text:style-name="Preformatted_20_Text"/>
      <text:p text:style-name="Preformatted_20_Text"><text:span text:style-name="Source_20_Text"><text:s text:c="2"/>.bio {</text:span></text:p>
      <text:p text:style-name="Preformatted_20_Text"><text:span text:style-name="Source_20_Text"><text:s text:c="4"/>width: 18.3rem;</text:span></text:p>
      <text:p text:style-name="Preformatted_20_Text"><text:span text:style-name="Source_20_Text"><text:s text:c="2"/>}</text:span></text:p>
      <text:p text:style-name="Preformatted_20_Text"/>
      <text:p text:style-name="Preformatted_20_Text"><text:span text:style-name="Source_20_Text"><text:s text:c="2"/>.project-container {</text:span></text:p>
      <text:p text:style-name="Preformatted_20_Text"><text:span text:style-name="Source_20_Text"><text:s text:c="4"/>width: 17.875rem;</text:span></text:p>
      <text:p text:style-name="Preformatted_20_Text"><text:span text:style-name="Source_20_Text"><text:s text:c="2"/>}</text:span></text:p>
      <text:p text:style-name="Preformatted_20_Text"/>
      <text:p text:style-name="Preformatted_20_Text"><text:span text:style-name="Source_20_Text"><text:s text:c="2"/>.contact-form-container {</text:span></text:p>
      <text:p text:style-name="Preformatted_20_Text"><text:span text:style-name="Source_20_Text"><text:s text:c="4"/>max-width: 17.75rem;</text:span></text:p>
      <text:p text:style-name="Preformatted_20_Text"><text:span text:style-name="Source_20_Text"><text:s text:c="2"/>}</text:span></text:p>
      <text:p text:style-name="P3"><text:span text:style-name="Source_20_Text">} </text:span></text:p>
      <text:p text:style-name="Text_20_body">I reduced the size of our Jane Doe image, and also reduced the width of the bio text (About Me text), the project container, and the contact form container as well.</text:p>
      <text:p text:style-name="Text_20_body">All these changes will make the icons fixed to the right side of the website show – the social media and scroll-to-top icons.<text:line-break/><draw:frame draw:style-name="fr1" draw:name="Image46" text:anchor-type="as-char" svg:width="6.25in" svg:height="4.1665in" draw:z-index="45"><draw:image xlink:href="https://www.freecodecamp.org/news/content/images/2021/10/smaller-phones-responsiveness-quirk-fixed.gif" xlink:type="simple" xlink:show="embed" xlink:actuate="onLoad"/><svg:title>smaller-phones-responsiveness-quirk-fixed</svg:title></draw:frame></text:p>
      <text:p text:style-name="Text_20_body"><text:soft-page-break/>Everything now looks good:<text:line-break/><draw:frame draw:style-name="fr1" draw:name="Image47" text:anchor-type="as-char" svg:width="6.25in" svg:height="4.1665in" draw:z-index="46"><draw:image xlink:href="https://www.freecodecamp.org/news/content/images/2021/10/fully-responsive.gif" xlink:type="simple" xlink:show="embed" xlink:actuate="onLoad"/><svg:title>fully-responsive</svg:title></draw:frame></text:p>
      <text:p text:style-name="Text_20_body">That’s the end of it all. We have a fully responsive portfolio website.</text:p>
      <text:p text:style-name="Text_20_body">You can download the finished version as a zip file from this <text:a xlink:type="simple" xlink:href="https://github.com/Ksound22/developer-portfolio" text:style-name="Internet_20_link" text:visited-style-name="Visited_20_Internet_20_Link">GitHub repo</text:a>.</text:p>
      <text:p text:style-name="Text_20_body">You can also check out the <text:a xlink:type="simple" xlink:href="https://eager-williams-af0d00.netlify.app/?" text:style-name="Internet_20_link" text:visited-style-name="Visited_20_Internet_20_Link">live demo</text:a> of the portfolio website as well. It has a readme that contains information about the tools I used, and how you can customize the website.</text:p>
      <text:h text:style-name="Heading_20_2" text:outline-level="2"><text:bookmark text:name="conclusion"/>Conclusion</text:h>
      <text:p text:style-name="Text_20_body">In this tutorial, you learned what a developer portfolio website is and why you should have one.</text:p>
      <text:p text:style-name="Text_20_body">You also learned how to make a fully responsive portfolio website with HTML, CSS, and JavaScript.</text:p>
      <text:p text:style-name="Text_20_body">The different parts of this tutorial are each small projects that, when combined, turn into a giant one-page website. For example, you can make card design, a responsive menu bar, a functional contact form, and a scroll-to-top button as the tutorial covers them all.</text:p>
      <text:p text:style-name="Text_20_body">Feel free to customize the website to your taste.</text:p>
      <text:p text:style-name="Text_20_body">If you find this tutorial useful, you can share it with your friends and family. I would really appreciate that.</text:p>
      <text:p text:style-name="P5">ADVERTISEMENT</text:p>
      <text:section text:style-name="Sect2" text:name="aswift_1_host">
        <text:p text:style-name="P11"/>
      </text:section>
      <text:p text:style-name="P5">ADVERTISEMENT</text:p>
      <text:section text:style-name="Sect2" text:name="aswift_2_host">
        <text:p text:style-name="P11"/>
      </text:section>
      <text:p text:style-name="P5">ADVERTISEMENT</text:p>
      <text:section text:style-name="Sect2" text:name="aswift_3_host">
        <text:p text:style-name="P11"/>
      </text:section>
      <text:p text:style-name="P5"><text:soft-page-break/>ADVERTISEMENT</text:p>
      <text:section text:style-name="Sect2" text:name="aswift_4_host">
        <text:p text:style-name="P11"/>
      </text:section>
      <text:p text:style-name="P5">ADVERTISEMENT</text:p>
      <text:section text:style-name="Sect2" text:name="aswift_5_host">
        <text:p text:style-name="P11"/>
      </text:section>
      <text:p text:style-name="P5">ADVERTISEMENT</text:p>
      <text:section text:style-name="Sect2" text:name="aswift_6_host">
        <text:p text:style-name="P11"/>
      </text:section>
      <text:p text:style-name="P5">ADVERTISEMENT</text:p>
      <text:section text:style-name="Sect2" text:name="aswift_7_host">
        <text:p text:style-name="P11"/>
      </text:section>
      <text:p text:style-name="P5">ADVERTISEMENT</text:p>
      <text:section text:style-name="Sect2" text:name="aswift_8_host">
        <text:p text:style-name="P11"/>
      </text:section>
      <text:p text:style-name="P5">ADVERTISEMENT</text:p>
      <text:section text:style-name="Sect2" text:name="aswift_9_host">
        <text:p text:style-name="P11"/>
      </text:section>
      <text:p text:style-name="P5">ADVERTISEMENT</text:p>
      <text:section text:style-name="Sect2" text:name="aswift_10_host">
        <text:p text:style-name="P11"/>
      </text:section>
      <text:p text:style-name="P5">ADVERTISEMENT</text:p>
      <text:section text:style-name="Sect2" text:name="aswift_11_host">
        <text:p text:style-name="P11"/>
      </text:section>
      <text:p text:style-name="P5">ADVERTISEMENT</text:p>
      <text:section text:style-name="Sect2" text:name="aswift_12_host">
        <text:p text:style-name="P11"/>
      </text:section>
      <text:p text:style-name="P5">ADVERTISEMENT</text:p>
      <text:section text:style-name="Sect2" text:name="aswift_13_host">
        <text:p text:style-name="P11"/>
      </text:section>
      <text:p text:style-name="P5">ADVERTISEMENT</text:p>
      <text:section text:style-name="Sect2" text:name="aswift_14_host">
        <text:p text:style-name="P11"/>
      </text:section>
      <text:p text:style-name="P5">ADVERTISEMENT</text:p>
      <text:section text:style-name="Sect2" text:name="aswift_15_host">
        <text:p text:style-name="P11"/>
      </text:section>
      <text:p text:style-name="P5">ADVERTISEMENT</text:p>
      <text:section text:style-name="Sect2" text:name="aswift_16_host">
        <text:p text:style-name="P11"/>
      </text:section>
      <text:p text:style-name="P5">ADVERTISEMENT</text:p>
      <text:section text:style-name="Sect2" text:name="aswift_17_host">
        <text:p text:style-name="P11"/>
      </text:section>
      <text:p text:style-name="P5">ADVERTISEMENT</text:p>
      <text:section text:style-name="Sect2" text:name="aswift_18_host">
        <text:p text:style-name="P11"/>
      </text:section>
      <text:p text:style-name="P5">ADVERTISEMENT</text:p>
      <text:section text:style-name="Sect2" text:name="aswift_19_host">
        <text:p text:style-name="P11"/>
      </text:section>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P5">ADVERTISEMENT</text:p>
      <text:p text:style-name="Horizontal_20_Line"><text:soft-page-break/></text:p>
      <text:p text:style-name="Text_20_body"><draw:frame draw:style-name="fr1" draw:name="Image48" text:anchor-type="as-char" svg:width="3.5626in" svg:height="3.6874in" draw:z-index="62"><draw:image xlink:href="https://www.freecodecamp.org/news/content/images/size/w60/2021/07/headshot-1.jpg" xlink:type="simple" xlink:show="embed" xlink:actuate="onLoad"/><svg:title>Kolade Chris</svg:title></draw:frame><text:s/><text:a xlink:type="simple" xlink:href="https://www.freecodecamp.org/news/author/kolade/" text:style-name="Internet_20_link" text:visited-style-name="Visited_20_Internet_20_Link">Kolade Chris </text:a></text:p>
      <text:p text:style-name="Text_20_body">Web developer and technical writer focusing on frontend technologies.</text:p>
      <text:p text:style-name="Horizontal_20_Line"/>
      <text:p text:style-name="Text_20_body">If you read this far, tweet to the author to show them you care. </text:p>
      <text:p text:style-name="Text_20_body">Learn to code for free. freeCodeCamp's open source curriculum has helped more than 40,000 people get jobs as developers. <text:bookmark text:name="learn-to-code-cta"/><text:a xlink:type="simple" xlink:href="https://www.freecodecamp.org/learn/" office:target-frame-name="_blank" xlink:show="new" text:style-name="Internet_20_link" text:visited-style-name="Visited_20_Internet_20_Link">Get started</text:a> </text:p>
      <text:p text:style-name="Text_20_body">ADVERTISEMENT</text:p>
      <text:p text:style-name="Text_20_body">freeCodeCamp is a donor-supported tax-exempt 501(c)(3) nonprofit organization (United States Federal Tax Identification Number: 82-0779546)</text:p>
      <text:p text:style-name="Text_20_body">Our mission: to help people learn to code for free. We accomplish this by creating thousands of videos, articles, and interactive coding lessons - all freely available to the public. We also have thousands of freeCodeCamp study groups around the world.</text:p>
      <text:p text:style-name="Text_20_body">Donations to freeCodeCamp go toward our education initiatives, and help pay for servers, services, and staff.</text:p>
      <text:p text:style-name="Text_20_body">You can <text:a xlink:type="simple" xlink:href="https://www.freecodecamp.org/donate/" office:target-frame-name="_blank" xlink:show="new" text:style-name="Internet_20_link" text:visited-style-name="Visited_20_Internet_20_Link">make a tax-deductible donation here</text:a>. </text:p>
      <text:p text:style-name="P5">Trending Guides</text:p>
      <text:p text:style-name="P5"><text:a xlink:type="simple" xlink:href="https://www.freecodecamp.org/news/learn-javascript-free-js-courses-for-beginners/" office:target-frame-name="_blank" xlink:show="new" text:style-name="Internet_20_link" text:visited-style-name="Visited_20_Internet_20_Link">Learn JavaScript </text:a><text:a xlink:type="simple" xlink:href="https://www.freecodecamp.org/news/linux-ln-how-to-create-a-symbolic-link-in-linux-example-bash-command" office:target-frame-name="_blank" xlink:show="new" text:style-name="Internet_20_link" text:visited-style-name="Visited_20_Internet_20_Link">Linux ln Example </text:a><text:a xlink:type="simple" xlink:href="https://www.freecodecamp.org/news/javascript-document-ready-jquery-example/" office:target-frame-name="_blank" xlink:show="new" text:style-name="Internet_20_link" text:visited-style-name="Visited_20_Internet_20_Link">JS document.ready() </text:a><text:a xlink:type="simple" xlink:href="https://www.freecodecamp.org/news/how-to-delete-a-row-in-sql-example-query/" office:target-frame-name="_blank" xlink:show="new" text:style-name="Internet_20_link" text:visited-style-name="Visited_20_Internet_20_Link">Delete a Row in SQL </text:a><text:a xlink:type="simple" xlink:href="https://www.freecodecamp.org/news/how-to-round-numbers-up-or-down-in-python/" office:target-frame-name="_blank" xlink:show="new" text:style-name="Internet_20_link" text:visited-style-name="Visited_20_Internet_20_Link">Python Round to Int </text:a><text:a xlink:type="simple" xlink:href="https://www.freecodecamp.org/news/what-is-antimalware-service-executable-why-is-it-high-cpu-disk-usage/" office:target-frame-name="_blank" xlink:show="new" text:style-name="Internet_20_link" text:visited-style-name="Visited_20_Internet_20_Link">What is msmpeng.exe? </text:a><text:a xlink:type="simple" xlink:href="https://www.freecodecamp.org/news/queue-data-structure-definition-and-java-example-code/" office:target-frame-name="_blank" xlink:show="new" text:style-name="Internet_20_link" text:visited-style-name="Visited_20_Internet_20_Link">Queue Data Structure </text:a><text:a xlink:type="simple" xlink:href="https://www.freecodecamp.org/news/learn-web-development-free-full-stack-developer-courses-for-beginners/" office:target-frame-name="_blank" xlink:show="new" text:style-name="Internet_20_link" text:visited-style-name="Visited_20_Internet_20_Link">Learn Web Development </text:a><text:a xlink:type="simple" xlink:href="https://www.freecodecamp.org/news/how-to-install-node-js-and-npm-on-windows-2/" office:target-frame-name="_blank" xlink:show="new" text:style-name="Internet_20_link" text:visited-style-name="Visited_20_Internet_20_Link">Install Node on Windows </text:a><text:a xlink:type="simple" xlink:href="https://www.freecodecamp.org/news/python-remove-character-from-a-string-how-to-delete-characters-from-strings/" office:target-frame-name="_blank" xlink:show="new" text:style-name="Internet_20_link" text:visited-style-name="Visited_20_Internet_20_Link">Remove Char from String </text:a></text:p>
      <text:p text:style-name="P5"><text:a xlink:type="simple" xlink:href="https://www.freecodecamp.org/news/rust-in-replit/" office:target-frame-name="_blank" xlink:show="new" text:style-name="Internet_20_link" text:visited-style-name="Visited_20_Internet_20_Link">Rust Lang </text:a><text:a xlink:type="simple" xlink:href="https://www.freecodecamp.org/news/python-set-operations-explained-with-examples/" office:target-frame-name="_blank" xlink:show="new" text:style-name="Internet_20_link" text:visited-style-name="Visited_20_Internet_20_Link">Python Sets </text:a><text:a xlink:type="simple" xlink:href="https://www.freecodecamp.org/news/c-string-std-string-example-in-cpp/" office:target-frame-name="_blank" xlink:show="new" text:style-name="Internet_20_link" text:visited-style-name="Visited_20_Internet_20_Link">C++ Strings </text:a><text:a xlink:type="simple" xlink:href="https://www.freecodecamp.org/news/python-map-explained-with-examples/" office:target-frame-name="_blank" xlink:show="new" text:style-name="Internet_20_link" text:visited-style-name="Visited_20_Internet_20_Link">Python map() </text:a><text:a xlink:type="simple" xlink:href="https://www.freecodecamp.org/news/python-pop-how-to-pop-from-a-list-or-an-array-in-python/" office:target-frame-name="_blank" xlink:show="new" text:style-name="Internet_20_link" text:visited-style-name="Visited_20_Internet_20_Link">Python .pop() </text:a><text:a xlink:type="simple" xlink:href="https://www.freecodecamp.org/news/python-array-tutorial-define-index-methods/" office:target-frame-name="_blank" xlink:show="new" text:style-name="Internet_20_link" text:visited-style-name="Visited_20_Internet_20_Link">Python arrays </text:a><text:a xlink:type="simple" xlink:href="https://www.freecodecamp.org/news/npm-uninstall-how-to-remove-a-package/" office:target-frame-name="_blank" xlink:show="new" text:style-name="Internet_20_link" text:visited-style-name="Visited_20_Internet_20_Link">npm Uninstall </text:a><text:a xlink:type="simple" xlink:href="https://www.freecodecamp.org/news/insertion-sort-algorithm-example-in-java-and-c/" office:target-frame-name="_blank" xlink:show="new" text:style-name="Internet_20_link" text:visited-style-name="Visited_20_Internet_20_Link">Insertion Sort </text:a><text:a xlink:type="simple" xlink:href="https://www.freecodecamp.org/news/python-if-else-python-conditional-syntax-example/" office:target-frame-name="_blank" xlink:show="new" text:style-name="Internet_20_link" text:visited-style-name="Visited_20_Internet_20_Link">Python If-Else </text:a><text:a xlink:type="simple" xlink:href="https://www.freecodecamp.org/news/all-caps-in-css-how-to-uppercase-text-with-style/" office:target-frame-name="_blank" xlink:show="new" text:style-name="Internet_20_link" text:visited-style-name="Visited_20_Internet_20_Link">All Caps in CSS </text:a></text:p>
      <text:p text:style-name="P5"><text:a xlink:type="simple" xlink:href="https://www.freecodecamp.org/news/how-to-open-task-manager-on-mac-apple-shortcut-tutorial/" office:target-frame-name="_blank" xlink:show="new" text:style-name="Internet_20_link" text:visited-style-name="Visited_20_Internet_20_Link">Open Task Manager on Mac </text:a><text:a xlink:type="simple" xlink:href="https://www.freecodecamp.org/news/parseint-in-javascript-js-string-to-int-example/" office:target-frame-name="_blank" xlink:show="new" text:style-name="Internet_20_link" text:visited-style-name="Visited_20_Internet_20_Link">parseInt() in JavaScript </text:a><text:a xlink:type="simple" xlink:href="https://www.freecodecamp.org/news/print-statement-in-python-how-to-print-with-example-syntax-command/" office:target-frame-name="_blank" xlink:show="new" text:style-name="Internet_20_link" text:visited-style-name="Visited_20_Internet_20_Link">Print statement in Python </text:a><text:a xlink:type="simple" xlink:href="https://www.freecodecamp.org/news/remove-directory-in-linux-how-to-delete-a-folder-from-the-command-line/" office:target-frame-name="_blank" xlink:show="new" text:style-name="Internet_20_link" text:visited-style-name="Visited_20_Internet_20_Link">Remove Directory in Linux </text:a><text:a xlink:type="simple" xlink:href="https://www.freecodecamp.org/news/python-to-lowercase-a-string-str-lower-example/" office:target-frame-name="_blank" xlink:show="new" text:style-name="Internet_20_link" text:visited-style-name="Visited_20_Internet_20_Link">Python str.lower() Example </text:a></text:p>
      <text:p text:style-name="P5"><text:soft-page-break/><text:a xlink:type="simple" xlink:href="https://www.freecodecamp.org/news/second-monitor-not-detected-fixed-windows10/" office:target-frame-name="_blank" xlink:show="new" text:style-name="Internet_20_link" text:visited-style-name="Visited_20_Internet_20_Link">Second Monitor Not Detected </text:a><text:a xlink:type="simple" xlink:href="https://www.freecodecamp.org/news/c-string-how-to-declare-strings-in-the-c-programming-language/" office:target-frame-name="_blank" xlink:show="new" text:style-name="Internet_20_link" text:visited-style-name="Visited_20_Internet_20_Link">How to Declare Strings in C </text:a><text:a xlink:type="simple" xlink:href="https://www.freecodecamp.org/news/what-is-len-in-python-how-to-use-the-len-function-to-find-the-length-of-a-string/" office:target-frame-name="_blank" xlink:show="new" text:style-name="Internet_20_link" text:visited-style-name="Visited_20_Internet_20_Link">How to Use .len() in Python </text:a><text:a xlink:type="simple" xlink:href="https://www.freecodecamp.org/news/python-convert-string-to-int-how-to-cast-a-string-in-python/" office:target-frame-name="_blank" xlink:show="new" text:style-name="Internet_20_link" text:visited-style-name="Visited_20_Internet_20_Link">Python Convert String to Int </text:a><text:a xlink:type="simple" xlink:href="https://www.freecodecamp.org/news/how-to-create-a-website-free-of-cost-website-builder-platform-guide/" office:target-frame-name="_blank" xlink:show="new" text:style-name="Internet_20_link" text:visited-style-name="Visited_20_Internet_20_Link">How to create a free website </text:a></text:p>
      <text:p text:style-name="P5"><text:a xlink:type="simple" xlink:href="https://www.freecodecamp.org/news/about/" office:target-frame-name="_blank" xlink:show="new" text:style-name="Internet_20_link" text:visited-style-name="Visited_20_Internet_20_Link">About </text:a><text:a xlink:type="simple" xlink:href="https://www.linkedin.com/school/free-code-camp/people/" office:target-frame-name="_blank" xlink:show="new" text:style-name="Internet_20_link" text:visited-style-name="Visited_20_Internet_20_Link">Alumni Network </text:a><text:a xlink:type="simple" xlink:href="https://github.com/freeCodeCamp/" office:target-frame-name="_blank" xlink:show="new" text:style-name="Internet_20_link" text:visited-style-name="Visited_20_Internet_20_Link">Open Source </text:a><text:a xlink:type="simple" xlink:href="https://www.freecodecamp.org/news/shop/" office:target-frame-name="_blank" xlink:show="new" text:style-name="Internet_20_link" text:visited-style-name="Visited_20_Internet_20_Link">Shop </text:a><text:a xlink:type="simple" xlink:href="https://www.freecodecamp.org/news/support/" office:target-frame-name="_blank" xlink:show="new" text:style-name="Internet_20_link" text:visited-style-name="Visited_20_Internet_20_Link">Support </text:a><text:a xlink:type="simple" xlink:href="https://www.freecodecamp.org/news/sponsors/" office:target-frame-name="_blank" xlink:show="new" text:style-name="Internet_20_link" text:visited-style-name="Visited_20_Internet_20_Link">Sponsors </text:a><text:a xlink:type="simple" xlink:href="https://www.freecodecamp.org/news/academic-honesty-policy/" office:target-frame-name="_blank" xlink:show="new" text:style-name="Internet_20_link" text:visited-style-name="Visited_20_Internet_20_Link">Academic Honesty </text:a><text:a xlink:type="simple" xlink:href="https://www.freecodecamp.org/news/code-of-conduct/" office:target-frame-name="_blank" xlink:show="new" text:style-name="Internet_20_link" text:visited-style-name="Visited_20_Internet_20_Link">Code of Conduct </text:a><text:a xlink:type="simple" xlink:href="https://www.freecodecamp.org/news/privacy-policy/" office:target-frame-name="_blank" xlink:show="new" text:style-name="Internet_20_link" text:visited-style-name="Visited_20_Internet_20_Link">Privacy Policy </text:a><text:a xlink:type="simple" xlink:href="https://www.freecodecamp.org/news/terms-of-service/" office:target-frame-name="_blank" xlink:show="new" text:style-name="Internet_20_link" text:visited-style-name="Visited_20_Internet_20_Link">Terms of Service </text:a><text:a xlink:type="simple" xlink:href="https://www.freecodecamp.org/news/copyright-policy/" office:target-frame-name="_blank" xlink:show="new" text:style-name="Internet_20_link" text:visited-style-name="Visited_20_Internet_20_Link">Copyright Policy </text:a></text:p>
      <text:p text:style-name="P1"><text:span text:style-name="T1">&lt;</text:span><text:span text:style-name="T2">input</text:span> <text:span text:style-name="T3">type</text:span>=<text:span text:style-name="T4">"number"</text:span> <text:span text:style-name="T3">name</text:span>=<text:span text:style-name="T4">"Phone"</text:span> <text:span text:style-name="T3">value</text:span>=<text:span text:style-name="T4">"Number"</text:span><text:span text:style-name="T1">&gt;&lt;</text:span><text:span text:style-name="T2">br</text:span><text:span text:style-name="T1">&gt;</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7:16:26.451708480</meta:creation-date>
    <meta:editing-duration>PT30M3S</meta:editing-duration>
    <meta:editing-cycles>3</meta:editing-cycles>
    <meta:generator>LibreOffice/7.3.6.2$Linux_X86_64 LibreOffice_project/30$Build-2</meta:generator>
    <dc:date>2022-11-02T21:43:17.116220857</dc:date>
    <meta:document-statistic meta:table-count="0" meta:image-count="48" meta:object-count="15" meta:page-count="52" meta:paragraph-count="967" meta:word-count="6715" meta:character-count="44360" meta:non-whitespace-character-count="35647"/>
  </office:meta>
</office:document-meta>
</file>